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9791in"/>
    </style:style>
    <style:style style:name="co5" style:family="table-column">
      <style:table-column-properties fo:break-before="auto" style:column-width="1.1075in"/>
    </style:style>
    <style:style style:name="co6" style:family="table-column">
      <style:table-column-properties fo:break-before="auto" style:column-width="2.8236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7217in"/>
    </style:style>
    <style:style style:name="co9" style:family="table-column">
      <style:table-column-properties fo:break-before="auto" style:column-width="0.9252in"/>
    </style:style>
    <style:style style:name="co10" style:family="table-column">
      <style:table-column-properties fo:break-before="auto" style:column-width="0.936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7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5.2972in"/>
    </style:style>
    <style:style style:name="co17" style:family="table-column">
      <style:table-column-properties fo:break-before="auto" style:column-width="4.8563in"/>
    </style:style>
    <style:style style:name="co18" style:family="table-column">
      <style:table-column-properties fo:break-before="auto" style:column-width="5.0425in"/>
    </style:style>
    <style:style style:name="co19" style:family="table-column">
      <style:table-column-properties fo:break-before="auto" style:column-width="0.9783in"/>
    </style:style>
    <style:style style:name="co20" style:family="table-column">
      <style:table-column-properties fo:break-before="auto" style:column-width="1in"/>
    </style:style>
    <style:style style:name="co21" style:family="table-column">
      <style:table-column-properties fo:break-before="auto" style:column-width="0.9465in"/>
    </style:style>
    <style:style style:name="co22" style:family="table-column">
      <style:table-column-properties fo:break-before="auto" style:column-width="0.7102in"/>
    </style:style>
    <style:style style:name="co23" style:family="table-column">
      <style:table-column-properties fo:break-before="auto" style:column-width="1.2465in"/>
    </style:style>
    <style:style style:name="co24" style:family="table-column">
      <style:table-column-properties fo:break-before="auto" style:column-width="1.0075in"/>
    </style:style>
    <style:style style:name="co25" style:family="table-column">
      <style:table-column-properties fo:break-before="auto" style:column-width="0.4965in"/>
    </style:style>
    <style:style style:name="co26" style:family="table-column">
      <style:table-column-properties fo:break-before="auto" style:column-width="5.1138in"/>
    </style:style>
    <style:style style:name="co27" style:family="table-column">
      <style:table-column-properties fo:break-before="auto" style:column-width="3.6701in"/>
    </style:style>
    <style:style style:name="co28" style:family="table-column">
      <style:table-column-properties fo:break-before="auto" style:column-width="1.6756in"/>
    </style:style>
    <style:style style:name="co29" style:family="table-column">
      <style:table-column-properties fo:break-before="auto" style:column-width="0.8898in"/>
    </style:style>
    <style:style style:name="co30" style:family="table-column">
      <style:table-column-properties fo:break-before="auto" style:column-width="1.0291in"/>
    </style:style>
    <style:style style:name="co31" style:family="table-column">
      <style:table-column-properties fo:break-before="auto" style:column-width="1.5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7252in" fo:break-before="auto" style:use-optimal-row-height="true"/>
    </style:style>
    <style:style style:name="ro4" style:family="table-row">
      <style:table-row-properties style:row-height="0.5492in" fo:break-before="auto" style:use-optimal-row-height="true"/>
    </style:style>
    <style:style style:name="ro5" style:family="table-row">
      <style:table-row-properties style:row-height="0.9016in" fo:break-before="auto" style:use-optimal-row-height="true"/>
    </style:style>
    <style:style style:name="ro6" style:family="table-row">
      <style:table-row-properties style:row-height="1.078in" fo:break-before="auto" style:use-optimal-row-height="true"/>
    </style:style>
    <style:style style:name="ro7" style:family="table-row">
      <style:table-row-properties style:row-height="1.253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47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6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64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in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middle"/>
      <style:paragraph-properties fo:text-align="start" fo:margin-left="0in"/>
      <style:text-properties fo:font-size="12pt" style:font-size-asian="12pt" style:font-size-complex="12pt"/>
    </style:style>
    <style:style style:name="ce6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in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35in 0.0035in 0.0071in" fo:background-color="#000000" style:text-align-source="fix" style:repeat-content="false" fo:border-left="none" fo:border-right="none" fo:border-top="0.99pt double #666666" style:border-line-width-top="0.0035in 0.0035in 0.0071in" style:vertical-align="top"/>
      <style:paragraph-properties fo:text-align="start" fo:margin-left="0in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>
      <style:table-cell-properties fo:background-color="#000000" fo:wrap-option="wrap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35in 0.0035in 0.0071in" fo:background-color="#000000" fo:border-left="none" fo:border-right="none" fo:border-top="0.99pt double #666666" style:border-line-width-top="0.0035in 0.0035in 0.0071in" style:vertical-align="top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8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91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93" style:family="table-cell" style:parent-style-name="Default">
      <style:text-properties fo:font-weight="normal" style:font-weight-asian="normal" style:font-weight-complex="normal"/>
    </style:style>
    <style:style style:name="ce95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in"/>
      <style:text-properties fo:color="#eeeeee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139in"/>
      <style:text-properties fo:font-size="12pt" fo:font-weight="normal" style:font-size-asian="12pt" style:font-weight-asian="normal" style:font-size-complex="12pt" style:font-weight-complex="normal"/>
    </style:style>
    <style:style style:name="ce10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in"/>
      <style:text-properties fo:color="#eeeeee" fo:font-size="12pt" fo:font-weight="normal" style:font-size-asian="12pt" style:font-weight-asian="normal" style:font-size-complex="12pt" style:font-weight-complex="normal"/>
    </style:style>
    <style:style style:name="ce59" style:family="table-cell" style:parent-style-name="Default">
      <style:table-cell-properties fo:background-color="#000000"/>
    </style:style>
    <style:style style:name="gr1" style:family="graphic" style:parent-style-name="Default">
      <style:graphic-properties draw:stroke="none" draw:fill="solid" draw:fill-color="#000000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ropDownLists.$A$2:.$A$4])" table:allow-empty-cell="true" table:display-list="unsorted" table:base-cell-address="Algorithm_Problems_log.B2">
          <table:error-message table:message-type="stop" table:display="true"/>
        </table:content-validation>
        <table:content-validation table:name="val2" table:condition="of:cell-content-is-in-list([$dropDownLists.$B$2:.$B$13])" table:allow-empty-cell="true" table:display-list="unsorted" table:base-cell-address="Algorithm_Problems_log.E2">
          <table:error-message table:message-type="stop" table:display="true"/>
        </table:content-validation>
        <table:content-validation table:name="val3" table:condition="of:cell-content-is-in-list([$dropDownLists.$C$2:.$C$41])" table:allow-empty-cell="true" table:display-list="unsorted" table:base-cell-address="Algorithm_Problems_log.F30">
          <table:error-message table:message-type="stop" table:display="true"/>
        </table:content-validation>
        <table:content-validation table:name="val4" table:condition="of:cell-content-is-in-list(&quot;Yes&quot;;&quot;No&quot;)" table:allow-empty-cell="true" table:display-list="unsorted" table:base-cell-address="Algorithm_Problems_log.G64">
          <table:error-message table:message-type="stop" table:display="true"/>
        </table:content-validation>
        <table:content-validation table:name="val5" table:condition="of:cell-content-is-decimal-number() and cell-content()&gt;0" table:allow-empty-cell="true" table:base-cell-address="Algorithm_Problems_log.H2">
          <table:error-message table:message-type="stop" table:display="true"/>
        </table:content-validation>
        <table:content-validation table:name="val6" table:condition="of:cell-content-is-in-list(&quot;Good&quot;;&quot;Average&quot;;&quot;Poor&quot;)" table:allow-empty-cell="true" table:display-list="unsorted" table:base-cell-address="Algorithm_Problems_log.I64">
          <table:error-message table:message-type="stop" table:display="true"/>
        </table:content-validation>
        <table:content-validation table:name="val7" table:condition="of:cell-content-is-in-list(&quot;Good&quot;;&quot;Average&quot;;&quot;Poor&quot;)" table:allow-empty-cell="true" table:display-list="unsorted" table:base-cell-address="Algorithm_Problems_log.J64">
          <table:error-message table:message-type="stop" table:display="true"/>
        </table:content-validation>
        <table:content-validation table:name="val8" table:condition="of:cell-content-is-decimal-number() and cell-content()&gt;=0" table:allow-empty-cell="false" table:base-cell-address="Algorithm_Problems_log.K2">
          <table:error-message table:message-type="stop" table:display="true"/>
        </table:content-validation>
        <table:content-validation table:name="val9" table:condition="of:cell-content-is-in-list(&quot;Yes&quot;;&quot;No&quot;)" table:allow-empty-cell="true" table:display-list="unsorted" table:base-cell-address="Algorithm_Problems_log.L64">
          <table:error-message table:message-type="stop" table:display="true"/>
        </table:content-validation>
        <table:content-validation table:name="val10" table:condition="of:cell-content-is-in-list(&quot;Yes&quot;;&quot;No&quot;)" table:allow-empty-cell="true" table:display-list="unsorted" table:base-cell-address="Algorithm_Problems_log.M64">
          <table:error-message table:message-type="stop" table:display="true"/>
        </table:content-validation>
        <table:content-validation table:name="val11" table:condition="of:cell-content-is-in-list(&quot;Yes&quot;;&quot;No&quot;)" table:allow-empty-cell="true" table:display-list="unsorted" table:base-cell-address="Algorithm_Problems_log.N1">
          <table:error-message table:message-type="stop" table:display="true"/>
        </table:content-validation>
        <table:content-validation table:name="val12" table:condition="of:cell-content-is-in-list(&quot;Done&quot;;&quot;To-Review&quot;)" table:allow-empty-cell="true" table:display-list="unsorted" table:base-cell-address="Algorithm_Problems_log.P1">
          <table:error-message table:message-type="stop" table:display="true"/>
        </table:content-validation>
      </table:content-validations>
      <table:table table:name="Algorithm_Problems_log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6" table:default-cell-style-name="ce38"/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54"/>
        <table:table-column table:style-name="co15" table:default-cell-style-name="ce38"/>
        <table:table-column table:style-name="co16" table:default-cell-style-name="ce63"/>
        <table:table-column table:style-name="co17" table:default-cell-style-name="ce69"/>
        <table:table-column table:style-name="co18" table:default-cell-style-name="ce78"/>
        <table:table-column table:style-name="co19" table:default-cell-style-name="ce85"/>
        <table:table-column table:style-name="co14" table:number-columns-repeated="1002" table:default-cell-style-name="ce85"/>
        <table:table-row table:style-name="ro1">
          <table:table-cell table:style-name="ce2" office:value-type="string" calcext:value-type="string">
            <text:p>No</text:p>
          </table:table-cell>
          <table:table-cell table:style-name="ce2" table:content-validation-name="val1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table:content-validation-name="val2" office:value-type="string" calcext:value-type="string">
            <text:p>Subjects</text:p>
          </table:table-cell>
          <table:table-cell table:style-name="ce2" table:content-validation-name="val3" office:value-type="string" calcext:value-type="string">
            <text:p>Pattern</text:p>
          </table:table-cell>
          <table:table-cell table:style-name="ce2" table:content-validation-name="val4" office:value-type="string" calcext:value-type="string">
            <text:p>Solved</text:p>
          </table:table-cell>
          <table:table-cell table:style-name="ce2" table:content-validation-name="val5" office:value-type="string" calcext:value-type="string">
            <text:p>Time</text:p>
          </table:table-cell>
          <table:table-cell table:style-name="ce2" table:content-validation-name="val6" office:value-type="string" calcext:value-type="string">
            <text:p>T.Cpxty</text:p>
          </table:table-cell>
          <table:table-cell table:style-name="ce2" table:content-validation-name="val7" office:value-type="string" calcext:value-type="string">
            <text:p>S.Cpxty</text:p>
          </table:table-cell>
          <table:table-cell table:style-name="ce2" table:content-validation-name="val8" office:value-type="string" calcext:value-type="string">
            <text:p>Err</text:p>
          </table:table-cell>
          <table:table-cell table:style-name="ce2" table:content-validation-name="val9" office:value-type="string" calcext:value-type="string">
            <text:p>Clarify</text:p>
          </table:table-cell>
          <table:table-cell table:style-name="ce2" table:content-validation-name="val10" office:value-type="string" calcext:value-type="string">
            <text:p>TDD</text:p>
          </table:table-cell>
          <table:table-cell table:style-name="ce2" table:content-validation-name="val11" office:value-type="string" calcext:value-type="string">
            <text:p>Anlyz</text:p>
          </table:table-cell>
          <table:table-cell table:style-name="ce2" office:value-type="string" calcext:value-type="string">
            <text:p>Score</text:p>
          </table:table-cell>
          <table:table-cell table:style-name="ce2" table:content-validation-name="val12" office:value-type="string" calcext:value-type="string">
            <text:p>Next</text:p>
          </table:table-cell>
          <table:table-cell table:style-name="ce18" office:value-type="string" calcext:value-type="string">
            <text:p>Stuggles</text:p>
          </table:table-cell>
          <table:table-cell table:style-name="ce61" office:value-type="string" calcext:value-type="string">
            <text:p>How to improve</text:p>
          </table:table-cell>
          <table:table-cell table:style-name="ce32" office:value-type="string" calcext:value-type="string">
            <text:p>Good</text:p>
          </table:table-cell>
          <table:table-cell table:style-name="ce7" office:value-type="string" calcext:value-type="string">
            <text:p>Display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8" calcext:value-type="date">
            <text:p>10/08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2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7" calcext:value-type="date">
            <text:p>10/07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3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6" calcext:value-type="date">
            <text:p>10/06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4] &lt;= TODAY(); &quot;Yes&quot;; &quot;No&quot;)" office:value-type="string" office:string-value="No" calcext:value-type="string">
            <text:p>No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2" table:content-validation-name="val1"/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4" calcext:value-type="date">
            <text:p>10/04/2024</text:p>
          </table:table-cell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style-name="ce2" table:content-validation-name="val12"/>
          <table:table-cell table:style-name="ce12" office:value-type="string" calcext:value-type="string">
            <text:p>LC- :</text:p>
            <text:p/>
          </table:table-cell>
          <table:table-cell table:style-name="ce61"/>
          <table:table-cell table:style-name="ce22"/>
          <table:table-cell table:style-name="ce39" table:formula="of:= IF([.$D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7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. Paint Fence:</text:p>
            <text:p>- Top-Down approach (59): Struggled recursive relation + base case</text:p>
            <text:p>- Buttom-Up (6):</text:p>
            <text:p/>
          </table:table-cell>
          <table:table-cell table:style-name="ce61"/>
          <table:table-cell table:style-name="ce22"/>
          <table:table-cell table:style-name="ce39" table:formula="of:= IF([.$D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13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3. Largest Unique Number:</text:p>
            <text:p>- Wasted time searching for TypeScript Set APIs</text:p>
            <text:p>- Didn’t see an issue in my solution. Thus, the error.</text:p>
            <text:p/>
          </table:table-cell>
          <table:table-cell table:style-name="ce61"/>
          <table:table-cell table:style-name="ce22"/>
          <table:table-cell table:style-name="ce39" table:formula="of:= IF([.$D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10-05" calcext:value-type="date">
            <text:p>10/0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7. Permutation in String:</text:p>
            <text:p>- Slow!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0. Convert Date to Binary:</text:p>
            <text:p/>
          </table:table-cell>
          <table:table-cell table:style-name="ce61"/>
          <table:table-cell table:style-name="ce22"/>
          <table:table-cell table:style-name="ce39" table:formula="of:= IF([.$D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89. The Two Sneaky Numbers of Digitville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" calcext:value-type="float">
            <text:p>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0. Minimum Element After Replacement With Digit Sum:</text:p>
            <text:p/>
          </table:table-cell>
          <table:table-cell table:style-name="ce61"/>
          <table:table-cell table:style-name="ce22"/>
          <table:table-cell table:style-name="ce39" table:formula="of:= IF([.$D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3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304. Find the K-th Character in String Game I:</text:p>
            <text:p/>
          </table:table-cell>
          <table:table-cell table:style-name="ce61"/>
          <table:table-cell table:style-name="ce22"/>
          <table:table-cell table:style-name="ce39" table:formula="of:= IF([.$D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9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93. Flip Game:</text:p>
            <text:p/>
          </table:table-cell>
          <table:table-cell table:style-name="ce61"/>
          <table:table-cell table:style-name="ce22"/>
          <table:table-cell table:style-name="ce39" table:formula="of:= IF([.$D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30" calcext:value-type="date">
            <text:p>09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9. Best Time to Buy and Sell Stock with Cooldown:</text:p>
            <text:p>- Top-Down approach (23): solution not optimal</text:p>
            <text:p>- Buttom-Up approach (20): solution not optimal</text:p>
            <text:p/>
          </table:table-cell>
          <table:table-cell table:style-name="ce61"/>
          <table:table-cell table:style-name="ce22"/>
          <table:table-cell table:style-name="ce39" table:formula="of:= IF([.$D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8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8" calcext:value-type="date">
            <text:p>09/2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1" calcext:value-type="float">
            <text:p>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8. Best Time to Buy and Sell Stock IV:</text:p>
            <text:p>- TopDown (38)</text:p>
            <text:p>- ButtomUp (25)</text:p>
            <text:p/>
          </table:table-cell>
          <table:table-cell table:style-name="ce61"/>
          <table:table-cell table:style-name="ce22"/>
          <table:table-cell table:style-name="ce39" table:formula="of:= IF([.$D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7" calcext:value-type="date">
            <text:p>09/2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" calcext:value-type="float">
            <text:p>2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- TopDown (24): cleaner than my previous solution</text:p>
            <text:p>- Buttom-Up (7):</text:p>
            <text:p>- I should redo it without DP solution</text:p>
            <text:p/>
          </table:table-cell>
          <table:table-cell table:style-name="ce61"/>
          <table:table-cell table:style-name="ce22"/>
          <table:table-cell table:style-name="ce39" table:formula="of:= IF([.$D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3" calcext:value-type="float">
            <text:p>3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/>
            <text:p>- Buttom-Up solution.</text:p>
            <text:p>- The problem became easy after I read the editorial.</text:p>
            <text:p/>
          </table:table-cell>
          <table:table-cell table:style-name="ce61"/>
          <table:table-cell table:style-name="ce22"/>
          <table:table-cell table:style-name="ce39" table:formula="of:= IF([.$D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24" calcext:value-type="date">
            <text:p>09/24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5" calcext:value-type="float">
            <text:p>5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: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26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2" calcext:value-type="date">
            <text:p>09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/>
          <table:table-cell table:style-name="ce2" table:content-validation-name="val7"/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26. Number of Atoms:</text:p>
            <text:p>- I was close but the problem (or my solution) has too many edge cases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=281. Zigzag Iterator: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8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4. Peeking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9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00. RLE Iterator:</text:p>
            <text:p/>
            <text:p/>
          </table:table-cell>
          <table:table-cell table:style-name="ce61"/>
          <table:table-cell table:style-name="ce22"/>
          <table:table-cell table:style-name="ce39" table:formula="of:= IF([.$D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1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21" calcext:value-type="date">
            <text:p>09/2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18. Coin Change II:</text:p>
            <text:p>- I didn’t see that it’s a 2DP problem</text:p>
            <text:p/>
            <text:p/>
          </table:table-cell>
          <table:table-cell table:style-name="ce61"/>
          <table:table-cell table:style-name="ce22"/>
          <table:table-cell table:style-name="ce39" table:formula="of:= IF([.$D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06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imul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0" calcext:value-type="float">
            <text:p>16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69. Walking Robot Simulation II:</text:p>
            <text:p>- I struggled a lot with many edge cases</text:p>
            <text:p/>
            <text:p/>
          </table:table-cell>
          <table:table-cell table:style-name="ce61"/>
          <table:table-cell table:style-name="ce22"/>
          <table:table-cell table:style-name="ce39" table:formula="of:= IF([.$D2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4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9" calcext:value-type="date">
            <text:p>09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vide-Conquer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1. Different Ways to Add Parentheses:</text:p>
            <text:p>- I wasted at least 20 minutes on massaging the input</text:p>
            <text:p>- I thought initially a backtracking problem</text:p>
            <text:p>- However I  implemented a divide-and-coquer approach</text:p>
            <text:p>- I struggled with the time complexity</text:p>
            <text:p/>
          </table:table-cell>
          <table:table-cell table:style-name="ce61" office:value-type="string" calcext:value-type="string">
            <text:p>- Difference between divide-and-coquire and backtracking</text:p>
          </table:table-cell>
          <table:table-cell table:style-name="ce22"/>
          <table:table-cell table:style-name="ce39" table:formula="of:= IF([.$D2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7" calcext:value-type="date">
            <text:p>09/1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4. Minimum Path Sum:</text:p>
            <text:p>Top-Down (17):</text:p>
            <text:p>Buttom-Up (8): </text:p>
            <text:p/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8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884. Uncommon Words from Two Sentences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0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Hash/Se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0" calcext:value-type="float">
            <text:p>4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15. Smallest Integer Divisible by K:</text:p>
            <text:p>- Slow</text:p>
            <text:p/>
          </table:table-cell>
          <table:table-cell table:style-name="ce61"/>
          <table:table-cell table:style-name="ce22" office:value-type="string" calcext:value-type="string">
            <text:p>- I attempted to solve this problem in 2019</text:p>
          </table:table-cell>
          <table:table-cell table:style-name="ce39" table:formula="of:= IF([.$D2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0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6" calcext:value-type="date">
            <text:p>09/1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6" calcext:value-type="float">
            <text:p>56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00. Longest Increasing Subsequence:</text:p>
            <text:p>Top-Down approach (56):</text:p>
            <text:p>  - I implemented my first solution after 14</text:p>
            <text:p>  - I spent  40 minutes to reajust it</text:p>
            <text:p>Buttom-Up approach (10):</text:p>
            <text:p/>
          </table:table-cell>
          <table:table-cell table:style-name="ce61"/>
          <table:table-cell table:style-name="ce22"/>
          <table:table-cell table:style-name="ce39" table:formula="of:= IF([.$D3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39. Minimum Time Difference:</text:p>
            <text:p>- I didn’t see the special case (that isn’t edgy)</text:p>
            <text:p>- I was slow</text:p>
          </table:table-cell>
          <table:table-cell table:style-name="ce61"/>
          <table:table-cell table:style-name="ce22"/>
          <table:table-cell table:style-name="ce39"/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7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5" calcext:value-type="date">
            <text:p>09/1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9. Largest Number:</text:p>
            <text:p>- I had the intuitie a soon as I read the problem</text:p>
            <text:p>- I struggled to find the comparator function</text:p>
            <text:p/>
            <text:p/>
          </table:table-cell>
          <table:table-cell table:style-name="ce61"/>
          <table:table-cell table:style-name="ce22"/>
          <table:table-cell table:style-name="ce39" table:formula="of:= IF([.$D3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37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4" calcext:value-type="date">
            <text:p>09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71. Find the Longest Substring Containing Vowels in Even Counts:</text:p>
            <text:p>- I came up with a recursive solution (50): Time Limit Exceeded</text:p>
            <text:p>- I came after with O an iterative (N^2) solution: Time Limit Exceeded</text:p>
            <text:p/>
          </table:table-cell>
          <table:table-cell table:style-name="ce61"/>
          <table:table-cell table:style-name="ce22"/>
          <table:table-cell table:style-name="ce39" table:formula="of:= IF([.$D3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41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419. Longest Subarray With Maximum Bitwise AND:</text:p>
            <text:p>- Slow!</text:p>
            <text:p/>
          </table:table-cell>
          <table:table-cell table:style-name="ce61"/>
          <table:table-cell table:style-name="ce22"/>
          <table:table-cell table:style-name="ce39" table:formula="of:= IF([.$D3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3" calcext:value-type="date">
            <text:p>09/13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9" calcext:value-type="float">
            <text:p>69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9. Word Break :</text:p>
            <text:p/>
          </table:table-cell>
          <table:table-cell table:style-name="ce61"/>
          <table:table-cell table:style-name="ce22"/>
          <table:table-cell table:style-name="ce39" table:formula="of:= IF([.$D3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31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310. XOR Queries of a Subarray:</text:p>
            <text:p/>
          </table:table-cell>
          <table:table-cell table:style-name="ce61"/>
          <table:table-cell table:style-name="ce22"/>
          <table:table-cell table:style-name="ce39" table:formula="of:= IF([.$D3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9-12" calcext:value-type="date">
            <text:p>09/1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>- Top-Down approach (80)</text:p>
            <text:p>- Buttom-Up approach (120): I really struggle with all the loops</text:p>
            <text:p/>
            <text:p>- I am still struggling with the base case and recursive relationship</text:p>
            <text:p/>
          </table:table-cell>
          <table:table-cell table:style-name="ce61"/>
          <table:table-cell table:style-name="ce22"/>
          <table:table-cell table:style-name="ce39" table:formula="of:= IF([.$D3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68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9" calcext:value-type="float">
            <text:p>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684. Count the Number of Consistent Strings:</text:p>
            <text:p/>
          </table:table-cell>
          <table:table-cell table:style-name="ce61"/>
          <table:table-cell table:style-name="ce22"/>
          <table:table-cell table:style-name="ce39" table:formula="of:= IF([.$D3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32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9" calcext:value-type="float">
            <text:p>1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2. Coin Change:</text:p>
            <text:p>Top-Down approach (19): I struggled in the base case.</text:p>
            <text:p/>
          </table:table-cell>
          <table:table-cell table:style-name="ce61"/>
          <table:table-cell table:style-name="ce22"/>
          <table:table-cell table:style-name="ce39" table:formula="of:= IF([.$D3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60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604. Design Compressed String Iterator:</text:p>
            <text:p/>
          </table:table-cell>
          <table:table-cell table:style-name="ce61"/>
          <table:table-cell table:style-name="ce22"/>
          <table:table-cell table:style-name="ce39" table:formula="of:= IF([.$D4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335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1" calcext:value-type="date">
            <text:p>09/1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2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32" calcext:value-type="float">
            <text:p>32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35. Minimum Difficulty of a Job Schedule:</text:p>
            <text:p/>
            <text:p/>
          </table:table-cell>
          <table:table-cell table:style-name="ce61"/>
          <table:table-cell table:style-name="ce22"/>
          <table:table-cell table:style-name="ce39" table:formula="of:= IF([.$D4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22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/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Bit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220. Minimum Bit Flips to Convert Number:</text:p>
            <text:p>- I was slow... </text:p>
            <text:p>- But it may be related to the fact I’ve been working for 14 hours today</text:p>
            <text:p/>
          </table:table-cell>
          <table:table-cell table:style-name="ce23" office:value-type="string" calcext:value-type="string">
            <text:p>- not yet comfortable with `&lt;&lt;` operation.</text:p>
            <text:p>- &lt;&lt; doesn’t affect the number we apply for</text:p>
            <text:p/>
          </table:table-cell>
          <table:table-cell table:style-name="ce22"/>
          <table:table-cell table:style-name="ce39" table:formula="of:= IF([.$D4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7">
          <table:table-cell table:style-name="ce1" office:value-type="string" calcext:value-type="string">
            <text:p>LC-80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10" calcext:value-type="date">
            <text:p>09/1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9" calcext:value-type="float">
            <text:p>59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08. Soup Servings:</text:p>
            <text:p>- I wasted a couple of minutes to figure out where I should I compute the probability (after each operation or after all of them?)</text:p>
            <text:p>- Top-Down approach (45): worked. </text:p>
            <text:p>   - Failed because of limited time exceeded.</text:p>
            <text:p>   - Memo didn’t help in this case because probability is 1 anyway.</text:p>
            <text:p/>
          </table:table-cell>
          <table:table-cell table:style-name="ce61" office:value-type="string" calcext:value-type="string">
            <text:p>- I should work more on probabiliy</text:p>
          </table:table-cell>
          <table:table-cell table:style-name="ce22"/>
          <table:table-cell table:style-name="ce39" table:formula="of:= IF([.$D4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0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807. Insert Greatest Common Divisors in Linked List:</text:p>
            <text:p/>
          </table:table-cell>
          <table:table-cell table:style-name="ce61" office:value-type="string" calcext:value-type="string">
            <text:p>- I should work more on how to compute the Eucledian GCD</text:p>
          </table:table-cell>
          <table:table-cell table:style-name="ce22"/>
          <table:table-cell table:style-name="ce39" table:formula="of:= IF([.$D4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1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9" calcext:value-type="date">
            <text:p>09/0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55. Number of Dice Rolls With Target Sum:</text:p>
            <text:p>Top-Down approach (23):</text:p>
            <text:p/>
          </table:table-cell>
          <table:table-cell table:style-name="ce61"/>
          <table:table-cell table:style-name="ce22"/>
          <table:table-cell table:style-name="ce39" table:formula="of:= IF([.$D4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32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rix-Spiral-Traversal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2" calcext:value-type="float">
            <text:p>4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7" calcext:value-type="float">
            <text:p>7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326. Spiral Matrix IV:</text:p>
            <text:p>- I struggled in the spiral traversal of the matrix</text:p>
            <text:p/>
          </table:table-cell>
          <table:table-cell table:style-name="ce61"/>
          <table:table-cell table:style-name="ce22"/>
          <table:table-cell table:style-name="ce39" table:formula="of:= IF([.$D4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37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80" calcext:value-type="float">
            <text:p>8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77. Combination Sum IV:</text:p>
            <text:p>- Top-Down approach: I choose subarrays to be my subproblem</text:p>
            <text:p/>
            <text:p/>
          </table:table-cell>
          <table:table-cell table:style-name="ce61" office:value-type="string" calcext:value-type="string">
            <text:p>- I should work more of combinatory calculations</text:p>
          </table:table-cell>
          <table:table-cell table:style-name="ce22"/>
          <table:table-cell table:style-name="ce39" table:formula="of:= IF([.$D4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3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8" calcext:value-type="date">
            <text:p>09/08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43. Integer Break:</text:p>
            <text:p>- Top-Down approach (47): </text:p>
            <text:p>    - I struggled with the recursive relationship</text:p>
            <text:p>    - I took 20mn to implement solution with partial recursive relations</text:p>
            <text:p>    - I needed 27mn to find the missing parts</text:p>
            <text:p>- Buttom-Up approach (15)</text:p>
          </table:table-cell>
          <table:table-cell table:style-name="ce61"/>
          <table:table-cell table:style-name="ce22"/>
          <table:table-cell table:style-name="ce39" table:formula="of:= IF([.$D4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2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25. Split Linked List in Parts:</text:p>
            <text:p/>
          </table:table-cell>
          <table:table-cell table:style-name="ce61"/>
          <table:table-cell table:style-name="ce22"/>
          <table:table-cell table:style-name="ce39" table:formula="of:= IF([.$D4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77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1" calcext:value-type="float">
            <text:p>3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70. Maximum Number of Jumps to Reach the Last Index:</text:p>
            <text:p>- Top-Down approach (31): I struggled in the base case</text:p>
            <text:p>- Button-up (11):</text:p>
            <text:p/>
          </table:table-cell>
          <table:table-cell table:style-name="ce61"/>
          <table:table-cell table:style-name="ce22"/>
          <table:table-cell table:style-name="ce39" table:formula="of:= IF([.$D5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 294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7" calcext:value-type="date">
            <text:p>09/07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5" calcext:value-type="float">
            <text:p>6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 2944. Minimum Number of Coins for Fruits:</text:p>
            <text:p>- TopDown approach (65): I struggled with the recursive relationship</text:p>
            <text:p>- Button-up (12): </text:p>
            <text:p/>
          </table:table-cell>
          <table:table-cell table:style-name="ce61"/>
          <table:table-cell table:style-name="ce34" office:value-type="string" calcext:value-type="string">
            <text:p>- I found a counter example to proof that the problem is not a </text:p>
            <text:p>Greedy problem</text:p>
          </table:table-cell>
          <table:table-cell table:style-name="ce39" table:formula="of:= IF([.$D5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3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5" calcext:value-type="float">
            <text:p>4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No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367. Linked List in Binary Tree:</text:p>
            <text:p>- Confused with the recursive solution</text:p>
            <text:p/>
          </table:table-cell>
          <table:table-cell table:style-name="ce23" office:value-type="string" calcext:value-type="string">
            <text:p>- I should work more recursive functions </text:p>
            <text:p/>
          </table:table-cell>
          <table:table-cell table:style-name="ce22"/>
          <table:table-cell table:style-name="ce39" table:formula="of:= IF([.$D5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314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147. Taking Maximum Energy From the Mystic Dungeon:</text:p>
            <text:p>- I spent 45 minutes without a clear understanding of the problem</text:p>
            <text:p/>
          </table:table-cell>
          <table:table-cell table:style-name="ce61"/>
          <table:table-cell table:style-name="ce22"/>
          <table:table-cell table:style-name="ce39" table:formula="of:= IF([.$D5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1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6" calcext:value-type="date">
            <text:p>09/06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140. Solving Questions With Brainpower:</text:p>
            <text:p>- Top-Down approach (12):</text:p>
            <text:p>- Buttom-Up approach: (8) </text:p>
            <text:p/>
          </table:table-cell>
          <table:table-cell table:style-name="ce61"/>
          <table:table-cell table:style-name="ce22"/>
          <table:table-cell table:style-name="ce39" table:formula="of:= IF([.$D5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21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Linked-List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3217. Delete Nodes From Linked List Present in Array:</text:p>
            <text:p/>
          </table:table-cell>
          <table:table-cell table:style-name="ce61"/>
          <table:table-cell table:style-name="ce22"/>
          <table:table-cell table:style-name="ce39" table:formula="of:= IF([.$D5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1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5" calcext:value-type="date">
            <text:p>09/05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13. House Robber II:</text:p>
            <text:p>- Top-Down (20): I struggled a little bit to find the base case</text:p>
            <text:p>- Buttom-up (13): </text:p>
            <text:p/>
          </table:table-cell>
          <table:table-cell table:style-name="ce61"/>
          <table:table-cell table:style-name="ce22"/>
          <table:table-cell table:style-name="ce39" table:formula="of:= IF([.$D5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3" calcext:value-type="float">
            <text:p>1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23" office:value-type="string" calcext:value-type="string">
            <text:p>LC-2028. Find Missing Observations:</text:p>
            <text:p/>
          </table:table-cell>
          <table:table-cell table:style-name="ce61"/>
          <table:table-cell table:style-name="ce22"/>
          <table:table-cell table:style-name="ce39" table:formula="of:= IF([.$D5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89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4" calcext:value-type="date">
            <text:p>09/0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nary-Search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54" calcext:value-type="float">
            <text:p>54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1. Cutting Ribbons:</text:p>
            <text:p>- I spent 54 minutes trying to solve with a DP solution</text:p>
            <text:p/>
          </table:table-cell>
          <table:table-cell table:style-name="ce61"/>
          <table:table-cell table:style-name="ce22"/>
          <table:table-cell table:style-name="ce39" table:formula="of:= IF([.$D5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87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874. Walking Robot Simulation:</text:p>
            <text:p/>
          </table:table-cell>
          <table:table-cell table:style-name="ce61"/>
          <table:table-cell table:style-name="ce22"/>
          <table:table-cell table:style-name="ce39" table:formula="of:= IF([.$D5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3. Multiply Strings:</text:p>
            <text:p/>
          </table:table-cell>
          <table:table-cell table:style-name="ce61"/>
          <table:table-cell table:style-name="ce22"/>
          <table:table-cell table:style-name="ce39" table:formula="of:= IF([.$D6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3" calcext:value-type="date">
            <text:p>09/03/2024</text:p>
          </table:table-cell>
          <table:table-cell table:style-name="ce2" table:content-validation-name="val2" office:value-type="string" calcext:value-type="string">
            <text:p>N/A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6" calcext:value-type="float">
            <text:p>1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. Reverse Integer:</text:p>
            <text:p/>
          </table:table-cell>
          <table:table-cell table:style-name="ce61"/>
          <table:table-cell table:style-name="ce22"/>
          <table:table-cell table:style-name="ce39" table:formula="of:= IF([.$D6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1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9" calcext:value-type="float">
            <text:p>89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38. Shopping Offers:</text:p>
            <text:p>- I came up with a recursive solution (without memoization)</text:p>
            <text:p/>
            <text:p/>
          </table:table-cell>
          <table:table-cell table:style-name="ce61"/>
          <table:table-cell table:style-name="ce22"/>
          <table:table-cell table:style-name="ce39" table:formula="of:= IF([.$D6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94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45. Sum of Digits of String After Convert:</text:p>
            <text:p/>
          </table:table-cell>
          <table:table-cell table:style-name="ce61"/>
          <table:table-cell table:style-name="ce22"/>
          <table:table-cell table:style-name="ce39" table:formula="of:= IF([.$D6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22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2" calcext:value-type="date">
            <text:p>09/0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66" calcext:value-type="float">
            <text:p>166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5" calcext:value-type="float">
            <text:p>5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1. Maximal Square:</text:p>
            <text:p>- I wasted 45 minutes because I thought it’s about rectangles</text:p>
            <text:p>- I struggled to find the recursive relationship</text:p>
            <text:p>- I didn’t event find the states.</text:p>
            <text:p/>
            <text:p/>
          </table:table-cell>
          <table:table-cell table:style-name="ce61"/>
          <table:table-cell table:style-name="ce22"/>
          <table:table-cell table:style-name="ce39" table:formula="of:= IF([.$D6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189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894. Find the Student that Will Replace the Chalk:</text:p>
            <text:p/>
          </table:table-cell>
          <table:table-cell table:style-name="ce61"/>
          <table:table-cell table:style-name="ce22"/>
          <table:table-cell table:style-name="ce39" table:formula="of:= IF([.$D6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143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9-01" calcext:value-type="date">
            <text:p>09/0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-String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2" calcext:value-type="float">
            <text:p>2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143. Longest Common Subsequence:</text:p>
            <text:p>- Top-Dowm approach was easier</text:p>
            <text:p>- Buttom-Up approach: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6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56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7" calcext:value-type="float">
            <text:p>3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66. Reshape the Matrix:</text:p>
            <text:p>- I wanted first to use “.slice” method as in the previous problem.</text:p>
            <text:p>- It turned out the approach was complex as it requires module, etc.</text:p>
            <text:p>- It came up then with a much simpler approach</text:p>
            <text:p/>
          </table:table-cell>
          <table:table-cell table:style-name="ce61"/>
          <table:table-cell table:style-name="ce22"/>
          <table:table-cell table:style-name="ce39" table:formula="of:= IF([.$D6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0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022. Convert 1D Array Into 2D Array:</text:p>
            <text:p/>
          </table:table-cell>
          <table:table-cell table:style-name="ce61"/>
          <table:table-cell table:style-name="ce22"/>
          <table:table-cell table:style-name="ce39" table:formula="of:= IF([.$D6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770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1" calcext:value-type="date">
            <text:p>08/31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05" calcext:value-type="float">
            <text:p>10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770. Maximum Score from Performing Multiplication Operations:</text:p>
            <text:p>- Buttom-Up approach: It’s still not clear</text:p>
            <text:p>- Top-Down approach: </text:p>
            <text:p/>
            <text:p/>
          </table:table-cell>
          <table:table-cell table:style-name="ce61"/>
          <table:table-cell table:style-name="ce22"/>
          <table:table-cell table:style-name="ce39" table:formula="of:= IF([.$D6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4" calcext:value-type="float">
            <text:p>10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740. Delete and Earn:</text:p>
            <text:p>- Bottom-Up: Struggled with the recursive relationship</text:p>
            <text:p>- Top-Down: </text:p>
            <text:p/>
          </table:table-cell>
          <table:table-cell table:style-name="ce61"/>
          <table:table-cell table:style-name="ce22"/>
          <table:table-cell table:style-name="ce39" table:formula="of:= IF([.$D7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13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137. N-th Tribonacci Number:</text:p>
            <text:p>Buttom-up (5 minutes): easy</text:p>
            <text:p>Top-Down (3 minutes): easy </text:p>
            <text:p/>
          </table:table-cell>
          <table:table-cell table:style-name="ce61"/>
          <table:table-cell table:style-name="ce22"/>
          <table:table-cell table:style-name="ce39" table:formula="of:= IF([.$D7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6">
          <table:table-cell table:style-name="ce1" office:value-type="string" calcext:value-type="string">
            <text:p>LC-74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Min-Max-Path-to-Reach-Target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7" calcext:value-type="float">
            <text:p>1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46. Min Cost Climbing Stairs:</text:p>
            <text:p>- Buttom-Up approach (15 minutes): I struggled with the recursive relationship</text:p>
            <text:p>- Top-Down approach (17 minutes): I stuggled with the base cases</text:p>
            <text:p/>
            <text:p/>
          </table:table-cell>
          <table:table-cell table:style-name="ce61"/>
          <table:table-cell table:style-name="ce22"/>
          <table:table-cell table:style-name="ce39" table:formula="of:= IF([.$D7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ecision-Ma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98. House Robber:</text:p>
            <text:p>- The buttom-up was easy</text:p>
            <text:p>- I struggled with top-down approach base case</text:p>
            <text:p/>
            <text:p/>
          </table:table-cell>
          <table:table-cell table:style-name="ce61"/>
          <table:table-cell table:style-name="ce22"/>
          <table:table-cell table:style-name="ce39" table:formula="of:= IF([.$D7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30" calcext:value-type="date">
            <text:p>08/30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istinct-Ways 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0" calcext:value-type="float">
            <text:p>1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70. Climbing Stairs:</text:p>
            <text:p>- Implemented both approach buttom-up and top-down</text:p>
            <text:p/>
            <text:p/>
          </table:table-cell>
          <table:table-cell table:style-name="ce61"/>
          <table:table-cell table:style-name="ce22"/>
          <table:table-cell table:style-name="ce39" table:formula="of:= IF([.$D7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9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8" calcext:value-type="date">
            <text:p>08/28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11" table:content-validation-name="val3" office:value-type="string" calcext:value-type="string">
            <text:p>BFS</text:p>
            <text:p>Union-Find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40" calcext:value-type="float">
            <text:p>24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905. Count Sub Islands:</text:p>
            <text:p>- My solution was too complex</text:p>
            <text:p/>
            <text:p/>
          </table:table-cell>
          <table:table-cell table:style-name="ce61"/>
          <table:table-cell table:style-name="ce22"/>
          <table:table-cell table:style-name="ce39" table:formula="of:= IF([.$D7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51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7" calcext:value-type="date">
            <text:p>08/27/2024</text:p>
          </table:table-cell>
          <table:table-cell table:style-name="ce2" table:content-validation-name="val2" office:value-type="string" calcext:value-type="string">
            <text:p>Graph</text:p>
          </table:table-cell>
          <table:table-cell table:style-name="ce2" table:content-validation-name="val3" office:value-type="string" calcext:value-type="string">
            <text:p>Shortest-P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514. Path with Maximum Probability:</text:p>
            <text:p>- Slow because of implementation of Heap with TS</text:p>
            <text:p/>
            <text:p/>
          </table:table-cell>
          <table:table-cell table:style-name="ce61"/>
          <table:table-cell table:style-name="ce22"/>
          <table:table-cell table:style-name="ce39" table:formula="of:= IF([.$D7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90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6" calcext:value-type="date">
            <text:p>08/26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BFS/DF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0. N-ary Tree Postorder Traversal:</text:p>
            <text:p>- I solved it recursively</text:p>
            <text:p/>
            <text:p/>
          </table:table-cell>
          <table:table-cell table:style-name="ce61"/>
          <table:table-cell table:style-name="ce22"/>
          <table:table-cell table:style-name="ce39" table:formula="of:= IF([.$D7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1" calcext:value-type="float">
            <text:p>4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/>
            <text:p/>
          </table:table-cell>
          <table:table-cell table:style-name="ce61"/>
          <table:table-cell table:style-name="ce22"/>
          <table:table-cell table:style-name="ce39" table:formula="of:= IF([.$D7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4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5" calcext:value-type="date">
            <text:p>08/25/2024</text:p>
          </table:table-cell>
          <table:table-cell table:style-name="ce2" table:content-validation-name="val2" office:value-type="string" calcext:value-type="string">
            <text:p>DFS</text:p>
          </table:table-cell>
          <table:table-cell table:style-name="ce2" table:content-validation-name="val3" office:value-type="string" calcext:value-type="string">
            <text:p>Stack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5. Binary Tree Postorder Traversal:</text:p>
            <text:p>- I came up with the iterative approach</text:p>
            <text:p/>
            <text:p/>
          </table:table-cell>
          <table:table-cell table:style-name="ce61"/>
          <table:table-cell table:style-name="ce22"/>
          <table:table-cell table:style-name="ce39" table:formula="of:= IF([.$D7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75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5" calcext:value-type="float">
            <text:p>75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58. Bold Words in String:</text:p>
            <text:p>- I came up with a complex solution with intervals, and merge intervals</text:p>
            <text:p/>
            <text:p/>
          </table:table-cell>
          <table:table-cell table:style-name="ce61"/>
          <table:table-cell table:style-name="ce22"/>
          <table:table-cell table:style-name="ce39" table:formula="of:= IF([.$D8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86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6. Reverse Words in a String II:</text:p>
            <text:p/>
            <text:p>- I didnt see the solution until I saw the idea</text:p>
            <text:p/>
            <text:p/>
          </table:table-cell>
          <table:table-cell table:style-name="ce61"/>
          <table:table-cell table:style-name="ce22"/>
          <table:table-cell table:style-name="ce39" table:formula="of:= IF([.$D8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51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4" calcext:value-type="date">
            <text:p>08/2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" calcext:value-type="float">
            <text:p>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51. Reverse Words in a String:</text:p>
            <text:p/>
            <text:p/>
          </table:table-cell>
          <table:table-cell table:style-name="ce61"/>
          <table:table-cell table:style-name="ce22"/>
          <table:table-cell table:style-name="ce39" table:formula="of:= IF([.$D8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6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4" calcext:value-type="float">
            <text:p>7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40. Solve the Equation:</text:p>
            <text:p>- I struggled to find the simplest way to loop through a string and identify numbe/operations, etc.</text:p>
            <text:p/>
            <text:p/>
          </table:table-cell>
          <table:table-cell table:style-name="ce61"/>
          <table:table-cell table:style-name="ce22"/>
          <table:table-cell table:style-name="ce39" table:formula="of:= IF([.$D8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3" calcext:value-type="date">
            <text:p>08/2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3" calcext:value-type="float">
            <text:p>7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92. Fraction Addition and Subtraction</text:p>
            <text:p>- Too slow</text:p>
            <text:p/>
            <text:p/>
          </table:table-cell>
          <table:table-cell table:style-name="ce61"/>
          <table:table-cell table:style-name="ce22"/>
          <table:table-cell table:style-name="ce39" table:formula="of:= IF([.$D8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8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Rotation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89. Rotate Array :</text:p>
            <text:p>- I struggled</text:p>
            <text:p/>
            <text:p/>
          </table:table-cell>
          <table:table-cell table:style-name="ce61"/>
          <table:table-cell table:style-name="ce22"/>
          <table:table-cell table:style-name="ce39" table:formula="of:= IF([.$D8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3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18" calcext:value-type="float">
            <text:p>18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38. Count and Say:</text:p>
            <text:p/>
          </table:table-cell>
          <table:table-cell table:style-name="ce61"/>
          <table:table-cell table:style-name="ce22"/>
          <table:table-cell table:style-name="ce39" table:formula="of:= IF([.$D8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09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8" calcext:value-type="float">
            <text:p>3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11" calcext:value-type="float">
            <text:p>11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09. Minimum Size Subarray Sum:</text:p>
            <text:p>- I jumped into the solution before I fully understand the problem</text:p>
            <text:p/>
            <text:p/>
          </table:table-cell>
          <table:table-cell table:style-name="ce61"/>
          <table:table-cell table:style-name="ce22"/>
          <table:table-cell table:style-name="ce39" table:formula="of:= IF([.$D8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8" calcext:value-type="float">
            <text:p>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67. Two Sum II - Input Array Is Sorted:</text:p>
            <text:p/>
            <text:p/>
          </table:table-cell>
          <table:table-cell table:style-name="ce61"/>
          <table:table-cell table:style-name="ce22"/>
          <table:table-cell table:style-name="ce39" table:formula="of:= IF([.$D8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54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1. Reverse String II:</text:p>
            <text:p>- My approach was not the simplest</text:p>
            <text:p/>
          </table:table-cell>
          <table:table-cell table:style-name="ce61"/>
          <table:table-cell table:style-name="ce22"/>
          <table:table-cell table:style-name="ce39" table:formula="of:= IF([.$D8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>
          <table:table-cell table:style-name="ce1" office:value-type="string" calcext:value-type="string">
            <text:p>LC-34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" calcext:value-type="float">
            <text:p>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2" office:value-type="string" calcext:value-type="string">
            <text:p>LC-344. Reverse String</text:p>
          </table:table-cell>
          <table:table-cell table:style-name="ce61"/>
          <table:table-cell table:style-name="ce22"/>
          <table:table-cell table:style-name="ce39" table:formula="of:= IF([.$D9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4" calcext:value-type="float">
            <text:p>14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4. Longest Common Prefix:</text:p>
            <text:p>- Missed an edge case</text:p>
            <text:p/>
          </table:table-cell>
          <table:table-cell table:style-name="ce61"/>
          <table:table-cell table:style-name="ce22"/>
          <table:table-cell table:style-name="ce39" table:formula="of:= IF([.$D9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2] &lt;&gt; &quot;Yes&quot;;-20;0) + IF([.$H92] &gt; 45;-20;0) + IF(AND([.$H92] &gt; 30; [.$H92] &lt;= 45);-8;0) + IF(AND([.$H92] &gt; 20; [.$H92] &lt;= 30);-3.5;0) + IF([.$K92] = 1;-5;0) + IF([.$K92] = 2;-10;0) + IF([.$K92] &gt; 2;-20;0) + IF([.$I92] = &quot;Avg&quot;;-3;0) + IF([.$I92] = &quot;Poor&quot;;-6;0) + IF([.$J92] = &quot;Avg&quot;;-2;0) + IF([.$J92] = &quot;Poor&quot;;-4;0) + IF([.$L92] &lt;&gt; &quot;Yes&quot;;-1;0) + IF([.$M92] &lt;&gt; &quot;Yes&quot;;-2;0) + IF([.$N9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28. Find the Index of the First Occurrence in a String:</text:p>
            <text:p/>
          </table:table-cell>
          <table:table-cell table:style-name="ce61"/>
          <table:table-cell table:style-name="ce22"/>
          <table:table-cell table:style-name="ce39" table:formula="of:= IF([.$D9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7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2" calcext:value-type="date">
            <text:p>08/2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3] &lt;&gt; &quot;Yes&quot;;-20;0) + IF([.$H93] &gt; 45;-20;0) + IF(AND([.$H93] &gt; 30; [.$H93] &lt;= 45);-8;0) + IF(AND([.$H93] &gt; 20; [.$H93] &lt;= 30);-3.5;0) + IF([.$K93] = 1;-5;0) + IF([.$K93] = 2;-10;0) + IF([.$K93] &gt; 2;-20;0) + IF([.$I93] = &quot;Avg&quot;;-3;0) + IF([.$I93] = &quot;Poor&quot;;-6;0) + IF([.$J93] = &quot;Avg&quot;;-2;0) + IF([.$J93] = &quot;Poor&quot;;-4;0) + IF([.$L93] &lt;&gt; &quot;Yes&quot;;-1;0) + IF([.$M93] &lt;&gt; &quot;Yes&quot;;-2;0) + IF([.$N9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76. Number Complement:</text:p>
            <text:p>- Slow because unfamilliarity with bitwise operation in TypeScript</text:p>
            <text:p/>
          </table:table-cell>
          <table:table-cell table:style-name="ce61"/>
          <table:table-cell table:style-name="ce22"/>
          <table:table-cell table:style-name="ce39" table:formula="of:= IF([.$D9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4] &lt;&gt; &quot;Yes&quot;;-20;0) + IF([.$H94] &gt; 45;-20;0) + IF(AND([.$H94] &gt; 30; [.$H94] &lt;= 45);-8;0) + IF(AND([.$H94] &gt; 20; [.$H94] &lt;= 30);-3.5;0) + IF([.$K94] = 1;-5;0) + IF([.$K94] = 2;-10;0) + IF([.$K94] &gt; 2;-20;0) + IF([.$I94] = &quot;Avg&quot;;-3;0) + IF([.$I94] = &quot;Poor&quot;;-6;0) + IF([.$J94] = &quot;Avg&quot;;-2;0) + IF([.$J94] = &quot;Poor&quot;;-4;0) + IF([.$L94] &lt;&gt; &quot;Yes&quot;;-1;0) + IF([.$M94] &lt;&gt; &quot;Yes&quot;;-2;0) + IF([.$N94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7. Add Binary:</text:p>
            <text:p>- Too slow</text:p>
            <text:p/>
          </table:table-cell>
          <table:table-cell table:style-name="ce61"/>
          <table:table-cell table:style-name="ce22"/>
          <table:table-cell table:style-name="ce39" table:formula="of:= IF([.$D9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9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120" calcext:value-type="float">
            <text:p>12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99" calcext:value-type="float">
            <text:p>99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5] &lt;&gt; &quot;Yes&quot;;-20;0) + IF([.$H95] &gt; 45;-20;0) + IF(AND([.$H95] &gt; 30; [.$H95] &lt;= 45);-8;0) + IF(AND([.$H95] &gt; 20; [.$H95] &lt;= 30);-3.5;0) + IF([.$K95] = 1;-5;0) + IF([.$K95] = 2;-10;0) + IF([.$K95] &gt; 2;-20;0) + IF([.$I95] = &quot;Avg&quot;;-3;0) + IF([.$I95] = &quot;Poor&quot;;-6;0) + IF([.$J95] = &quot;Avg&quot;;-2;0) + IF([.$J95] = &quot;Poor&quot;;-4;0) + IF([.$L95] &lt;&gt; &quot;Yes&quot;;-1;0) + IF([.$M95] &lt;&gt; &quot;Yes&quot;;-2;0) + IF([.$N95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98. Diagonal Traverse:</text:p>
            <text:p>- I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5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21" calcext:value-type="date">
            <text:p>08/21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0" calcext:value-type="float">
            <text:p>3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6] &lt;&gt; &quot;Yes&quot;;-20;0) + IF([.$H96] &gt; 45;-20;0) + IF(AND([.$H96] &gt; 30; [.$H96] &lt;= 45);-8;0) + IF(AND([.$H96] &gt; 20; [.$H96] &lt;= 30);-3.5;0) + IF([.$K96] = 1;-5;0) + IF([.$K96] = 2;-10;0) + IF([.$K96] &gt; 2;-20;0) + IF([.$I96] = &quot;Avg&quot;;-3;0) + IF([.$I96] = &quot;Poor&quot;;-6;0) + IF([.$J96] = &quot;Avg&quot;;-2;0) + IF([.$J96] = &quot;Poor&quot;;-4;0) + IF([.$L96] &lt;&gt; &quot;Yes&quot;;-1;0) + IF([.$M96] &lt;&gt; &quot;Yes&quot;;-2;0) + IF([.$N96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54. Spiral Matrix:</text:p>
            <text:p/>
            <text:p>- I really struggled with the edge cases</text:p>
            <text:p/>
          </table:table-cell>
          <table:table-cell table:style-name="ce61"/>
          <table:table-cell table:style-name="ce22"/>
          <table:table-cell table:style-name="ce39" table:formula="of:= IF([.$D9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56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" calcext:value-type="float">
            <text:p>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7] &lt;&gt; &quot;Yes&quot;;-20;0) + IF([.$H97] &gt; 45;-20;0) + IF(AND([.$H97] &gt; 30; [.$H97] &lt;= 45);-8;0) + IF(AND([.$H97] &gt; 20; [.$H97] &lt;= 30);-3.5;0) + IF([.$K97] = 1;-5;0) + IF([.$K97] = 2;-10;0) + IF([.$K97] &gt; 2;-20;0) + IF([.$I97] = &quot;Avg&quot;;-3;0) + IF([.$I97] = &quot;Poor&quot;;-6;0) + IF([.$J97] = &quot;Avg&quot;;-2;0) + IF([.$J97] = &quot;Poor&quot;;-4;0) + IF([.$L97] &lt;&gt; &quot;Yes&quot;;-1;0) + IF([.$M97] &lt;&gt; &quot;Yes&quot;;-2;0) + IF([.$N9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561. Array Partition:</text:p>
            <text:p/>
          </table:table-cell>
          <table:table-cell table:style-name="ce61"/>
          <table:table-cell table:style-name="ce22"/>
          <table:table-cell table:style-name="ce39" table:formula="of:= IF([.$D9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6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5" calcext:value-type="float">
            <text:p>3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8] &lt;&gt; &quot;Yes&quot;;-20;0) + IF([.$H98] &gt; 45;-20;0) + IF(AND([.$H98] &gt; 30; [.$H98] &lt;= 45);-8;0) + IF(AND([.$H98] &gt; 20; [.$H98] &lt;= 30);-3.5;0) + IF([.$K98] = 1;-5;0) + IF([.$K98] = 2;-10;0) + IF([.$K98] &gt; 2;-20;0) + IF([.$I98] = &quot;Avg&quot;;-3;0) + IF([.$I98] = &quot;Poor&quot;;-6;0) + IF([.$J98] = &quot;Avg&quot;;-2;0) + IF([.$J98] = &quot;Poor&quot;;-4;0) + IF([.$L98] &lt;&gt; &quot;Yes&quot;;-1;0) + IF([.$M98] &lt;&gt; &quot;Yes&quot;;-2;0) + IF([.$N98] &lt;&gt; &quot;Yes&quot;;-2;0))" office:value-type="float" office:value="12" calcext:value-type="float">
            <text:p>1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67. Reorganize String:</text:p>
            <text:p>- I wasted sometime because I jumped too quicly into the solution</text:p>
            <text:p/>
          </table:table-cell>
          <table:table-cell table:style-name="ce61"/>
          <table:table-cell table:style-name="ce22"/>
          <table:table-cell table:style-name="ce39" table:formula="of:= IF([.$D9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65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9" calcext:value-type="date">
            <text:p>08/19/2024</text:p>
          </table:table-cell>
          <table:table-cell table:style-name="ce2" table:content-validation-name="val2" office:value-type="string" calcext:value-type="string">
            <text:p>DP</text:p>
          </table:table-cell>
          <table:table-cell table:style-name="ce2" table:content-validation-name="val3" office:value-type="string" calcext:value-type="string">
            <text:p>D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8" calcext:value-type="float">
            <text:p>5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99] &lt;&gt; &quot;Yes&quot;;-20;0) + IF([.$H99] &gt; 45;-20;0) + IF(AND([.$H99] &gt; 30; [.$H99] &lt;= 45);-8;0) + IF(AND([.$H99] &gt; 20; [.$H99] &lt;= 30);-3.5;0) + IF([.$K99] = 1;-5;0) + IF([.$K99] = 2;-10;0) + IF([.$K99] &gt; 2;-20;0) + IF([.$I99] = &quot;Avg&quot;;-3;0) + IF([.$I99] = &quot;Poor&quot;;-6;0) + IF([.$J99] = &quot;Avg&quot;;-2;0) + IF([.$J99] = &quot;Poor&quot;;-4;0) + IF([.$L99] &lt;&gt; &quot;Yes&quot;;-1;0) + IF([.$M99] &lt;&gt; &quot;Yes&quot;;-2;0) + IF([.$N99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50. 2 Keys Keyboard:</text:p>
            <text:p>- I came up with a buttom up approach</text:p>
            <text:p/>
          </table:table-cell>
          <table:table-cell table:style-name="ce61"/>
          <table:table-cell table:style-name="ce22"/>
          <table:table-cell table:style-name="ce39" table:formula="of:= IF([.$D9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4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0] &lt;&gt; &quot;Yes&quot;;-20;0) + IF([.$H100] &gt; 45;-20;0) + IF(AND([.$H100] &gt; 30; [.$H100] &lt;= 45);-8;0) + IF(AND([.$H100] &gt; 20; [.$H100] &lt;= 30);-3.5;0) + IF([.$K100] = 1;-5;0) + IF([.$K100] = 2;-10;0) + IF([.$K100] &gt; 2;-20;0) + IF([.$I100] = &quot;Avg&quot;;-3;0) + IF([.$I100] = &quot;Poor&quot;;-6;0) + IF([.$J100] = &quot;Avg&quot;;-2;0) + IF([.$J100] = &quot;Poor&quot;;-4;0) + IF([.$L100] &lt;&gt; &quot;Yes&quot;;-1;0) + IF([.$M100] &lt;&gt; &quot;Yes&quot;;-2;0) + IF([.$N100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47. Largest Number At Least Twice of Others:</text:p>
            <text:p>- I missed an edge case</text:p>
            <text:p/>
          </table:table-cell>
          <table:table-cell table:style-name="ce61"/>
          <table:table-cell table:style-name="ce22"/>
          <table:table-cell table:style-name="ce39" table:formula="of:= IF([.$D10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72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Prefix-Sum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1" calcext:value-type="float">
            <text:p>11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1] &lt;&gt; &quot;Yes&quot;;-20;0) + IF([.$H101] &gt; 45;-20;0) + IF(AND([.$H101] &gt; 30; [.$H101] &lt;= 45);-8;0) + IF(AND([.$H101] &gt; 20; [.$H101] &lt;= 30);-3.5;0) + IF([.$K101] = 1;-5;0) + IF([.$K101] = 2;-10;0) + IF([.$K101] &gt; 2;-20;0) + IF([.$I101] = &quot;Avg&quot;;-3;0) + IF([.$I101] = &quot;Poor&quot;;-6;0) + IF([.$J101] = &quot;Avg&quot;;-2;0) + IF([.$J101] = &quot;Poor&quot;;-4;0) + IF([.$L101] &lt;&gt; &quot;Yes&quot;;-1;0) + IF([.$M101] &lt;&gt; &quot;Yes&quot;;-2;0) + IF([.$N10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Largest Number At Least Twice of Others:</text:p>
            <text:p>- I solved it with prefix and suffix sum arrays O(n) space complexity</text:p>
            <text:p>- We could have solved it with an O(1) space complexity</text:p>
            <text:p/>
          </table:table-cell>
          <table:table-cell table:style-name="ce61"/>
          <table:table-cell table:style-name="ce22"/>
          <table:table-cell table:style-name="ce39" table:formula="of:= IF([.$D10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6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8" calcext:value-type="date">
            <text:p>08/18/2024</text:p>
          </table:table-cell>
          <table:table-cell table:style-name="ce2" table:content-validation-name="val2" office:value-type="string" calcext:value-type="string">
            <text:p>Queue/Stack</text:p>
          </table:table-cell>
          <table:table-cell table:style-name="ce2" table:content-validation-name="val3" office:value-type="string" calcext:value-type="string">
            <text:p>Queu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2] &lt;&gt; &quot;Yes&quot;;-20;0) + IF([.$H102] &gt; 45;-20;0) + IF(AND([.$H102] &gt; 30; [.$H102] &lt;= 45);-8;0) + IF(AND([.$H102] &gt; 20; [.$H102] &lt;= 30);-3.5;0) + IF([.$K102] = 1;-5;0) + IF([.$K102] = 2;-10;0) + IF([.$K102] &gt; 2;-20;0) + IF([.$I102] = &quot;Avg&quot;;-3;0) + IF([.$I102] = &quot;Poor&quot;;-6;0) + IF([.$J102] = &quot;Avg&quot;;-2;0) + IF([.$J102] = &quot;Poor&quot;;-4;0) + IF([.$L102] &lt;&gt; &quot;Yes&quot;;-1;0) + IF([.$M102] &lt;&gt; &quot;Yes&quot;;-2;0) + IF([.$N102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4. Ugly Number II:</text:p>
            <text:p>- I solved it with a priority queue</text:p>
            <text:p>- I could have solved it with 3 queues</text:p>
            <text:p/>
          </table:table-cell>
          <table:table-cell table:style-name="ce61"/>
          <table:table-cell table:style-name="ce22"/>
          <table:table-cell table:style-name="ce39" table:formula="of:= IF([.$D10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45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liding-Window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8" calcext:value-type="float">
            <text:p>2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No</text:p>
          </table:table-cell>
          <table:table-cell table:formula="of:= MAX(0; 20 + IF([.$G103] &lt;&gt; &quot;Yes&quot;;-20;0) + IF([.$H103] &gt; 45;-20;0) + IF(AND([.$H103] &gt; 30; [.$H103] &lt;= 45);-8;0) + IF(AND([.$H103] &gt; 20; [.$H103] &lt;= 30);-3.5;0) + IF([.$K103] = 1;-5;0) + IF([.$K103] = 2;-10;0) + IF([.$K103] &gt; 2;-20;0) + IF([.$I103] = &quot;Avg&quot;;-3;0) + IF([.$I103] = &quot;Poor&quot;;-6;0) + IF([.$J103] = &quot;Avg&quot;;-2;0) + IF([.$J103] = &quot;Poor&quot;;-4;0) + IF([.$L103] &lt;&gt; &quot;Yes&quot;;-1;0) + IF([.$M103] &lt;&gt; &quot;Yes&quot;;-2;0) + IF([.$N103] &lt;&gt; &quot;Yes&quot;;-2;0))" office:value-type="float" office:value="14.5" calcext:value-type="float">
            <text:p>14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59. Repeated Substring Pattern:</text:p>
            <text:p>- I came up with a Sliding window pattern solution</text:p>
            <text:p>- Too complex though</text:p>
            <text:p/>
            <text:p/>
          </table:table-cell>
          <table:table-cell table:style-name="ce61"/>
          <table:table-cell table:style-name="ce22"/>
          <table:table-cell table:style-name="ce39" table:formula="of:= IF([.$D10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87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33" calcext:value-type="float">
            <text:p>3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2" calcext:value-type="float">
            <text:p>2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4] &lt;&gt; &quot;Yes&quot;;-20;0) + IF([.$H104] &gt; 45;-20;0) + IF(AND([.$H104] &gt; 30; [.$H104] &lt;= 45);-8;0) + IF(AND([.$H104] &gt; 20; [.$H104] &lt;= 30);-3.5;0) + IF([.$K104] = 1;-5;0) + IF([.$K104] = 2;-10;0) + IF([.$K104] &gt; 2;-20;0) + IF([.$I104] = &quot;Avg&quot;;-3;0) + IF([.$I104] = &quot;Poor&quot;;-6;0) + IF([.$J104] = &quot;Avg&quot;;-2;0) + IF([.$J104] = &quot;Poor&quot;;-4;0) + IF([.$L104] &lt;&gt; &quot;Yes&quot;;-1;0) + IF([.$M104] &lt;&gt; &quot;Yes&quot;;-2;0) + IF([.$N104] &lt;&gt; &quot;Yes&quot;;-2;0))" office:value-type="float" office:value="2" calcext:value-type="float">
            <text:p>2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87. Max Consecutive Ones II:</text:p>
            <text:p>- Quickly saw the two-pointer pattern</text:p>
            <text:p>- My solution was too complex though</text:p>
            <text:p/>
          </table:table-cell>
          <table:table-cell table:style-name="ce61"/>
          <table:table-cell table:style-name="ce22"/>
          <table:table-cell table:style-name="ce39" table:formula="of:= IF([.$D10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2" calcext:value-type="float">
            <text:p>2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5] &lt;&gt; &quot;Yes&quot;;-20;0) + IF([.$H105] &gt; 45;-20;0) + IF(AND([.$H105] &gt; 30; [.$H105] &lt;= 45);-8;0) + IF(AND([.$H105] &gt; 20; [.$H105] &lt;= 30);-3.5;0) + IF([.$K105] = 1;-5;0) + IF([.$K105] = 2;-10;0) + IF([.$K105] &gt; 2;-20;0) + IF([.$I105] = &quot;Avg&quot;;-3;0) + IF([.$I105] = &quot;Poor&quot;;-6;0) + IF([.$J105] = &quot;Avg&quot;;-2;0) + IF([.$J105] = &quot;Poor&quot;;-4;0) + IF([.$L105] &lt;&gt; &quot;Yes&quot;;-1;0) + IF([.$M105] &lt;&gt; &quot;Yes&quot;;-2;0) + IF([.$N10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</text:p>
            <text:p/>
          </table:table-cell>
          <table:table-cell table:style-name="ce61"/>
          <table:table-cell table:style-name="ce22"/>
          <table:table-cell table:style-name="ce39" table:formula="of:= IF([.$D10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/Count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3" calcext:value-type="float">
            <text:p>23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6] &lt;&gt; &quot;Yes&quot;;-20;0) + IF([.$H106] &gt; 45;-20;0) + IF(AND([.$H106] &gt; 30; [.$H106] &lt;= 45);-8;0) + IF(AND([.$H106] &gt; 20; [.$H106] &lt;= 30);-3.5;0) + IF([.$K106] = 1;-5;0) + IF([.$K106] = 2;-10;0) + IF([.$K106] &gt; 2;-20;0) + IF([.$I106] = &quot;Avg&quot;;-3;0) + IF([.$I106] = &quot;Poor&quot;;-6;0) + IF([.$J106] = &quot;Avg&quot;;-2;0) + IF([.$J106] = &quot;Poor&quot;;-4;0) + IF([.$L106] &lt;&gt; &quot;Yes&quot;;-1;0) + IF([.$M106] &lt;&gt; &quot;Yes&quot;;-2;0) + IF([.$N106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48. Find All Numbers Disappeared in an Array:</text:p>
            <text:p>- Time O(n) + Space O(1)</text:p>
            <text:p/>
            <text:p/>
          </table:table-cell>
          <table:table-cell table:style-name="ce61"/>
          <table:table-cell table:style-name="ce22"/>
          <table:table-cell table:style-name="ce39" table:formula="of:= IF([.$D10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48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5" calcext:value-type="float">
            <text:p>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7] &lt;&gt; &quot;Yes&quot;;-20;0) + IF([.$H107] &gt; 45;-20;0) + IF(AND([.$H107] &gt; 30; [.$H107] &lt;= 45);-8;0) + IF(AND([.$H107] &gt; 20; [.$H107] &lt;= 30);-3.5;0) + IF([.$K107] = 1;-5;0) + IF([.$K107] = 2;-10;0) + IF([.$K107] &gt; 2;-20;0) + IF([.$I107] = &quot;Avg&quot;;-3;0) + IF([.$I107] = &quot;Poor&quot;;-6;0) + IF([.$J107] = &quot;Avg&quot;;-2;0) + IF([.$J107] = &quot;Poor&quot;;-4;0) + IF([.$L107] &lt;&gt; &quot;Yes&quot;;-1;0) + IF([.$M107] &lt;&gt; &quot;Yes&quot;;-2;0) + IF([.$N107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48. Find All Numbers Disappeared in an Array</text:p>
            <text:p>- I used a set: - Time O(n) + Space O(n)</text:p>
            <text:p/>
          </table:table-cell>
          <table:table-cell table:style-name="ce61"/>
          <table:table-cell table:style-name="ce22"/>
          <table:table-cell table:style-name="ce39" table:formula="of:= IF([.$D10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414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8" calcext:value-type="float">
            <text:p>18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8] &lt;&gt; &quot;Yes&quot;;-20;0) + IF([.$H108] &gt; 45;-20;0) + IF(AND([.$H108] &gt; 30; [.$H108] &lt;= 45);-8;0) + IF(AND([.$H108] &gt; 20; [.$H108] &lt;= 30);-3.5;0) + IF([.$K108] = 1;-5;0) + IF([.$K108] = 2;-10;0) + IF([.$K108] &gt; 2;-20;0) + IF([.$I108] = &quot;Avg&quot;;-3;0) + IF([.$I108] = &quot;Poor&quot;;-6;0) + IF([.$J108] = &quot;Avg&quot;;-2;0) + IF([.$J108] = &quot;Poor&quot;;-4;0) + IF([.$L108] &lt;&gt; &quot;Yes&quot;;-1;0) + IF([.$M108] &lt;&gt; &quot;Yes&quot;;-2;0) + IF([.$N10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414. Third Maximum Number:</text:p>
            <text:p>- A bit slow</text:p>
            <text:p>- I wasted time trying to find Minus Infinity in TypeScript</text:p>
          </table:table-cell>
          <table:table-cell table:style-name="ce61"/>
          <table:table-cell table:style-name="ce22"/>
          <table:table-cell table:style-name="ce39" table:formula="of:= IF([.$D10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1051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7" calcext:value-type="date">
            <text:p>08/1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09] &lt;&gt; &quot;Yes&quot;;-20;0) + IF([.$H109] &gt; 45;-20;0) + IF(AND([.$H109] &gt; 30; [.$H109] &lt;= 45);-8;0) + IF(AND([.$H109] &gt; 20; [.$H109] &lt;= 30);-3.5;0) + IF([.$K109] = 1;-5;0) + IF([.$K109] = 2;-10;0) + IF([.$K109] &gt; 2;-20;0) + IF([.$I109] = &quot;Avg&quot;;-3;0) + IF([.$I109] = &quot;Poor&quot;;-6;0) + IF([.$J109] = &quot;Avg&quot;;-2;0) + IF([.$J109] = &quot;Poor&quot;;-4;0) + IF([.$L109] &lt;&gt; &quot;Yes&quot;;-1;0) + IF([.$M109] &lt;&gt; &quot;Yes&quot;;-2;0) + IF([.$N109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1051. Height Checker:</text:p>
            <text:p>- I implemented it with a count sort</text:p>
            <text:p>- I thought about count sort, however, I didn’t implement it</text:p>
            <text:p>- I was mislead by nums.sort() which behaves like a string sort, 1, 10, 2, ... etc.</text:p>
          </table:table-cell>
          <table:table-cell table:style-name="ce61"/>
          <table:table-cell table:style-name="ce22"/>
          <table:table-cell table:style-name="ce39" table:formula="of:= IF([.$D10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905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5" calcext:value-type="float">
            <text:p>2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0] &lt;&gt; &quot;Yes&quot;;-20;0) + IF([.$H110] &gt; 45;-20;0) + IF(AND([.$H110] &gt; 30; [.$H110] &lt;= 45);-8;0) + IF(AND([.$H110] &gt; 20; [.$H110] &lt;= 30);-3.5;0) + IF([.$K110] = 1;-5;0) + IF([.$K110] = 2;-10;0) + IF([.$K110] &gt; 2;-20;0) + IF([.$I110] = &quot;Avg&quot;;-3;0) + IF([.$I110] = &quot;Poor&quot;;-6;0) + IF([.$J110] = &quot;Avg&quot;;-2;0) + IF([.$J110] = &quot;Poor&quot;;-4;0) + IF([.$L110] &lt;&gt; &quot;Yes&quot;;-1;0) + IF([.$M110] &lt;&gt; &quot;Yes&quot;;-2;0) + IF([.$N110] &lt;&gt; &quot;Yes&quot;;-2;0))" office:value-type="float" office:value="16.5" calcext:value-type="float">
            <text:p>16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905. Sort Array By Parity:</text:p>
            <text:p>- I was slow to implement the two-pointer pattern</text:p>
            <text:p>- I was slower than in 2020 (10 minutes)</text:p>
            <text:p>- My today’s solution is better than the one of 2020</text:p>
            <text:p/>
          </table:table-cell>
          <table:table-cell table:style-name="ce61"/>
          <table:table-cell table:style-name="ce22"/>
          <table:table-cell table:style-name="ce39" table:formula="of:= IF([.$D11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283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1] &lt;&gt; &quot;Yes&quot;;-20;0) + IF([.$H111] &gt; 45;-20;0) + IF(AND([.$H111] &gt; 30; [.$H111] &lt;= 45);-8;0) + IF(AND([.$H111] &gt; 20; [.$H111] &lt;= 30);-3.5;0) + IF([.$K111] = 1;-5;0) + IF([.$K111] = 2;-10;0) + IF([.$K111] &gt; 2;-20;0) + IF([.$I111] = &quot;Avg&quot;;-3;0) + IF([.$I111] = &quot;Poor&quot;;-6;0) + IF([.$J111] = &quot;Avg&quot;;-2;0) + IF([.$J111] = &quot;Poor&quot;;-4;0) + IF([.$L111] &lt;&gt; &quot;Yes&quot;;-1;0) + IF([.$M111] &lt;&gt; &quot;Yes&quot;;-2;0) + IF([.$N111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83. Move Zeroes:</text:p>
            <text:p>- I didn’t see the two-pointer pattern</text:p>
            <text:p>- I was slower than 2020</text:p>
          </table:table-cell>
          <table:table-cell table:style-name="ce61"/>
          <table:table-cell table:style-name="ce22"/>
          <table:table-cell table:style-name="ce39" table:formula="of:= IF([.$D11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6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2" calcext:value-type="float">
            <text:p>12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2] &lt;&gt; &quot;Yes&quot;;-20;0) + IF([.$H112] &gt; 45;-20;0) + IF(AND([.$H112] &gt; 30; [.$H112] &lt;= 45);-8;0) + IF(AND([.$H112] &gt; 20; [.$H112] &lt;= 30);-3.5;0) + IF([.$K112] = 1;-5;0) + IF([.$K112] = 2;-10;0) + IF([.$K112] &gt; 2;-20;0) + IF([.$I112] = &quot;Avg&quot;;-3;0) + IF([.$I112] = &quot;Poor&quot;;-6;0) + IF([.$J112] = &quot;Avg&quot;;-2;0) + IF([.$J112] = &quot;Poor&quot;;-4;0) + IF([.$L112] &lt;&gt; &quot;Yes&quot;;-1;0) + IF([.$M112] &lt;&gt; &quot;Yes&quot;;-2;0) + IF([.$N112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6. Remove Duplicates from Sorted Array:</text:p>
            <text:p>- I did as well as in 2020</text:p>
          </table:table-cell>
          <table:table-cell table:style-name="ce61"/>
          <table:table-cell table:style-name="ce22"/>
          <table:table-cell table:style-name="ce39" table:formula="of:= IF([.$D11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2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51" table:content-validation-name="val5" office:value-type="float" office:value="13" calcext:value-type="float">
            <text:p>13.0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3] &lt;&gt; &quot;Yes&quot;;-20;0) + IF([.$H113] &gt; 45;-20;0) + IF(AND([.$H113] &gt; 30; [.$H113] &lt;= 45);-8;0) + IF(AND([.$H113] &gt; 20; [.$H113] &lt;= 30);-3.5;0) + IF([.$K113] = 1;-5;0) + IF([.$K113] = 2;-10;0) + IF([.$K113] &gt; 2;-20;0) + IF([.$I113] = &quot;Avg&quot;;-3;0) + IF([.$I113] = &quot;Poor&quot;;-6;0) + IF([.$J113] = &quot;Avg&quot;;-2;0) + IF([.$J113] = &quot;Poor&quot;;-4;0) + IF([.$L113] &lt;&gt; &quot;Yes&quot;;-1;0) + IF([.$M113] &lt;&gt; &quot;Yes&quot;;-2;0) + IF([.$N113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. Remove Element:</text:p>
            <text:p>- I did better than in 2020</text:p>
          </table:table-cell>
          <table:table-cell table:style-name="ce61"/>
          <table:table-cell table:style-name="ce22"/>
          <table:table-cell table:style-name="ce39" table:formula="of:= IF([.$D11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624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6" calcext:value-type="date">
            <text:p>08/16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70" calcext:value-type="float">
            <text:p>7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4] &lt;&gt; &quot;Yes&quot;;-20;0) + IF([.$H114] &gt; 45;-20;0) + IF(AND([.$H114] &gt; 30; [.$H114] &lt;= 45);-8;0) + IF(AND([.$H114] &gt; 20; [.$H114] &lt;= 30);-3.5;0) + IF([.$K114] = 1;-5;0) + IF([.$K114] = 2;-10;0) + IF([.$K114] &gt; 2;-20;0) + IF([.$I114] = &quot;Avg&quot;;-3;0) + IF([.$I114] = &quot;Poor&quot;;-6;0) + IF([.$J114] = &quot;Avg&quot;;-2;0) + IF([.$J114] = &quot;Poor&quot;;-4;0) + IF([.$L114] &lt;&gt; &quot;Yes&quot;;-1;0) + IF([.$M114] &lt;&gt; &quot;Yes&quot;;-2;0) + IF([.$N11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624. Maximum Distance in Arrays:</text:p>
            <text:p>- Saw the left/right sum pattern and came up with a complex and long solution</text:p>
            <text:p>- Solution was much easier</text:p>
          </table:table-cell>
          <table:table-cell table:style-name="ce61"/>
          <table:table-cell table:style-name="ce22"/>
          <table:table-cell table:style-name="ce39" table:formula="of:= IF([.$D11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88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ort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15" calcext:value-type="float">
            <text:p>15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5] &lt;&gt; &quot;Yes&quot;;-20;0) + IF([.$H115] &gt; 45;-20;0) + IF(AND([.$H115] &gt; 30; [.$H115] &lt;= 45);-8;0) + IF(AND([.$H115] &gt; 20; [.$H115] &lt;= 30);-3.5;0) + IF([.$K115] = 1;-5;0) + IF([.$K115] = 2;-10;0) + IF([.$K115] &gt; 2;-20;0) + IF([.$I115] = &quot;Avg&quot;;-3;0) + IF([.$I115] = &quot;Poor&quot;;-6;0) + IF([.$J115] = &quot;Avg&quot;;-2;0) + IF([.$J115] = &quot;Poor&quot;;-4;0) + IF([.$L115] &lt;&gt; &quot;Yes&quot;;-1;0) + IF([.$M115] &lt;&gt; &quot;Yes&quot;;-2;0) + IF([.$N115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88. Merge Sorted Array:</text:p>
            <text:p/>
            <text:p>- I could have done it more quickly</text:p>
          </table:table-cell>
          <table:table-cell table:style-name="ce61"/>
          <table:table-cell table:style-name="ce22"/>
          <table:table-cell table:style-name="ce39" table:formula="of:= IF([.$D115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1089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4" calcext:value-type="date">
            <text:p>08/14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N/A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6] &lt;&gt; &quot;Yes&quot;;-20;0) + IF([.$H116] &gt; 45;-20;0) + IF(AND([.$H116] &gt; 30; [.$H116] &lt;= 45);-8;0) + IF(AND([.$H116] &gt; 20; [.$H116] &lt;= 30);-3.5;0) + IF([.$K116] = 1;-5;0) + IF([.$K116] = 2;-10;0) + IF([.$K116] &gt; 2;-20;0) + IF([.$I116] = &quot;Avg&quot;;-3;0) + IF([.$I116] = &quot;Poor&quot;;-6;0) + IF([.$J116] = &quot;Avg&quot;;-2;0) + IF([.$J116] = &quot;Poor&quot;;-4;0) + IF([.$L116] &lt;&gt; &quot;Yes&quot;;-1;0) + IF([.$M116] &lt;&gt; &quot;Yes&quot;;-2;0) + IF([.$N116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089. Duplicate Zeros:</text:p>
            <text:p>- I implemented it with two pointers pattern (~20 minutes)</text:p>
            <text:p>- However, it was too complex and has edges cases (~+40 minutes)</text:p>
            <text:p/>
          </table:table-cell>
          <table:table-cell table:style-name="ce61"/>
          <table:table-cell table:style-name="ce22"/>
          <table:table-cell table:style-name="ce39" table:formula="of:= IF([.$D116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40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Backtracking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7] &lt;&gt; &quot;Yes&quot;;-20;0) + IF([.$H117] &gt; 45;-20;0) + IF(AND([.$H117] &gt; 30; [.$H117] &lt;= 45);-8;0) + IF(AND([.$H117] &gt; 20; [.$H117] &lt;= 30);-3.5;0) + IF([.$K117] = 1;-5;0) + IF([.$K117] = 2;-10;0) + IF([.$K117] &gt; 2;-20;0) + IF([.$I117] = &quot;Avg&quot;;-3;0) + IF([.$I117] = &quot;Poor&quot;;-6;0) + IF([.$J117] = &quot;Avg&quot;;-2;0) + IF([.$J117] = &quot;Poor&quot;;-4;0) + IF([.$L117] &lt;&gt; &quot;Yes&quot;;-1;0) + IF([.$M117] &lt;&gt; &quot;Yes&quot;;-2;0) + IF([.$N117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40. Combination Sum II:</text:p>
            <text:p>- I saw the backtracking pattern pretty quickly</text:p>
            <text:p>- I started with the optmization (not backtracking)</text:p>
            <text:p>- I struggled to find away to remove duplicates</text:p>
          </table:table-cell>
          <table:table-cell table:style-name="ce61"/>
          <table:table-cell table:style-name="ce22"/>
          <table:table-cell table:style-name="ce39" table:formula="of:= IF([.$D117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2">
          <table:table-cell table:style-name="ce1" office:value-type="string" calcext:value-type="string">
            <text:p>LC-977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3" calcext:value-type="date">
            <text:p>08/13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Two-Pointer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8] &lt;&gt; &quot;Yes&quot;;-20;0) + IF([.$H118] &gt; 45;-20;0) + IF(AND([.$H118] &gt; 30; [.$H118] &lt;= 45);-8;0) + IF(AND([.$H118] &gt; 20; [.$H118] &lt;= 30);-3.5;0) + IF([.$K118] = 1;-5;0) + IF([.$K118] = 2;-10;0) + IF([.$K118] &gt; 2;-20;0) + IF([.$I118] = &quot;Avg&quot;;-3;0) + IF([.$I118] = &quot;Poor&quot;;-6;0) + IF([.$J118] = &quot;Avg&quot;;-2;0) + IF([.$J118] = &quot;Poor&quot;;-4;0) + IF([.$L118] &lt;&gt; &quot;Yes&quot;;-1;0) + IF([.$M118] &lt;&gt; &quot;Yes&quot;;-2;0) + IF([.$N118] &lt;&gt; &quot;Yes&quot;;-2;0))" office:value-type="float" office:value="20" calcext:value-type="float">
            <text:p>20.00</text:p>
          </table:table-cell>
          <table:table-cell table:style-name="ce2" table:content-validation-name="val12" office:value-type="string" calcext:value-type="string">
            <text:p>Done</text:p>
          </table:table-cell>
          <table:table-cell table:style-name="ce16" office:value-type="string" calcext:value-type="string">
            <text:p>LC-977. Squares of a Sorted Array:</text:p>
            <text:p>- I went with a complex two-pointers solution</text:p>
          </table:table-cell>
          <table:table-cell table:style-name="ce61"/>
          <table:table-cell table:style-name="ce22"/>
          <table:table-cell table:style-name="ce39" table:formula="of:= IF([.$D118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703.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Heap</text:p>
          </table:table-cell>
          <table:table-cell table:style-name="ce2" table:content-validation-name="val3" office:value-type="string" calcext:value-type="string">
            <text:p>Heap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0" calcext:value-type="float">
            <text:p>2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19] &lt;&gt; &quot;Yes&quot;;-20;0) + IF([.$H119] &gt; 45;-20;0) + IF(AND([.$H119] &gt; 30; [.$H119] &lt;= 45);-8;0) + IF(AND([.$H119] &gt; 20; [.$H119] &lt;= 30);-3.5;0) + IF([.$K119] = 1;-5;0) + IF([.$K119] = 2;-10;0) + IF([.$K119] &gt; 2;-20;0) + IF([.$I119] = &quot;Avg&quot;;-3;0) + IF([.$I119] = &quot;Poor&quot;;-6;0) + IF([.$J119] = &quot;Avg&quot;;-2;0) + IF([.$J119] = &quot;Poor&quot;;-4;0) + IF([.$L119] &lt;&gt; &quot;Yes&quot;;-1;0) + IF([.$M119] &lt;&gt; &quot;Yes&quot;;-2;0) + IF([.$N119] &lt;&gt; &quot;Yes&quot;;-2;0))" office:value-type="float" office:value="15" calcext:value-type="float">
            <text:p>15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703. Kth Largest Element in a Stream:</text:p>
            <text:p>- I didn’t see an edge case. It could be because I needed to implement the Heap</text:p>
          </table:table-cell>
          <table:table-cell table:style-name="ce61"/>
          <table:table-cell table:style-name="ce22"/>
          <table:table-cell table:style-name="ce39" table:formula="of:= IF([.$D119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405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2" calcext:value-type="date">
            <text:p>08/12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Hashing</text:p>
            <text:p>Bitwise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27" calcext:value-type="float">
            <text:p>27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Average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0] &lt;&gt; &quot;Yes&quot;;-20;0) + IF([.$H120] &gt; 45;-20;0) + IF(AND([.$H120] &gt; 30; [.$H120] &lt;= 45);-8;0) + IF(AND([.$H120] &gt; 20; [.$H120] &lt;= 30);-3.5;0) + IF([.$K120] = 1;-5;0) + IF([.$K120] = 2;-10;0) + IF([.$K120] &gt; 2;-20;0) + IF([.$I120] = &quot;Avg&quot;;-3;0) + IF([.$I120] = &quot;Poor&quot;;-6;0) + IF([.$J120] = &quot;Avg&quot;;-2;0) + IF([.$J120] = &quot;Poor&quot;;-4;0) + IF([.$L120] &lt;&gt; &quot;Yes&quot;;-1;0) + IF([.$M120] &lt;&gt; &quot;Yes&quot;;-2;0) + IF([.$N120] &lt;&gt; &quot;Yes&quot;;-2;0))" office:value-type="float" office:value="11.5" calcext:value-type="float">
            <text:p>11.5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405. Optimal Partition of String:</text:p>
            <text:p/>
            <text:p>- I wasted time because I didn’t read well the requirement:</text:p>
            <text:p>   - Definition of <text:span text:style-name="T1">sub-string: it must be continuous sub-string</text:span></text:p>
          </table:table-cell>
          <table:table-cell table:style-name="ce61"/>
          <table:table-cell table:style-name="ce22"/>
          <table:table-cell table:style-name="ce39" table:formula="of:= IF([.$D120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4">
          <table:table-cell table:style-name="ce1" office:value-type="string" calcext:value-type="string">
            <text:p>LC-1492</text:p>
          </table:table-cell>
          <table:table-cell table:style-name="ce2" table:content-validation-name="val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1] &lt;&gt; &quot;Yes&quot;;-20;0) + IF([.$H121] &gt; 45;-20;0) + IF(AND([.$H121] &gt; 30; [.$H121] &lt;= 45);-8;0) + IF(AND([.$H121] &gt; 20; [.$H121] &lt;= 30);-3.5;0) + IF([.$K121] = 1;-5;0) + IF([.$K121] = 2;-10;0) + IF([.$K121] &gt; 2;-20;0) + IF([.$I121] = &quot;Avg&quot;;-3;0) + IF([.$I121] = &quot;Poor&quot;;-6;0) + IF([.$J121] = &quot;Avg&quot;;-2;0) + IF([.$J121] = &quot;Poor&quot;;-4;0) + IF([.$L121] &lt;&gt; &quot;Yes&quot;;-1;0) + IF([.$M121] &lt;&gt; &quot;Yes&quot;;-2;0) + IF([.$N121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1492. The kth Factor of n:</text:p>
            <text:p>- I came up with the naive approach only</text:p>
            <text:p/>
          </table:table-cell>
          <table:table-cell table:style-name="ce61"/>
          <table:table-cell table:style-name="ce22"/>
          <table:table-cell table:style-name="ce39" table:formula="of:= IF([.$D121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9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1" calcext:value-type="date">
            <text:p>08/11/2024</text:p>
          </table:table-cell>
          <table:table-cell table:style-name="ce2" table:content-validation-name="val2" office:value-type="string" calcext:value-type="string">
            <text:p>Math</text:p>
          </table:table-cell>
          <table:table-cell table:style-name="ce2" table:content-validation-name="val3" office:value-type="string" calcext:value-type="string">
            <text:p>Math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47" calcext:value-type="float">
            <text:p>47</text:p>
          </table:table-cell>
          <table:table-cell table:style-name="ce2" table:content-validation-name="val6" office:value-type="string" calcext:value-type="string">
            <text:p>Average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2] &lt;&gt; &quot;Yes&quot;;-20;0) + IF([.$H122] &gt; 45;-20;0) + IF(AND([.$H122] &gt; 30; [.$H122] &lt;= 45);-8;0) + IF(AND([.$H122] &gt; 20; [.$H122] &lt;= 30);-3.5;0) + IF([.$K122] = 1;-5;0) + IF([.$K122] = 2;-10;0) + IF([.$K122] &gt; 2;-20;0) + IF([.$I122] = &quot;Avg&quot;;-3;0) + IF([.$I122] = &quot;Poor&quot;;-6;0) + IF([.$J122] = &quot;Avg&quot;;-2;0) + IF([.$J122] = &quot;Poor&quot;;-4;0) + IF([.$L122] &lt;&gt; &quot;Yes&quot;;-1;0) + IF([.$M122] &lt;&gt; &quot;Yes&quot;;-2;0) + IF([.$N122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92. Nim Game:</text:p>
            <text:p>- I came up with the naive approach first</text:p>
            <text:p>- I saw  the pattern only after my naive solution failed for exceeding time limit</text:p>
          </table:table-cell>
          <table:table-cell table:style-name="ce61"/>
          <table:table-cell table:style-name="ce22"/>
          <table:table-cell table:style-name="ce39" table:formula="of:= IF([.$D122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3">
          <table:table-cell table:style-name="ce1" office:value-type="string" calcext:value-type="string">
            <text:p>LC-222</text:p>
          </table:table-cell>
          <table:table-cell table:style-name="ce2" table:content-validation-name="val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10" calcext:value-type="date">
            <text:p>08/10/2024</text:p>
          </table:table-cell>
          <table:table-cell table:style-name="ce2" table:content-validation-name="val2" office:value-type="string" calcext:value-type="string">
            <text:p>Tree</text:p>
          </table:table-cell>
          <table:table-cell table:style-name="ce2" table:content-validation-name="val3" office:value-type="string" calcext:value-type="string">
            <text:p>Tree</text:p>
          </table:table-cell>
          <table:table-cell table:style-name="ce2" table:content-validation-name="val4" office:value-type="string" calcext:value-type="string">
            <text:p>No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Poor</text:p>
          </table:table-cell>
          <table:table-cell table:style-name="ce2" table:content-validation-name="val7" office:value-type="string" calcext:value-type="string">
            <text:p>Poor</text:p>
          </table:table-cell>
          <table:table-cell table:style-name="ce2" table:content-validation-name="val8" office:value-type="float" office:value="0" calcext:value-type="float">
            <text:p>0</text:p>
          </table:table-cell>
          <table:table-cell table:style-name="ce2" table:content-validation-name="val9" office:value-type="string" calcext:value-type="string">
            <text:p>Yes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3] &lt;&gt; &quot;Yes&quot;;-20;0) + IF([.$H123] &gt; 45;-20;0) + IF(AND([.$H123] &gt; 30; [.$H123] &lt;= 45);-8;0) + IF(AND([.$H123] &gt; 20; [.$H123] &lt;= 30);-3.5;0) + IF([.$K123] = 1;-5;0) + IF([.$K123] = 2;-10;0) + IF([.$K123] &gt; 2;-20;0) + IF([.$I123] = &quot;Avg&quot;;-3;0) + IF([.$I123] = &quot;Poor&quot;;-6;0) + IF([.$J123] = &quot;Avg&quot;;-2;0) + IF([.$J123] = &quot;Poor&quot;;-4;0) + IF([.$L123] &lt;&gt; &quot;Yes&quot;;-1;0) + IF([.$M123] &lt;&gt; &quot;Yes&quot;;-2;0) + IF([.$N123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22. Count Complete Tree Nodes:</text:p>
            <text:p>- I solved in O(n) but requested to be solved in less than O(n)</text:p>
            <text:p>- Stuggled to calculate the time complexity</text:p>
            <text:p/>
          </table:table-cell>
          <table:table-cell table:style-name="ce61"/>
          <table:table-cell table:style-name="ce22"/>
          <table:table-cell table:style-name="ce39" table:formula="of:= IF([.$D123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5">
          <table:table-cell table:style-name="ce1" office:value-type="string" calcext:value-type="string">
            <text:p>LC-2763</text:p>
          </table:table-cell>
          <table:table-cell table:style-name="ce2" table:content-validation-name="val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4-08-07" calcext:value-type="date">
            <text:p>08/07/2024</text:p>
          </table:table-cell>
          <table:table-cell table:style-name="ce2" table:content-validation-name="val2" office:value-type="string" calcext:value-type="string">
            <text:p>Array/String</text:p>
          </table:table-cell>
          <table:table-cell table:style-name="ce2" table:content-validation-name="val3" office:value-type="string" calcext:value-type="string">
            <text:p>Sets</text:p>
          </table:table-cell>
          <table:table-cell table:style-name="ce2" table:content-validation-name="val4" office:value-type="string" calcext:value-type="string">
            <text:p>Yes</text:p>
          </table:table-cell>
          <table:table-cell table:style-name="ce2" table:content-validation-name="val5" office:value-type="float" office:value="60" calcext:value-type="float">
            <text:p>60</text:p>
          </table:table-cell>
          <table:table-cell table:style-name="ce2" table:content-validation-name="val6" office:value-type="string" calcext:value-type="string">
            <text:p>Good</text:p>
          </table:table-cell>
          <table:table-cell table:style-name="ce2" table:content-validation-name="val7" office:value-type="string" calcext:value-type="string">
            <text:p>Good</text:p>
          </table:table-cell>
          <table:table-cell table:style-name="ce2" table:content-validation-name="val8" office:value-type="float" office:value="1" calcext:value-type="float">
            <text:p>1</text:p>
          </table:table-cell>
          <table:table-cell table:style-name="ce2" table:content-validation-name="val9" office:value-type="string" calcext:value-type="string">
            <text:p>No</text:p>
          </table:table-cell>
          <table:table-cell table:style-name="ce2" table:content-validation-name="val10" office:value-type="string" calcext:value-type="string">
            <text:p>Yes</text:p>
          </table:table-cell>
          <table:table-cell table:style-name="ce2" table:content-validation-name="val11" office:value-type="string" calcext:value-type="string">
            <text:p>Yes</text:p>
          </table:table-cell>
          <table:table-cell table:formula="of:= MAX(0; 20 + IF([.$G124] &lt;&gt; &quot;Yes&quot;;-20;0) + IF([.$H124] &gt; 45;-20;0) + IF(AND([.$H124] &gt; 30; [.$H124] &lt;= 45);-8;0) + IF(AND([.$H124] &gt; 20; [.$H124] &lt;= 30);-3.5;0) + IF([.$K124] = 1;-5;0) + IF([.$K124] = 2;-10;0) + IF([.$K124] &gt; 2;-20;0) + IF([.$I124] = &quot;Avg&quot;;-3;0) + IF([.$I124] = &quot;Poor&quot;;-6;0) + IF([.$J124] = &quot;Avg&quot;;-2;0) + IF([.$J124] = &quot;Poor&quot;;-4;0) + IF([.$L124] &lt;&gt; &quot;Yes&quot;;-1;0) + IF([.$M124] &lt;&gt; &quot;Yes&quot;;-2;0) + IF([.$N124] &lt;&gt; &quot;Yes&quot;;-2;0))" office:value-type="float" office:value="0" calcext:value-type="float">
            <text:p>0.00</text:p>
          </table:table-cell>
          <table:table-cell table:style-name="ce2" table:content-validation-name="val12" office:value-type="string" calcext:value-type="string">
            <text:p>To-Review</text:p>
          </table:table-cell>
          <table:table-cell table:style-name="ce16" office:value-type="string" calcext:value-type="string">
            <text:p>LC-2763. Sum of Imbalance Numbers of All Subarrays:</text:p>
            <text:p>- I had this problem in a previous OA for Amazon.</text:p>
            <text:p>- I wasted lot of time because I didn’t read well the requirements:</text:p>
            <text:p>   - Definition of <text:span text:style-name="T1">sub-array: it must be continuous sub-array</text:span></text:p>
            <text:p>   - Array items are between 1 and array length</text:p>
          </table:table-cell>
          <table:table-cell table:style-name="ce61"/>
          <table:table-cell table:style-name="ce22"/>
          <table:table-cell table:style-name="ce39" table:formula="of:= IF([.$D124] &lt;= TODAY(); &quot;Yes&quot;; &quot;No&quot;)" office:value-type="string" office:string-value="Yes" calcext:value-type="string">
            <text:p>Yes</text:p>
          </table:table-cell>
          <table:table-cell table:style-name="ce84" table:number-columns-repeated="1002"/>
        </table:table-row>
        <table:table-row table:style-name="ro1" table:number-rows-repeated="8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12"/>
          <table:table-cell table:style-name="ce84" table:number-columns-repeated="1003"/>
        </table:table-row>
        <table:table-row table:style-name="ro1" table:number-rows-repeated="57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83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88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61" table:number-columns-repeated="2"/>
          <table:table-cell table:style-name="ce22"/>
          <table:table-cell table:style-name="ce84" table:number-columns-repeated="1003"/>
        </table:table-row>
        <table:table-row table:style-name="ro1" table:number-rows-repeated="3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19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0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5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style-name="ce2"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 table:number-rows-repeated="2">
          <table:table-cell table:style-name="ce1"/>
          <table:table-cell table:style-name="ce2" table:content-validation-name="val1"/>
          <table:table-cell table:style-name="ce1"/>
          <table:table-cell table:style-name="ce39"/>
          <table:table-cell table:style-name="ce2"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style-name="ce12"/>
          <table:table-cell table:style-name="ce61"/>
          <table:table-cell table:style-name="ce22"/>
          <table:table-cell table:style-name="ce84" table:number-columns-repeated="1003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3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8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7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style-name="ce64"/>
          <table:table-cell table:number-columns-repeated="2"/>
          <table:table-cell table:style-name="ce84"/>
          <table:table-cell table:number-columns-repeated="1002"/>
        </table:table-row>
        <table:table-row table:style-name="ro1" table:number-rows-repeated="5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style-name="ce2" table:content-validation-name="val3"/>
          <table:table-cell table:style-name="ce2" table:content-validation-name="val4"/>
          <table:table-cell table:style-name="ce2" table:content-validation-name="val5"/>
          <table:table-cell table:style-name="ce2" table:content-validation-name="val6"/>
          <table:table-cell table:style-name="ce2" table:content-validation-name="val7"/>
          <table:table-cell table:style-name="ce1"/>
          <table:table-cell table:style-name="ce2" table:content-validation-name="val9"/>
          <table:table-cell table:style-name="ce2" table:content-validation-name="val10"/>
          <table:table-cell table:style-name="ce2"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10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 table:style-name="ce41"/>
          <table:table-cell table:style-name="ce41" table:content-validation-name="val1"/>
          <table:table-cell table:style-name="ce41"/>
          <table:table-cell table:style-name="ce47"/>
          <table:table-cell table:style-name="ce41" table:content-validation-name="val2"/>
          <table:table-cell table:style-name="ce41" table:content-validation-name="val3"/>
          <table:table-cell table:style-name="ce41" table:content-validation-name="val4"/>
          <table:table-cell table:style-name="ce41" table:content-validation-name="val5"/>
          <table:table-cell table:style-name="ce41" table:content-validation-name="val6"/>
          <table:table-cell table:style-name="ce41" table:content-validation-name="val7"/>
          <table:table-cell table:style-name="ce41"/>
          <table:table-cell table:style-name="ce41" table:content-validation-name="val9"/>
          <table:table-cell table:style-name="ce41" table:content-validation-name="val10"/>
          <table:table-cell table:style-name="ce41" table:content-validation-name="val11"/>
          <table:table-cell/>
          <table:table-cell table:style-name="ce41" table:content-validation-name="val12"/>
          <table:table-cell table:style-name="ce64"/>
          <table:table-cell table:style-name="ce71"/>
          <table:table-cell table:style-name="ce79"/>
          <table:table-cell table:style-name="ce84"/>
          <table:table-cell table:style-name="ce91"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2">
          <table:table-cell/>
          <table:table-cell table:content-validation-name="val1"/>
          <table:table-cell/>
          <table:table-cell table:style-name="ce45"/>
          <table:table-cell table:style-name="ce2"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>
          <table:table-cell/>
          <table:table-cell table:content-validation-name="val1"/>
          <table:table-cell/>
          <table:table-cell table:style-name="ce45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3"/>
          <table:table-cell table:style-name="ce84"/>
          <table:table-cell table:number-columns-repeated="1002"/>
        </table:table-row>
        <table:table-row table:style-name="ro1" table:number-rows-repeated="4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6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 table:style-name="ce6"/>
          <table:table-cell table:style-name="ce6" table:content-validation-name="val1"/>
          <table:table-cell table:style-name="ce6" table:number-columns-repeated="2"/>
          <table:table-cell table:style-name="ce6" table:content-validation-name="val2"/>
          <table:table-cell table:style-name="ce6" table:content-validation-name="val3"/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/>
          <table:table-cell table:style-name="ce6" table:content-validation-name="val9"/>
          <table:table-cell table:style-name="ce6" table:content-validation-name="val10"/>
          <table:table-cell table:style-name="ce6" table:content-validation-name="val11"/>
          <table:table-cell table:style-name="ce75"/>
          <table:table-cell table:style-name="ce6" table:content-validation-name="val12"/>
          <table:table-cell table:style-name="ce87"/>
          <table:table-cell table:style-name="ce90"/>
          <table:table-cell table:style-name="ce94"/>
          <table:table-cell table:number-columns-repeated="1003"/>
        </table:table-row>
        <table:table-row table:style-name="ro1" table:number-rows-repeated="1048055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  <table:table-row table:style-name="ro1">
          <table:table-cell/>
          <table:table-cell table:content-validation-name="val1"/>
          <table:table-cell table:number-columns-repeated="2"/>
          <table:table-cell table:content-validation-name="val2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/>
          <table:table-cell table:content-validation-name="val9"/>
          <table:table-cell table:content-validation-name="val10"/>
          <table:table-cell table:content-validation-name="val11"/>
          <table:table-cell/>
          <table:table-cell table:content-validation-name="val12"/>
          <table:table-cell table:number-columns-repeated="1006"/>
        </table:table-row>
      </table:table>
      <table:table table:name="Algorithm_Problems_log_Chart" table:style-name="ta1">
        <office:forms form:automatic-focus="false" form:apply-design-mode="false"/>
        <table:shapes>
          <draw:frame draw:z-index="0" draw:style-name="gr1" draw:text-style-name="P1" svg:width="15.25in" svg:height="7.25in" svg:x="3.5819in" svg:y="0.1969in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0" table:default-cell-style-name="ce45"/>
        <table:table-column table:style-name="co21" table:number-columns-repeated="2" table:default-cell-style-name="ce38"/>
        <table:table-column table:style-name="co22" table:default-cell-style-name="ce38"/>
        <table:table-column table:style-name="co14" table:default-cell-style-name="ce85"/>
        <table:table-column table:style-name="co19" table:default-cell-style-name="ce85"/>
        <table:table-column table:style-name="co14" table:number-columns-repeated="1000" table:default-cell-style-name="ce85"/>
        <table:table-column table:style-name="co14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84" office:value-type="string" calcext:value-type="string">
            <text:p>Target</text:p>
          </table:table-cell>
          <table:table-cell table:style-name="ce84" office:value-type="string" calcext:value-type="string">
            <text:p>To_Display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3" calcext:value-type="date">
            <text:p>04/23/2025</text:p>
          </table:table-cell>
          <table:table-cell table:style-name="ce65" table:formula="of:=IFERROR(AVERAGEIFS([$Algorithm_Problems_log.$O$2:.$O$10270];[$Algorithm_Problems_log.$D$2:.$D$10270];[.$A2];[$Algorithm_Problems_log.$B$2:.$B$10270];&quot;Easy&quot;);[.$B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];[$Algorithm_Problems_log.$B$2:.$B$10270];&quot;Medium&quot;);[.$C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];[$Algorithm_Problems_log.$B$2:.$B$10270];&quot;Hard&quot;);[.$D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2" calcext:value-type="date">
            <text:p>04/22/2025</text:p>
          </table:table-cell>
          <table:table-cell table:style-name="ce65" table:formula="of:=IFERROR(AVERAGEIFS([$Algorithm_Problems_log.$O$2:.$O$10270];[$Algorithm_Problems_log.$D$2:.$D$10270];[.$A3];[$Algorithm_Problems_log.$B$2:.$B$10270];&quot;Easy&quot;);[.$B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];[$Algorithm_Problems_log.$B$2:.$B$10270];&quot;Medium&quot;);[.$C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];[$Algorithm_Problems_log.$B$2:.$B$10270];&quot;Hard&quot;);[.$D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1" calcext:value-type="date">
            <text:p>04/21/2025</text:p>
          </table:table-cell>
          <table:table-cell table:style-name="ce65" table:formula="of:=IFERROR(AVERAGEIFS([$Algorithm_Problems_log.$O$2:.$O$10270];[$Algorithm_Problems_log.$D$2:.$D$10270];[.$A4];[$Algorithm_Problems_log.$B$2:.$B$10270];&quot;Easy&quot;);[.$B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];[$Algorithm_Problems_log.$B$2:.$B$10270];&quot;Medium&quot;);[.$C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];[$Algorithm_Problems_log.$B$2:.$B$10270];&quot;Hard&quot;);[.$D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20" calcext:value-type="date">
            <text:p>04/20/2025</text:p>
          </table:table-cell>
          <table:table-cell table:style-name="ce65" table:formula="of:=IFERROR(AVERAGEIFS([$Algorithm_Problems_log.$O$2:.$O$10270];[$Algorithm_Problems_log.$D$2:.$D$10270];[.$A5];[$Algorithm_Problems_log.$B$2:.$B$10270];&quot;Easy&quot;);[.$B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];[$Algorithm_Problems_log.$B$2:.$B$10270];&quot;Medium&quot;);[.$C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];[$Algorithm_Problems_log.$B$2:.$B$10270];&quot;Hard&quot;);[.$D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9" calcext:value-type="date">
            <text:p>04/19/2025</text:p>
          </table:table-cell>
          <table:table-cell table:style-name="ce65" table:formula="of:=IFERROR(AVERAGEIFS([$Algorithm_Problems_log.$O$2:.$O$10270];[$Algorithm_Problems_log.$D$2:.$D$10270];[.$A6];[$Algorithm_Problems_log.$B$2:.$B$10270];&quot;Easy&quot;);[.$B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];[$Algorithm_Problems_log.$B$2:.$B$10270];&quot;Medium&quot;);[.$C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];[$Algorithm_Problems_log.$B$2:.$B$10270];&quot;Hard&quot;);[.$D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8" calcext:value-type="date">
            <text:p>04/18/2025</text:p>
          </table:table-cell>
          <table:table-cell table:style-name="ce65" table:formula="of:=IFERROR(AVERAGEIFS([$Algorithm_Problems_log.$O$2:.$O$10270];[$Algorithm_Problems_log.$D$2:.$D$10270];[.$A7];[$Algorithm_Problems_log.$B$2:.$B$10270];&quot;Easy&quot;);[.$B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];[$Algorithm_Problems_log.$B$2:.$B$10270];&quot;Medium&quot;);[.$C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];[$Algorithm_Problems_log.$B$2:.$B$10270];&quot;Hard&quot;);[.$D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7" calcext:value-type="date">
            <text:p>04/17/2025</text:p>
          </table:table-cell>
          <table:table-cell table:style-name="ce65" table:formula="of:=IFERROR(AVERAGEIFS([$Algorithm_Problems_log.$O$2:.$O$10270];[$Algorithm_Problems_log.$D$2:.$D$10270];[.$A8];[$Algorithm_Problems_log.$B$2:.$B$10270];&quot;Easy&quot;);[.$B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];[$Algorithm_Problems_log.$B$2:.$B$10270];&quot;Medium&quot;);[.$C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];[$Algorithm_Problems_log.$B$2:.$B$10270];&quot;Hard&quot;);[.$D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6" calcext:value-type="date">
            <text:p>04/16/2025</text:p>
          </table:table-cell>
          <table:table-cell table:style-name="ce65" table:formula="of:=IFERROR(AVERAGEIFS([$Algorithm_Problems_log.$O$2:.$O$10270];[$Algorithm_Problems_log.$D$2:.$D$10270];[.$A9];[$Algorithm_Problems_log.$B$2:.$B$10270];&quot;Easy&quot;);[.$B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];[$Algorithm_Problems_log.$B$2:.$B$10270];&quot;Medium&quot;);[.$C1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];[$Algorithm_Problems_log.$B$2:.$B$10270];&quot;Hard&quot;);[.$D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5" calcext:value-type="date">
            <text:p>04/15/2025</text:p>
          </table:table-cell>
          <table:table-cell table:style-name="ce65" table:formula="of:=IFERROR(AVERAGEIFS([$Algorithm_Problems_log.$O$2:.$O$10270];[$Algorithm_Problems_log.$D$2:.$D$10270];[.$A10];[$Algorithm_Problems_log.$B$2:.$B$10270];&quot;Easy&quot;);[.$B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];[$Algorithm_Problems_log.$B$2:.$B$10270];&quot;Medium&quot;);[.$C1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];[$Algorithm_Problems_log.$B$2:.$B$10270];&quot;Hard&quot;);[.$D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4" calcext:value-type="date">
            <text:p>04/14/2025</text:p>
          </table:table-cell>
          <table:table-cell table:style-name="ce65" table:formula="of:=IFERROR(AVERAGEIFS([$Algorithm_Problems_log.$O$2:.$O$10270];[$Algorithm_Problems_log.$D$2:.$D$10270];[.$A11];[$Algorithm_Problems_log.$B$2:.$B$10270];&quot;Easy&quot;);[.$B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];[$Algorithm_Problems_log.$B$2:.$B$10270];&quot;Medium&quot;);[.$C1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];[$Algorithm_Problems_log.$B$2:.$B$10270];&quot;Hard&quot;);[.$D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3" calcext:value-type="date">
            <text:p>04/13/2025</text:p>
          </table:table-cell>
          <table:table-cell table:style-name="ce65" table:formula="of:=IFERROR(AVERAGEIFS([$Algorithm_Problems_log.$O$2:.$O$10270];[$Algorithm_Problems_log.$D$2:.$D$10270];[.$A12];[$Algorithm_Problems_log.$B$2:.$B$10270];&quot;Easy&quot;);[.$B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];[$Algorithm_Problems_log.$B$2:.$B$10270];&quot;Medium&quot;);[.$C1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];[$Algorithm_Problems_log.$B$2:.$B$10270];&quot;Hard&quot;);[.$D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2" calcext:value-type="date">
            <text:p>04/12/2025</text:p>
          </table:table-cell>
          <table:table-cell table:style-name="ce65" table:formula="of:=IFERROR(AVERAGEIFS([$Algorithm_Problems_log.$O$2:.$O$10270];[$Algorithm_Problems_log.$D$2:.$D$10270];[.$A13];[$Algorithm_Problems_log.$B$2:.$B$10270];&quot;Easy&quot;);[.$B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];[$Algorithm_Problems_log.$B$2:.$B$10270];&quot;Medium&quot;);[.$C1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];[$Algorithm_Problems_log.$B$2:.$B$10270];&quot;Hard&quot;);[.$D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1" calcext:value-type="date">
            <text:p>04/11/2025</text:p>
          </table:table-cell>
          <table:table-cell table:style-name="ce65" table:formula="of:=IFERROR(AVERAGEIFS([$Algorithm_Problems_log.$O$2:.$O$10270];[$Algorithm_Problems_log.$D$2:.$D$10270];[.$A14];[$Algorithm_Problems_log.$B$2:.$B$10270];&quot;Easy&quot;);[.$B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];[$Algorithm_Problems_log.$B$2:.$B$10270];&quot;Medium&quot;);[.$C1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];[$Algorithm_Problems_log.$B$2:.$B$10270];&quot;Hard&quot;);[.$D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10" calcext:value-type="date">
            <text:p>04/10/2025</text:p>
          </table:table-cell>
          <table:table-cell table:style-name="ce65" table:formula="of:=IFERROR(AVERAGEIFS([$Algorithm_Problems_log.$O$2:.$O$10270];[$Algorithm_Problems_log.$D$2:.$D$10270];[.$A15];[$Algorithm_Problems_log.$B$2:.$B$10270];&quot;Easy&quot;);[.$B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];[$Algorithm_Problems_log.$B$2:.$B$10270];&quot;Medium&quot;);[.$C1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];[$Algorithm_Problems_log.$B$2:.$B$10270];&quot;Hard&quot;);[.$D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9" calcext:value-type="date">
            <text:p>04/09/2025</text:p>
          </table:table-cell>
          <table:table-cell table:style-name="ce65" table:formula="of:=IFERROR(AVERAGEIFS([$Algorithm_Problems_log.$O$2:.$O$10270];[$Algorithm_Problems_log.$D$2:.$D$10270];[.$A16];[$Algorithm_Problems_log.$B$2:.$B$10270];&quot;Easy&quot;);[.$B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];[$Algorithm_Problems_log.$B$2:.$B$10270];&quot;Medium&quot;);[.$C1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];[$Algorithm_Problems_log.$B$2:.$B$10270];&quot;Hard&quot;);[.$D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8" calcext:value-type="date">
            <text:p>04/08/2025</text:p>
          </table:table-cell>
          <table:table-cell table:style-name="ce65" table:formula="of:=IFERROR(AVERAGEIFS([$Algorithm_Problems_log.$O$2:.$O$10270];[$Algorithm_Problems_log.$D$2:.$D$10270];[.$A17];[$Algorithm_Problems_log.$B$2:.$B$10270];&quot;Easy&quot;);[.$B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];[$Algorithm_Problems_log.$B$2:.$B$10270];&quot;Medium&quot;);[.$C1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];[$Algorithm_Problems_log.$B$2:.$B$10270];&quot;Hard&quot;);[.$D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7" calcext:value-type="date">
            <text:p>04/07/2025</text:p>
          </table:table-cell>
          <table:table-cell table:style-name="ce65" table:formula="of:=IFERROR(AVERAGEIFS([$Algorithm_Problems_log.$O$2:.$O$10270];[$Algorithm_Problems_log.$D$2:.$D$10270];[.$A18];[$Algorithm_Problems_log.$B$2:.$B$10270];&quot;Easy&quot;);[.$B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];[$Algorithm_Problems_log.$B$2:.$B$10270];&quot;Medium&quot;);[.$C1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];[$Algorithm_Problems_log.$B$2:.$B$10270];&quot;Hard&quot;);[.$D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6" calcext:value-type="date">
            <text:p>04/06/2025</text:p>
          </table:table-cell>
          <table:table-cell table:style-name="ce65" table:formula="of:=IFERROR(AVERAGEIFS([$Algorithm_Problems_log.$O$2:.$O$10270];[$Algorithm_Problems_log.$D$2:.$D$10270];[.$A19];[$Algorithm_Problems_log.$B$2:.$B$10270];&quot;Easy&quot;);[.$B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];[$Algorithm_Problems_log.$B$2:.$B$10270];&quot;Medium&quot;);[.$C2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];[$Algorithm_Problems_log.$B$2:.$B$10270];&quot;Hard&quot;);[.$D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5" calcext:value-type="date">
            <text:p>04/05/2025</text:p>
          </table:table-cell>
          <table:table-cell table:style-name="ce65" table:formula="of:=IFERROR(AVERAGEIFS([$Algorithm_Problems_log.$O$2:.$O$10270];[$Algorithm_Problems_log.$D$2:.$D$10270];[.$A20];[$Algorithm_Problems_log.$B$2:.$B$10270];&quot;Easy&quot;);[.$B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];[$Algorithm_Problems_log.$B$2:.$B$10270];&quot;Medium&quot;);[.$C2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0];[$Algorithm_Problems_log.$B$2:.$B$10270];&quot;Hard&quot;);[.$D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4" calcext:value-type="date">
            <text:p>04/04/2025</text:p>
          </table:table-cell>
          <table:table-cell table:style-name="ce65" table:formula="of:=IFERROR(AVERAGEIFS([$Algorithm_Problems_log.$O$2:.$O$10270];[$Algorithm_Problems_log.$D$2:.$D$10270];[.$A21];[$Algorithm_Problems_log.$B$2:.$B$10270];&quot;Easy&quot;);[.$B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1];[$Algorithm_Problems_log.$B$2:.$B$10270];&quot;Medium&quot;);[.$C2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1];[$Algorithm_Problems_log.$B$2:.$B$10270];&quot;Hard&quot;);[.$D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3" calcext:value-type="date">
            <text:p>04/03/2025</text:p>
          </table:table-cell>
          <table:table-cell table:style-name="ce65" table:formula="of:=IFERROR(AVERAGEIFS([$Algorithm_Problems_log.$O$2:.$O$10270];[$Algorithm_Problems_log.$D$2:.$D$10270];[.$A22];[$Algorithm_Problems_log.$B$2:.$B$10270];&quot;Easy&quot;);[.$B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];[$Algorithm_Problems_log.$B$2:.$B$10270];&quot;Medium&quot;);[.$C2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2];[$Algorithm_Problems_log.$B$2:.$B$10270];&quot;Hard&quot;);[.$D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2" calcext:value-type="date">
            <text:p>04/02/2025</text:p>
          </table:table-cell>
          <table:table-cell table:style-name="ce65" table:formula="of:=IFERROR(AVERAGEIFS([$Algorithm_Problems_log.$O$2:.$O$10270];[$Algorithm_Problems_log.$D$2:.$D$10270];[.$A23];[$Algorithm_Problems_log.$B$2:.$B$10270];&quot;Easy&quot;);[.$B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3];[$Algorithm_Problems_log.$B$2:.$B$10270];&quot;Medium&quot;);[.$C2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3];[$Algorithm_Problems_log.$B$2:.$B$10270];&quot;Hard&quot;);[.$D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4-01" calcext:value-type="date">
            <text:p>04/01/2025</text:p>
          </table:table-cell>
          <table:table-cell table:style-name="ce65" table:formula="of:=IFERROR(AVERAGEIFS([$Algorithm_Problems_log.$O$2:.$O$10270];[$Algorithm_Problems_log.$D$2:.$D$10270];[.$A24];[$Algorithm_Problems_log.$B$2:.$B$10270];&quot;Easy&quot;);[.$B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4];[$Algorithm_Problems_log.$B$2:.$B$10270];&quot;Medium&quot;);[.$C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4];[$Algorithm_Problems_log.$B$2:.$B$10270];&quot;Hard&quot;);[.$D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1" calcext:value-type="date">
            <text:p>03/31/2025</text:p>
          </table:table-cell>
          <table:table-cell table:style-name="ce65" table:formula="of:=IFERROR(AVERAGEIFS([$Algorithm_Problems_log.$O$2:.$O$10270];[$Algorithm_Problems_log.$D$2:.$D$10270];[.$A25];[$Algorithm_Problems_log.$B$2:.$B$10270];&quot;Easy&quot;);[.$B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5];[$Algorithm_Problems_log.$B$2:.$B$10270];&quot;Medium&quot;);[.$C2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5];[$Algorithm_Problems_log.$B$2:.$B$10270];&quot;Hard&quot;);[.$D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30" calcext:value-type="date">
            <text:p>03/30/2025</text:p>
          </table:table-cell>
          <table:table-cell table:style-name="ce65" table:formula="of:=IFERROR(AVERAGEIFS([$Algorithm_Problems_log.$O$2:.$O$10270];[$Algorithm_Problems_log.$D$2:.$D$10270];[.$A26];[$Algorithm_Problems_log.$B$2:.$B$10270];&quot;Easy&quot;);[.$B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6];[$Algorithm_Problems_log.$B$2:.$B$10270];&quot;Medium&quot;);[.$C2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6];[$Algorithm_Problems_log.$B$2:.$B$10270];&quot;Hard&quot;);[.$D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9" calcext:value-type="date">
            <text:p>03/29/2025</text:p>
          </table:table-cell>
          <table:table-cell table:style-name="ce65" table:formula="of:=IFERROR(AVERAGEIFS([$Algorithm_Problems_log.$O$2:.$O$10270];[$Algorithm_Problems_log.$D$2:.$D$10270];[.$A27];[$Algorithm_Problems_log.$B$2:.$B$10270];&quot;Easy&quot;);[.$B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7];[$Algorithm_Problems_log.$B$2:.$B$10270];&quot;Medium&quot;);[.$C2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7];[$Algorithm_Problems_log.$B$2:.$B$10270];&quot;Hard&quot;);[.$D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8" calcext:value-type="date">
            <text:p>03/28/2025</text:p>
          </table:table-cell>
          <table:table-cell table:style-name="ce65" table:formula="of:=IFERROR(AVERAGEIFS([$Algorithm_Problems_log.$O$2:.$O$10270];[$Algorithm_Problems_log.$D$2:.$D$10270];[.$A28];[$Algorithm_Problems_log.$B$2:.$B$10270];&quot;Easy&quot;);[.$B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8];[$Algorithm_Problems_log.$B$2:.$B$10270];&quot;Medium&quot;);[.$C2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8];[$Algorithm_Problems_log.$B$2:.$B$10270];&quot;Hard&quot;);[.$D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7" calcext:value-type="date">
            <text:p>03/27/2025</text:p>
          </table:table-cell>
          <table:table-cell table:style-name="ce65" table:formula="of:=IFERROR(AVERAGEIFS([$Algorithm_Problems_log.$O$2:.$O$10270];[$Algorithm_Problems_log.$D$2:.$D$10270];[.$A29];[$Algorithm_Problems_log.$B$2:.$B$10270];&quot;Easy&quot;);[.$B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9];[$Algorithm_Problems_log.$B$2:.$B$10270];&quot;Medium&quot;);[.$C3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9];[$Algorithm_Problems_log.$B$2:.$B$10270];&quot;Hard&quot;);[.$D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6" calcext:value-type="date">
            <text:p>03/26/2025</text:p>
          </table:table-cell>
          <table:table-cell table:style-name="ce65" table:formula="of:=IFERROR(AVERAGEIFS([$Algorithm_Problems_log.$O$2:.$O$10270];[$Algorithm_Problems_log.$D$2:.$D$10270];[.$A30];[$Algorithm_Problems_log.$B$2:.$B$10270];&quot;Easy&quot;);[.$B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0];[$Algorithm_Problems_log.$B$2:.$B$10270];&quot;Medium&quot;);[.$C3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0];[$Algorithm_Problems_log.$B$2:.$B$10270];&quot;Hard&quot;);[.$D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5" calcext:value-type="date">
            <text:p>03/25/2025</text:p>
          </table:table-cell>
          <table:table-cell table:style-name="ce65" table:formula="of:=IFERROR(AVERAGEIFS([$Algorithm_Problems_log.$O$2:.$O$10270];[$Algorithm_Problems_log.$D$2:.$D$10270];[.$A31];[$Algorithm_Problems_log.$B$2:.$B$10270];&quot;Easy&quot;);[.$B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1];[$Algorithm_Problems_log.$B$2:.$B$10270];&quot;Medium&quot;);[.$C3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1];[$Algorithm_Problems_log.$B$2:.$B$10270];&quot;Hard&quot;);[.$D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4" calcext:value-type="date">
            <text:p>03/24/2025</text:p>
          </table:table-cell>
          <table:table-cell table:style-name="ce65" table:formula="of:=IFERROR(AVERAGEIFS([$Algorithm_Problems_log.$O$2:.$O$10270];[$Algorithm_Problems_log.$D$2:.$D$10270];[.$A32];[$Algorithm_Problems_log.$B$2:.$B$10270];&quot;Easy&quot;);[.$B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2];[$Algorithm_Problems_log.$B$2:.$B$10270];&quot;Medium&quot;);[.$C3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2];[$Algorithm_Problems_log.$B$2:.$B$10270];&quot;Hard&quot;);[.$D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3" calcext:value-type="date">
            <text:p>03/23/2025</text:p>
          </table:table-cell>
          <table:table-cell table:style-name="ce65" table:formula="of:=IFERROR(AVERAGEIFS([$Algorithm_Problems_log.$O$2:.$O$10270];[$Algorithm_Problems_log.$D$2:.$D$10270];[.$A33];[$Algorithm_Problems_log.$B$2:.$B$10270];&quot;Easy&quot;);[.$B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3];[$Algorithm_Problems_log.$B$2:.$B$10270];&quot;Medium&quot;);[.$C3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3];[$Algorithm_Problems_log.$B$2:.$B$10270];&quot;Hard&quot;);[.$D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2" calcext:value-type="date">
            <text:p>03/22/2025</text:p>
          </table:table-cell>
          <table:table-cell table:style-name="ce65" table:formula="of:=IFERROR(AVERAGEIFS([$Algorithm_Problems_log.$O$2:.$O$10270];[$Algorithm_Problems_log.$D$2:.$D$10270];[.$A34];[$Algorithm_Problems_log.$B$2:.$B$10270];&quot;Easy&quot;);[.$B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4];[$Algorithm_Problems_log.$B$2:.$B$10270];&quot;Medium&quot;);[.$C3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4];[$Algorithm_Problems_log.$B$2:.$B$10270];&quot;Hard&quot;);[.$D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1" calcext:value-type="date">
            <text:p>03/21/2025</text:p>
          </table:table-cell>
          <table:table-cell table:style-name="ce65" table:formula="of:=IFERROR(AVERAGEIFS([$Algorithm_Problems_log.$O$2:.$O$10270];[$Algorithm_Problems_log.$D$2:.$D$10270];[.$A35];[$Algorithm_Problems_log.$B$2:.$B$10270];&quot;Easy&quot;);[.$B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5];[$Algorithm_Problems_log.$B$2:.$B$10270];&quot;Medium&quot;);[.$C3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5];[$Algorithm_Problems_log.$B$2:.$B$10270];&quot;Hard&quot;);[.$D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20" calcext:value-type="date">
            <text:p>03/20/2025</text:p>
          </table:table-cell>
          <table:table-cell table:style-name="ce65" table:formula="of:=IFERROR(AVERAGEIFS([$Algorithm_Problems_log.$O$2:.$O$10270];[$Algorithm_Problems_log.$D$2:.$D$10270];[.$A36];[$Algorithm_Problems_log.$B$2:.$B$10270];&quot;Easy&quot;);[.$B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6];[$Algorithm_Problems_log.$B$2:.$B$10270];&quot;Medium&quot;);[.$C3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6];[$Algorithm_Problems_log.$B$2:.$B$10270];&quot;Hard&quot;);[.$D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9" calcext:value-type="date">
            <text:p>03/19/2025</text:p>
          </table:table-cell>
          <table:table-cell table:style-name="ce65" table:formula="of:=IFERROR(AVERAGEIFS([$Algorithm_Problems_log.$O$2:.$O$10270];[$Algorithm_Problems_log.$D$2:.$D$10270];[.$A37];[$Algorithm_Problems_log.$B$2:.$B$10270];&quot;Easy&quot;);[.$B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7];[$Algorithm_Problems_log.$B$2:.$B$10270];&quot;Medium&quot;);[.$C3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7];[$Algorithm_Problems_log.$B$2:.$B$10270];&quot;Hard&quot;);[.$D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8" calcext:value-type="date">
            <text:p>03/18/2025</text:p>
          </table:table-cell>
          <table:table-cell table:style-name="ce65" table:formula="of:=IFERROR(AVERAGEIFS([$Algorithm_Problems_log.$O$2:.$O$10270];[$Algorithm_Problems_log.$D$2:.$D$10270];[.$A38];[$Algorithm_Problems_log.$B$2:.$B$10270];&quot;Easy&quot;);[.$B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8];[$Algorithm_Problems_log.$B$2:.$B$10270];&quot;Medium&quot;);[.$C3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8];[$Algorithm_Problems_log.$B$2:.$B$10270];&quot;Hard&quot;);[.$D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7" calcext:value-type="date">
            <text:p>03/17/2025</text:p>
          </table:table-cell>
          <table:table-cell table:style-name="ce65" table:formula="of:=IFERROR(AVERAGEIFS([$Algorithm_Problems_log.$O$2:.$O$10270];[$Algorithm_Problems_log.$D$2:.$D$10270];[.$A39];[$Algorithm_Problems_log.$B$2:.$B$10270];&quot;Easy&quot;);[.$B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39];[$Algorithm_Problems_log.$B$2:.$B$10270];&quot;Medium&quot;);[.$C4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39];[$Algorithm_Problems_log.$B$2:.$B$10270];&quot;Hard&quot;);[.$D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3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6" calcext:value-type="date">
            <text:p>03/16/2025</text:p>
          </table:table-cell>
          <table:table-cell table:style-name="ce65" table:formula="of:=IFERROR(AVERAGEIFS([$Algorithm_Problems_log.$O$2:.$O$10270];[$Algorithm_Problems_log.$D$2:.$D$10270];[.$A40];[$Algorithm_Problems_log.$B$2:.$B$10270];&quot;Easy&quot;);[.$B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0];[$Algorithm_Problems_log.$B$2:.$B$10270];&quot;Medium&quot;);[.$C4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0];[$Algorithm_Problems_log.$B$2:.$B$10270];&quot;Hard&quot;);[.$D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5" calcext:value-type="date">
            <text:p>03/15/2025</text:p>
          </table:table-cell>
          <table:table-cell table:style-name="ce65" table:formula="of:=IFERROR(AVERAGEIFS([$Algorithm_Problems_log.$O$2:.$O$10270];[$Algorithm_Problems_log.$D$2:.$D$10270];[.$A41];[$Algorithm_Problems_log.$B$2:.$B$10270];&quot;Easy&quot;);[.$B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1];[$Algorithm_Problems_log.$B$2:.$B$10270];&quot;Medium&quot;);[.$C4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1];[$Algorithm_Problems_log.$B$2:.$B$10270];&quot;Hard&quot;);[.$D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1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4" calcext:value-type="date">
            <text:p>03/14/2025</text:p>
          </table:table-cell>
          <table:table-cell table:style-name="ce65" table:formula="of:=IFERROR(AVERAGEIFS([$Algorithm_Problems_log.$O$2:.$O$10270];[$Algorithm_Problems_log.$D$2:.$D$10270];[.$A42];[$Algorithm_Problems_log.$B$2:.$B$10270];&quot;Easy&quot;);[.$B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2];[$Algorithm_Problems_log.$B$2:.$B$10270];&quot;Medium&quot;);[.$C4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2];[$Algorithm_Problems_log.$B$2:.$B$10270];&quot;Hard&quot;);[.$D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2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3" calcext:value-type="date">
            <text:p>03/13/2025</text:p>
          </table:table-cell>
          <table:table-cell table:style-name="ce65" table:formula="of:=IFERROR(AVERAGEIFS([$Algorithm_Problems_log.$O$2:.$O$10270];[$Algorithm_Problems_log.$D$2:.$D$10270];[.$A43];[$Algorithm_Problems_log.$B$2:.$B$10270];&quot;Easy&quot;);[.$B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3];[$Algorithm_Problems_log.$B$2:.$B$10270];&quot;Medium&quot;);[.$C4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3];[$Algorithm_Problems_log.$B$2:.$B$10270];&quot;Hard&quot;);[.$D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3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2" calcext:value-type="date">
            <text:p>03/12/2025</text:p>
          </table:table-cell>
          <table:table-cell table:style-name="ce65" table:formula="of:=IFERROR(AVERAGEIFS([$Algorithm_Problems_log.$O$2:.$O$10270];[$Algorithm_Problems_log.$D$2:.$D$10270];[.$A44];[$Algorithm_Problems_log.$B$2:.$B$10270];&quot;Easy&quot;);[.$B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4];[$Algorithm_Problems_log.$B$2:.$B$10270];&quot;Medium&quot;);[.$C4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4];[$Algorithm_Problems_log.$B$2:.$B$10270];&quot;Hard&quot;);[.$D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4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1" calcext:value-type="date">
            <text:p>03/11/2025</text:p>
          </table:table-cell>
          <table:table-cell table:style-name="ce65" table:formula="of:=IFERROR(AVERAGEIFS([$Algorithm_Problems_log.$O$2:.$O$10270];[$Algorithm_Problems_log.$D$2:.$D$10270];[.$A45];[$Algorithm_Problems_log.$B$2:.$B$10270];&quot;Easy&quot;);[.$B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5];[$Algorithm_Problems_log.$B$2:.$B$10270];&quot;Medium&quot;);[.$C4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5];[$Algorithm_Problems_log.$B$2:.$B$10270];&quot;Hard&quot;);[.$D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5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10" calcext:value-type="date">
            <text:p>03/10/2025</text:p>
          </table:table-cell>
          <table:table-cell table:style-name="ce65" table:formula="of:=IFERROR(AVERAGEIFS([$Algorithm_Problems_log.$O$2:.$O$10270];[$Algorithm_Problems_log.$D$2:.$D$10270];[.$A46];[$Algorithm_Problems_log.$B$2:.$B$10270];&quot;Easy&quot;);[.$B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6];[$Algorithm_Problems_log.$B$2:.$B$10270];&quot;Medium&quot;);[.$C4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6];[$Algorithm_Problems_log.$B$2:.$B$10270];&quot;Hard&quot;);[.$D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6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9" calcext:value-type="date">
            <text:p>03/09/2025</text:p>
          </table:table-cell>
          <table:table-cell table:style-name="ce65" table:formula="of:=IFERROR(AVERAGEIFS([$Algorithm_Problems_log.$O$2:.$O$10270];[$Algorithm_Problems_log.$D$2:.$D$10270];[.$A47];[$Algorithm_Problems_log.$B$2:.$B$10270];&quot;Easy&quot;);[.$B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7];[$Algorithm_Problems_log.$B$2:.$B$10270];&quot;Medium&quot;);[.$C4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7];[$Algorithm_Problems_log.$B$2:.$B$10270];&quot;Hard&quot;);[.$D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7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8" calcext:value-type="date">
            <text:p>03/08/2025</text:p>
          </table:table-cell>
          <table:table-cell table:style-name="ce65" table:formula="of:=IFERROR(AVERAGEIFS([$Algorithm_Problems_log.$O$2:.$O$10270];[$Algorithm_Problems_log.$D$2:.$D$10270];[.$A48];[$Algorithm_Problems_log.$B$2:.$B$10270];&quot;Easy&quot;);[.$B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8];[$Algorithm_Problems_log.$B$2:.$B$10270];&quot;Medium&quot;);[.$C4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8];[$Algorithm_Problems_log.$B$2:.$B$10270];&quot;Hard&quot;);[.$D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8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7" calcext:value-type="date">
            <text:p>03/07/2025</text:p>
          </table:table-cell>
          <table:table-cell table:style-name="ce65" table:formula="of:=IFERROR(AVERAGEIFS([$Algorithm_Problems_log.$O$2:.$O$10270];[$Algorithm_Problems_log.$D$2:.$D$10270];[.$A49];[$Algorithm_Problems_log.$B$2:.$B$10270];&quot;Easy&quot;);[.$B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49];[$Algorithm_Problems_log.$B$2:.$B$10270];&quot;Medium&quot;);[.$C5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49];[$Algorithm_Problems_log.$B$2:.$B$10270];&quot;Hard&quot;);[.$D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49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6" calcext:value-type="date">
            <text:p>03/06/2025</text:p>
          </table:table-cell>
          <table:table-cell table:style-name="ce65" table:formula="of:=IFERROR(AVERAGEIFS([$Algorithm_Problems_log.$O$2:.$O$10270];[$Algorithm_Problems_log.$D$2:.$D$10270];[.$A50];[$Algorithm_Problems_log.$B$2:.$B$10270];&quot;Easy&quot;);[.$B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0];[$Algorithm_Problems_log.$B$2:.$B$10270];&quot;Medium&quot;);[.$C5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0];[$Algorithm_Problems_log.$B$2:.$B$10270];&quot;Hard&quot;);[.$D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0] &lt;= TODAY();&quot;Display&quot;;&quot;Hide&quot;)" office:value-type="string" office:string-value="Hide" calcext:value-type="string">
            <text:p>Hide</text:p>
          </table:table-cell>
          <table:table-cell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5" calcext:value-type="date">
            <text:p>03/05/2025</text:p>
          </table:table-cell>
          <table:table-cell table:style-name="ce65" table:formula="of:=IFERROR(AVERAGEIFS([$Algorithm_Problems_log.$O$2:.$O$10270];[$Algorithm_Problems_log.$D$2:.$D$10270];[.$A51];[$Algorithm_Problems_log.$B$2:.$B$10270];&quot;Easy&quot;);[.$B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1];[$Algorithm_Problems_log.$B$2:.$B$10270];&quot;Medium&quot;);[.$C5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1];[$Algorithm_Problems_log.$B$2:.$B$10270];&quot;Hard&quot;);[.$D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4" calcext:value-type="date">
            <text:p>03/04/2025</text:p>
          </table:table-cell>
          <table:table-cell table:style-name="ce65" table:formula="of:=IFERROR(AVERAGEIFS([$Algorithm_Problems_log.$O$2:.$O$10270];[$Algorithm_Problems_log.$D$2:.$D$10270];[.$A52];[$Algorithm_Problems_log.$B$2:.$B$10270];&quot;Easy&quot;);[.$B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2];[$Algorithm_Problems_log.$B$2:.$B$10270];&quot;Medium&quot;);[.$C5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2];[$Algorithm_Problems_log.$B$2:.$B$10270];&quot;Hard&quot;);[.$D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3" calcext:value-type="date">
            <text:p>03/03/2025</text:p>
          </table:table-cell>
          <table:table-cell table:style-name="ce65" table:formula="of:=IFERROR(AVERAGEIFS([$Algorithm_Problems_log.$O$2:.$O$10270];[$Algorithm_Problems_log.$D$2:.$D$10270];[.$A53];[$Algorithm_Problems_log.$B$2:.$B$10270];&quot;Easy&quot;);[.$B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3];[$Algorithm_Problems_log.$B$2:.$B$10270];&quot;Medium&quot;);[.$C5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3];[$Algorithm_Problems_log.$B$2:.$B$10270];&quot;Hard&quot;);[.$D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2" calcext:value-type="date">
            <text:p>03/02/2025</text:p>
          </table:table-cell>
          <table:table-cell table:style-name="ce65" table:formula="of:=IFERROR(AVERAGEIFS([$Algorithm_Problems_log.$O$2:.$O$10270];[$Algorithm_Problems_log.$D$2:.$D$10270];[.$A54];[$Algorithm_Problems_log.$B$2:.$B$10270];&quot;Easy&quot;);[.$B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4];[$Algorithm_Problems_log.$B$2:.$B$10270];&quot;Medium&quot;);[.$C5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4];[$Algorithm_Problems_log.$B$2:.$B$10270];&quot;Hard&quot;);[.$D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3-01" calcext:value-type="date">
            <text:p>03/01/2025</text:p>
          </table:table-cell>
          <table:table-cell table:style-name="ce65" table:formula="of:=IFERROR(AVERAGEIFS([$Algorithm_Problems_log.$O$2:.$O$10270];[$Algorithm_Problems_log.$D$2:.$D$10270];[.$A55];[$Algorithm_Problems_log.$B$2:.$B$10270];&quot;Easy&quot;);[.$B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5];[$Algorithm_Problems_log.$B$2:.$B$10270];&quot;Medium&quot;);[.$C5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5];[$Algorithm_Problems_log.$B$2:.$B$10270];&quot;Hard&quot;);[.$D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8" calcext:value-type="date">
            <text:p>02/28/2025</text:p>
          </table:table-cell>
          <table:table-cell table:style-name="ce65" table:formula="of:=IFERROR(AVERAGEIFS([$Algorithm_Problems_log.$O$2:.$O$10270];[$Algorithm_Problems_log.$D$2:.$D$10270];[.$A56];[$Algorithm_Problems_log.$B$2:.$B$10270];&quot;Easy&quot;);[.$B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6];[$Algorithm_Problems_log.$B$2:.$B$10270];&quot;Medium&quot;);[.$C5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6];[$Algorithm_Problems_log.$B$2:.$B$10270];&quot;Hard&quot;);[.$D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7" calcext:value-type="date">
            <text:p>02/27/2025</text:p>
          </table:table-cell>
          <table:table-cell table:style-name="ce65" table:formula="of:=IFERROR(AVERAGEIFS([$Algorithm_Problems_log.$O$2:.$O$10270];[$Algorithm_Problems_log.$D$2:.$D$10270];[.$A57];[$Algorithm_Problems_log.$B$2:.$B$10270];&quot;Easy&quot;);[.$B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7];[$Algorithm_Problems_log.$B$2:.$B$10270];&quot;Medium&quot;);[.$C5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7];[$Algorithm_Problems_log.$B$2:.$B$10270];&quot;Hard&quot;);[.$D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6" calcext:value-type="date">
            <text:p>02/26/2025</text:p>
          </table:table-cell>
          <table:table-cell table:style-name="ce65" table:formula="of:=IFERROR(AVERAGEIFS([$Algorithm_Problems_log.$O$2:.$O$10270];[$Algorithm_Problems_log.$D$2:.$D$10270];[.$A58];[$Algorithm_Problems_log.$B$2:.$B$10270];&quot;Easy&quot;);[.$B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8];[$Algorithm_Problems_log.$B$2:.$B$10270];&quot;Medium&quot;);[.$C5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8];[$Algorithm_Problems_log.$B$2:.$B$10270];&quot;Hard&quot;);[.$D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5" calcext:value-type="date">
            <text:p>02/25/2025</text:p>
          </table:table-cell>
          <table:table-cell table:style-name="ce65" table:formula="of:=IFERROR(AVERAGEIFS([$Algorithm_Problems_log.$O$2:.$O$10270];[$Algorithm_Problems_log.$D$2:.$D$10270];[.$A59];[$Algorithm_Problems_log.$B$2:.$B$10270];&quot;Easy&quot;);[.$B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59];[$Algorithm_Problems_log.$B$2:.$B$10270];&quot;Medium&quot;);[.$C6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59];[$Algorithm_Problems_log.$B$2:.$B$10270];&quot;Hard&quot;);[.$D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4" calcext:value-type="date">
            <text:p>02/24/2025</text:p>
          </table:table-cell>
          <table:table-cell table:style-name="ce65" table:formula="of:=IFERROR(AVERAGEIFS([$Algorithm_Problems_log.$O$2:.$O$10270];[$Algorithm_Problems_log.$D$2:.$D$10270];[.$A60];[$Algorithm_Problems_log.$B$2:.$B$10270];&quot;Easy&quot;);[.$B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0];[$Algorithm_Problems_log.$B$2:.$B$10270];&quot;Medium&quot;);[.$C6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0];[$Algorithm_Problems_log.$B$2:.$B$10270];&quot;Hard&quot;);[.$D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3" calcext:value-type="date">
            <text:p>02/23/2025</text:p>
          </table:table-cell>
          <table:table-cell table:style-name="ce65" table:formula="of:=IFERROR(AVERAGEIFS([$Algorithm_Problems_log.$O$2:.$O$10270];[$Algorithm_Problems_log.$D$2:.$D$10270];[.$A61];[$Algorithm_Problems_log.$B$2:.$B$10270];&quot;Easy&quot;);[.$B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1];[$Algorithm_Problems_log.$B$2:.$B$10270];&quot;Medium&quot;);[.$C6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1];[$Algorithm_Problems_log.$B$2:.$B$10270];&quot;Hard&quot;);[.$D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2" calcext:value-type="date">
            <text:p>02/22/2025</text:p>
          </table:table-cell>
          <table:table-cell table:style-name="ce65" table:formula="of:=IFERROR(AVERAGEIFS([$Algorithm_Problems_log.$O$2:.$O$10270];[$Algorithm_Problems_log.$D$2:.$D$10270];[.$A62];[$Algorithm_Problems_log.$B$2:.$B$10270];&quot;Easy&quot;);[.$B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2];[$Algorithm_Problems_log.$B$2:.$B$10270];&quot;Medium&quot;);[.$C6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2];[$Algorithm_Problems_log.$B$2:.$B$10270];&quot;Hard&quot;);[.$D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1" calcext:value-type="date">
            <text:p>02/21/2025</text:p>
          </table:table-cell>
          <table:table-cell table:style-name="ce65" table:formula="of:=IFERROR(AVERAGEIFS([$Algorithm_Problems_log.$O$2:.$O$10270];[$Algorithm_Problems_log.$D$2:.$D$10270];[.$A63];[$Algorithm_Problems_log.$B$2:.$B$10270];&quot;Easy&quot;);[.$B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3];[$Algorithm_Problems_log.$B$2:.$B$10270];&quot;Medium&quot;);[.$C6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3];[$Algorithm_Problems_log.$B$2:.$B$10270];&quot;Hard&quot;);[.$D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20" calcext:value-type="date">
            <text:p>02/20/2025</text:p>
          </table:table-cell>
          <table:table-cell table:style-name="ce65" table:formula="of:=IFERROR(AVERAGEIFS([$Algorithm_Problems_log.$O$2:.$O$10270];[$Algorithm_Problems_log.$D$2:.$D$10270];[.$A64];[$Algorithm_Problems_log.$B$2:.$B$10270];&quot;Easy&quot;);[.$B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4];[$Algorithm_Problems_log.$B$2:.$B$10270];&quot;Medium&quot;);[.$C6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4];[$Algorithm_Problems_log.$B$2:.$B$10270];&quot;Hard&quot;);[.$D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9" calcext:value-type="date">
            <text:p>02/19/2025</text:p>
          </table:table-cell>
          <table:table-cell table:style-name="ce65" table:formula="of:=IFERROR(AVERAGEIFS([$Algorithm_Problems_log.$O$2:.$O$10270];[$Algorithm_Problems_log.$D$2:.$D$10270];[.$A65];[$Algorithm_Problems_log.$B$2:.$B$10270];&quot;Easy&quot;);[.$B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5];[$Algorithm_Problems_log.$B$2:.$B$10270];&quot;Medium&quot;);[.$C6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5];[$Algorithm_Problems_log.$B$2:.$B$10270];&quot;Hard&quot;);[.$D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8" calcext:value-type="date">
            <text:p>02/18/2025</text:p>
          </table:table-cell>
          <table:table-cell table:style-name="ce65" table:formula="of:=IFERROR(AVERAGEIFS([$Algorithm_Problems_log.$O$2:.$O$10270];[$Algorithm_Problems_log.$D$2:.$D$10270];[.$A66];[$Algorithm_Problems_log.$B$2:.$B$10270];&quot;Easy&quot;);[.$B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6];[$Algorithm_Problems_log.$B$2:.$B$10270];&quot;Medium&quot;);[.$C6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6];[$Algorithm_Problems_log.$B$2:.$B$10270];&quot;Hard&quot;);[.$D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7" calcext:value-type="date">
            <text:p>02/17/2025</text:p>
          </table:table-cell>
          <table:table-cell table:style-name="ce65" table:formula="of:=IFERROR(AVERAGEIFS([$Algorithm_Problems_log.$O$2:.$O$10270];[$Algorithm_Problems_log.$D$2:.$D$10270];[.$A67];[$Algorithm_Problems_log.$B$2:.$B$10270];&quot;Easy&quot;);[.$B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7];[$Algorithm_Problems_log.$B$2:.$B$10270];&quot;Medium&quot;);[.$C6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7];[$Algorithm_Problems_log.$B$2:.$B$10270];&quot;Hard&quot;);[.$D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6" calcext:value-type="date">
            <text:p>02/16/2025</text:p>
          </table:table-cell>
          <table:table-cell table:style-name="ce65" table:formula="of:=IFERROR(AVERAGEIFS([$Algorithm_Problems_log.$O$2:.$O$10270];[$Algorithm_Problems_log.$D$2:.$D$10270];[.$A68];[$Algorithm_Problems_log.$B$2:.$B$10270];&quot;Easy&quot;);[.$B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8];[$Algorithm_Problems_log.$B$2:.$B$10270];&quot;Medium&quot;);[.$C6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8];[$Algorithm_Problems_log.$B$2:.$B$10270];&quot;Hard&quot;);[.$D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5" calcext:value-type="date">
            <text:p>02/15/2025</text:p>
          </table:table-cell>
          <table:table-cell table:style-name="ce65" table:formula="of:=IFERROR(AVERAGEIFS([$Algorithm_Problems_log.$O$2:.$O$10270];[$Algorithm_Problems_log.$D$2:.$D$10270];[.$A69];[$Algorithm_Problems_log.$B$2:.$B$10270];&quot;Easy&quot;);[.$B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69];[$Algorithm_Problems_log.$B$2:.$B$10270];&quot;Medium&quot;);[.$C7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69];[$Algorithm_Problems_log.$B$2:.$B$10270];&quot;Hard&quot;);[.$D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4" calcext:value-type="date">
            <text:p>02/14/2025</text:p>
          </table:table-cell>
          <table:table-cell table:style-name="ce65" table:formula="of:=IFERROR(AVERAGEIFS([$Algorithm_Problems_log.$O$2:.$O$10270];[$Algorithm_Problems_log.$D$2:.$D$10270];[.$A70];[$Algorithm_Problems_log.$B$2:.$B$10270];&quot;Easy&quot;);[.$B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0];[$Algorithm_Problems_log.$B$2:.$B$10270];&quot;Medium&quot;);[.$C7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0];[$Algorithm_Problems_log.$B$2:.$B$10270];&quot;Hard&quot;);[.$D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3" calcext:value-type="date">
            <text:p>02/13/2025</text:p>
          </table:table-cell>
          <table:table-cell table:style-name="ce65" table:formula="of:=IFERROR(AVERAGEIFS([$Algorithm_Problems_log.$O$2:.$O$10270];[$Algorithm_Problems_log.$D$2:.$D$10270];[.$A71];[$Algorithm_Problems_log.$B$2:.$B$10270];&quot;Easy&quot;);[.$B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1];[$Algorithm_Problems_log.$B$2:.$B$10270];&quot;Medium&quot;);[.$C7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1];[$Algorithm_Problems_log.$B$2:.$B$10270];&quot;Hard&quot;);[.$D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2" calcext:value-type="date">
            <text:p>02/12/2025</text:p>
          </table:table-cell>
          <table:table-cell table:style-name="ce65" table:formula="of:=IFERROR(AVERAGEIFS([$Algorithm_Problems_log.$O$2:.$O$10270];[$Algorithm_Problems_log.$D$2:.$D$10270];[.$A72];[$Algorithm_Problems_log.$B$2:.$B$10270];&quot;Easy&quot;);[.$B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2];[$Algorithm_Problems_log.$B$2:.$B$10270];&quot;Medium&quot;);[.$C7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2];[$Algorithm_Problems_log.$B$2:.$B$10270];&quot;Hard&quot;);[.$D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1" calcext:value-type="date">
            <text:p>02/11/2025</text:p>
          </table:table-cell>
          <table:table-cell table:style-name="ce65" table:formula="of:=IFERROR(AVERAGEIFS([$Algorithm_Problems_log.$O$2:.$O$10270];[$Algorithm_Problems_log.$D$2:.$D$10270];[.$A73];[$Algorithm_Problems_log.$B$2:.$B$10270];&quot;Easy&quot;);[.$B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3];[$Algorithm_Problems_log.$B$2:.$B$10270];&quot;Medium&quot;);[.$C7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3];[$Algorithm_Problems_log.$B$2:.$B$10270];&quot;Hard&quot;);[.$D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10" calcext:value-type="date">
            <text:p>02/10/2025</text:p>
          </table:table-cell>
          <table:table-cell table:style-name="ce65" table:formula="of:=IFERROR(AVERAGEIFS([$Algorithm_Problems_log.$O$2:.$O$10270];[$Algorithm_Problems_log.$D$2:.$D$10270];[.$A74];[$Algorithm_Problems_log.$B$2:.$B$10270];&quot;Easy&quot;);[.$B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4];[$Algorithm_Problems_log.$B$2:.$B$10270];&quot;Medium&quot;);[.$C7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4];[$Algorithm_Problems_log.$B$2:.$B$10270];&quot;Hard&quot;);[.$D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9" calcext:value-type="date">
            <text:p>02/09/2025</text:p>
          </table:table-cell>
          <table:table-cell table:style-name="ce65" table:formula="of:=IFERROR(AVERAGEIFS([$Algorithm_Problems_log.$O$2:.$O$10270];[$Algorithm_Problems_log.$D$2:.$D$10270];[.$A75];[$Algorithm_Problems_log.$B$2:.$B$10270];&quot;Easy&quot;);[.$B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5];[$Algorithm_Problems_log.$B$2:.$B$10270];&quot;Medium&quot;);[.$C7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5];[$Algorithm_Problems_log.$B$2:.$B$10270];&quot;Hard&quot;);[.$D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8" calcext:value-type="date">
            <text:p>02/08/2025</text:p>
          </table:table-cell>
          <table:table-cell table:style-name="ce65" table:formula="of:=IFERROR(AVERAGEIFS([$Algorithm_Problems_log.$O$2:.$O$10270];[$Algorithm_Problems_log.$D$2:.$D$10270];[.$A76];[$Algorithm_Problems_log.$B$2:.$B$10270];&quot;Easy&quot;);[.$B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6];[$Algorithm_Problems_log.$B$2:.$B$10270];&quot;Medium&quot;);[.$C7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6];[$Algorithm_Problems_log.$B$2:.$B$10270];&quot;Hard&quot;);[.$D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7" calcext:value-type="date">
            <text:p>02/07/2025</text:p>
          </table:table-cell>
          <table:table-cell table:style-name="ce65" table:formula="of:=IFERROR(AVERAGEIFS([$Algorithm_Problems_log.$O$2:.$O$10270];[$Algorithm_Problems_log.$D$2:.$D$10270];[.$A77];[$Algorithm_Problems_log.$B$2:.$B$10270];&quot;Easy&quot;);[.$B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7];[$Algorithm_Problems_log.$B$2:.$B$10270];&quot;Medium&quot;);[.$C7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7];[$Algorithm_Problems_log.$B$2:.$B$10270];&quot;Hard&quot;);[.$D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6" calcext:value-type="date">
            <text:p>02/06/2025</text:p>
          </table:table-cell>
          <table:table-cell table:style-name="ce65" table:formula="of:=IFERROR(AVERAGEIFS([$Algorithm_Problems_log.$O$2:.$O$10270];[$Algorithm_Problems_log.$D$2:.$D$10270];[.$A78];[$Algorithm_Problems_log.$B$2:.$B$10270];&quot;Easy&quot;);[.$B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8];[$Algorithm_Problems_log.$B$2:.$B$10270];&quot;Medium&quot;);[.$C7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8];[$Algorithm_Problems_log.$B$2:.$B$10270];&quot;Hard&quot;);[.$D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5" calcext:value-type="date">
            <text:p>02/05/2025</text:p>
          </table:table-cell>
          <table:table-cell table:style-name="ce65" table:formula="of:=IFERROR(AVERAGEIFS([$Algorithm_Problems_log.$O$2:.$O$10270];[$Algorithm_Problems_log.$D$2:.$D$10270];[.$A79];[$Algorithm_Problems_log.$B$2:.$B$10270];&quot;Easy&quot;);[.$B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79];[$Algorithm_Problems_log.$B$2:.$B$10270];&quot;Medium&quot;);[.$C8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79];[$Algorithm_Problems_log.$B$2:.$B$10270];&quot;Hard&quot;);[.$D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4" calcext:value-type="date">
            <text:p>02/04/2025</text:p>
          </table:table-cell>
          <table:table-cell table:style-name="ce65" table:formula="of:=IFERROR(AVERAGEIFS([$Algorithm_Problems_log.$O$2:.$O$10270];[$Algorithm_Problems_log.$D$2:.$D$10270];[.$A80];[$Algorithm_Problems_log.$B$2:.$B$10270];&quot;Easy&quot;);[.$B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0];[$Algorithm_Problems_log.$B$2:.$B$10270];&quot;Medium&quot;);[.$C8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0];[$Algorithm_Problems_log.$B$2:.$B$10270];&quot;Hard&quot;);[.$D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3" calcext:value-type="date">
            <text:p>02/03/2025</text:p>
          </table:table-cell>
          <table:table-cell table:style-name="ce65" table:formula="of:=IFERROR(AVERAGEIFS([$Algorithm_Problems_log.$O$2:.$O$10270];[$Algorithm_Problems_log.$D$2:.$D$10270];[.$A81];[$Algorithm_Problems_log.$B$2:.$B$10270];&quot;Easy&quot;);[.$B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1];[$Algorithm_Problems_log.$B$2:.$B$10270];&quot;Medium&quot;);[.$C8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1];[$Algorithm_Problems_log.$B$2:.$B$10270];&quot;Hard&quot;);[.$D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2" calcext:value-type="date">
            <text:p>02/02/2025</text:p>
          </table:table-cell>
          <table:table-cell table:style-name="ce65" table:formula="of:=IFERROR(AVERAGEIFS([$Algorithm_Problems_log.$O$2:.$O$10270];[$Algorithm_Problems_log.$D$2:.$D$10270];[.$A82];[$Algorithm_Problems_log.$B$2:.$B$10270];&quot;Easy&quot;);[.$B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2];[$Algorithm_Problems_log.$B$2:.$B$10270];&quot;Medium&quot;);[.$C8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2];[$Algorithm_Problems_log.$B$2:.$B$10270];&quot;Hard&quot;);[.$D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2-01" calcext:value-type="date">
            <text:p>02/01/2025</text:p>
          </table:table-cell>
          <table:table-cell table:style-name="ce65" table:formula="of:=IFERROR(AVERAGEIFS([$Algorithm_Problems_log.$O$2:.$O$10270];[$Algorithm_Problems_log.$D$2:.$D$10270];[.$A83];[$Algorithm_Problems_log.$B$2:.$B$10270];&quot;Easy&quot;);[.$B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3];[$Algorithm_Problems_log.$B$2:.$B$10270];&quot;Medium&quot;);[.$C8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3];[$Algorithm_Problems_log.$B$2:.$B$10270];&quot;Hard&quot;);[.$D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1" calcext:value-type="date">
            <text:p>01/31/2025</text:p>
          </table:table-cell>
          <table:table-cell table:style-name="ce65" table:formula="of:=IFERROR(AVERAGEIFS([$Algorithm_Problems_log.$O$2:.$O$10270];[$Algorithm_Problems_log.$D$2:.$D$10270];[.$A84];[$Algorithm_Problems_log.$B$2:.$B$10270];&quot;Easy&quot;);[.$B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4];[$Algorithm_Problems_log.$B$2:.$B$10270];&quot;Medium&quot;);[.$C8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4];[$Algorithm_Problems_log.$B$2:.$B$10270];&quot;Hard&quot;);[.$D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30" calcext:value-type="date">
            <text:p>01/30/2025</text:p>
          </table:table-cell>
          <table:table-cell table:style-name="ce65" table:formula="of:=IFERROR(AVERAGEIFS([$Algorithm_Problems_log.$O$2:.$O$10270];[$Algorithm_Problems_log.$D$2:.$D$10270];[.$A85];[$Algorithm_Problems_log.$B$2:.$B$10270];&quot;Easy&quot;);[.$B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5];[$Algorithm_Problems_log.$B$2:.$B$10270];&quot;Medium&quot;);[.$C8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5];[$Algorithm_Problems_log.$B$2:.$B$10270];&quot;Hard&quot;);[.$D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9" calcext:value-type="date">
            <text:p>01/29/2025</text:p>
          </table:table-cell>
          <table:table-cell table:style-name="ce65" table:formula="of:=IFERROR(AVERAGEIFS([$Algorithm_Problems_log.$O$2:.$O$10270];[$Algorithm_Problems_log.$D$2:.$D$10270];[.$A86];[$Algorithm_Problems_log.$B$2:.$B$10270];&quot;Easy&quot;);[.$B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6];[$Algorithm_Problems_log.$B$2:.$B$10270];&quot;Medium&quot;);[.$C8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6];[$Algorithm_Problems_log.$B$2:.$B$10270];&quot;Hard&quot;);[.$D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8" calcext:value-type="date">
            <text:p>01/28/2025</text:p>
          </table:table-cell>
          <table:table-cell table:style-name="ce65" table:formula="of:=IFERROR(AVERAGEIFS([$Algorithm_Problems_log.$O$2:.$O$10270];[$Algorithm_Problems_log.$D$2:.$D$10270];[.$A87];[$Algorithm_Problems_log.$B$2:.$B$10270];&quot;Easy&quot;);[.$B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7];[$Algorithm_Problems_log.$B$2:.$B$10270];&quot;Medium&quot;);[.$C8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7];[$Algorithm_Problems_log.$B$2:.$B$10270];&quot;Hard&quot;);[.$D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7" calcext:value-type="date">
            <text:p>01/27/2025</text:p>
          </table:table-cell>
          <table:table-cell table:style-name="ce65" table:formula="of:=IFERROR(AVERAGEIFS([$Algorithm_Problems_log.$O$2:.$O$10270];[$Algorithm_Problems_log.$D$2:.$D$10270];[.$A88];[$Algorithm_Problems_log.$B$2:.$B$10270];&quot;Easy&quot;);[.$B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8];[$Algorithm_Problems_log.$B$2:.$B$10270];&quot;Medium&quot;);[.$C8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8];[$Algorithm_Problems_log.$B$2:.$B$10270];&quot;Hard&quot;);[.$D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6" calcext:value-type="date">
            <text:p>01/26/2025</text:p>
          </table:table-cell>
          <table:table-cell table:style-name="ce65" table:formula="of:=IFERROR(AVERAGEIFS([$Algorithm_Problems_log.$O$2:.$O$10270];[$Algorithm_Problems_log.$D$2:.$D$10270];[.$A89];[$Algorithm_Problems_log.$B$2:.$B$10270];&quot;Easy&quot;);[.$B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89];[$Algorithm_Problems_log.$B$2:.$B$10270];&quot;Medium&quot;);[.$C9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89];[$Algorithm_Problems_log.$B$2:.$B$10270];&quot;Hard&quot;);[.$D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5" calcext:value-type="date">
            <text:p>01/25/2025</text:p>
          </table:table-cell>
          <table:table-cell table:style-name="ce65" table:formula="of:=IFERROR(AVERAGEIFS([$Algorithm_Problems_log.$O$2:.$O$10270];[$Algorithm_Problems_log.$D$2:.$D$10270];[.$A90];[$Algorithm_Problems_log.$B$2:.$B$10270];&quot;Easy&quot;);[.$B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0];[$Algorithm_Problems_log.$B$2:.$B$10270];&quot;Medium&quot;);[.$C9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0];[$Algorithm_Problems_log.$B$2:.$B$10270];&quot;Hard&quot;);[.$D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4" calcext:value-type="date">
            <text:p>01/24/2025</text:p>
          </table:table-cell>
          <table:table-cell table:style-name="ce65" table:formula="of:=IFERROR(AVERAGEIFS([$Algorithm_Problems_log.$O$2:.$O$10270];[$Algorithm_Problems_log.$D$2:.$D$10270];[.$A91];[$Algorithm_Problems_log.$B$2:.$B$10270];&quot;Easy&quot;);[.$B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1];[$Algorithm_Problems_log.$B$2:.$B$10270];&quot;Medium&quot;);[.$C9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1];[$Algorithm_Problems_log.$B$2:.$B$10270];&quot;Hard&quot;);[.$D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3" calcext:value-type="date">
            <text:p>01/23/2025</text:p>
          </table:table-cell>
          <table:table-cell table:style-name="ce65" table:formula="of:=IFERROR(AVERAGEIFS([$Algorithm_Problems_log.$O$2:.$O$10270];[$Algorithm_Problems_log.$D$2:.$D$10270];[.$A92];[$Algorithm_Problems_log.$B$2:.$B$10270];&quot;Easy&quot;);[.$B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2];[$Algorithm_Problems_log.$B$2:.$B$10270];&quot;Medium&quot;);[.$C9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2];[$Algorithm_Problems_log.$B$2:.$B$10270];&quot;Hard&quot;);[.$D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2" calcext:value-type="date">
            <text:p>01/22/2025</text:p>
          </table:table-cell>
          <table:table-cell table:style-name="ce65" table:formula="of:=IFERROR(AVERAGEIFS([$Algorithm_Problems_log.$O$2:.$O$10270];[$Algorithm_Problems_log.$D$2:.$D$10270];[.$A93];[$Algorithm_Problems_log.$B$2:.$B$10270];&quot;Easy&quot;);[.$B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3];[$Algorithm_Problems_log.$B$2:.$B$10270];&quot;Medium&quot;);[.$C9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3];[$Algorithm_Problems_log.$B$2:.$B$10270];&quot;Hard&quot;);[.$D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1" calcext:value-type="date">
            <text:p>01/21/2025</text:p>
          </table:table-cell>
          <table:table-cell table:style-name="ce65" table:formula="of:=IFERROR(AVERAGEIFS([$Algorithm_Problems_log.$O$2:.$O$10270];[$Algorithm_Problems_log.$D$2:.$D$10270];[.$A94];[$Algorithm_Problems_log.$B$2:.$B$10270];&quot;Easy&quot;);[.$B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4];[$Algorithm_Problems_log.$B$2:.$B$10270];&quot;Medium&quot;);[.$C9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4];[$Algorithm_Problems_log.$B$2:.$B$10270];&quot;Hard&quot;);[.$D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20" calcext:value-type="date">
            <text:p>01/20/2025</text:p>
          </table:table-cell>
          <table:table-cell table:style-name="ce65" table:formula="of:=IFERROR(AVERAGEIFS([$Algorithm_Problems_log.$O$2:.$O$10270];[$Algorithm_Problems_log.$D$2:.$D$10270];[.$A95];[$Algorithm_Problems_log.$B$2:.$B$10270];&quot;Easy&quot;);[.$B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5];[$Algorithm_Problems_log.$B$2:.$B$10270];&quot;Medium&quot;);[.$C9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5];[$Algorithm_Problems_log.$B$2:.$B$10270];&quot;Hard&quot;);[.$D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9" calcext:value-type="date">
            <text:p>01/19/2025</text:p>
          </table:table-cell>
          <table:table-cell table:style-name="ce65" table:formula="of:=IFERROR(AVERAGEIFS([$Algorithm_Problems_log.$O$2:.$O$10270];[$Algorithm_Problems_log.$D$2:.$D$10270];[.$A96];[$Algorithm_Problems_log.$B$2:.$B$10270];&quot;Easy&quot;);[.$B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6];[$Algorithm_Problems_log.$B$2:.$B$10270];&quot;Medium&quot;);[.$C9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6];[$Algorithm_Problems_log.$B$2:.$B$10270];&quot;Hard&quot;);[.$D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8" calcext:value-type="date">
            <text:p>01/18/2025</text:p>
          </table:table-cell>
          <table:table-cell table:style-name="ce65" table:formula="of:=IFERROR(AVERAGEIFS([$Algorithm_Problems_log.$O$2:.$O$10270];[$Algorithm_Problems_log.$D$2:.$D$10270];[.$A97];[$Algorithm_Problems_log.$B$2:.$B$10270];&quot;Easy&quot;);[.$B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7];[$Algorithm_Problems_log.$B$2:.$B$10270];&quot;Medium&quot;);[.$C9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7];[$Algorithm_Problems_log.$B$2:.$B$10270];&quot;Hard&quot;);[.$D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7" calcext:value-type="date">
            <text:p>01/17/2025</text:p>
          </table:table-cell>
          <table:table-cell table:style-name="ce65" table:formula="of:=IFERROR(AVERAGEIFS([$Algorithm_Problems_log.$O$2:.$O$10270];[$Algorithm_Problems_log.$D$2:.$D$10270];[.$A98];[$Algorithm_Problems_log.$B$2:.$B$10270];&quot;Easy&quot;);[.$B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8];[$Algorithm_Problems_log.$B$2:.$B$10270];&quot;Medium&quot;);[.$C9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8];[$Algorithm_Problems_log.$B$2:.$B$10270];&quot;Hard&quot;);[.$D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6" calcext:value-type="date">
            <text:p>01/16/2025</text:p>
          </table:table-cell>
          <table:table-cell table:style-name="ce65" table:formula="of:=IFERROR(AVERAGEIFS([$Algorithm_Problems_log.$O$2:.$O$10270];[$Algorithm_Problems_log.$D$2:.$D$10270];[.$A99];[$Algorithm_Problems_log.$B$2:.$B$10270];&quot;Easy&quot;);[.$B1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99];[$Algorithm_Problems_log.$B$2:.$B$10270];&quot;Medium&quot;);[.$C10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99];[$Algorithm_Problems_log.$B$2:.$B$10270];&quot;Hard&quot;);[.$D1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5" calcext:value-type="date">
            <text:p>01/15/2025</text:p>
          </table:table-cell>
          <table:table-cell table:style-name="ce65" table:formula="of:=IFERROR(AVERAGEIFS([$Algorithm_Problems_log.$O$2:.$O$10270];[$Algorithm_Problems_log.$D$2:.$D$10270];[.$A100];[$Algorithm_Problems_log.$B$2:.$B$10270];&quot;Easy&quot;);[.$B1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0];[$Algorithm_Problems_log.$B$2:.$B$10270];&quot;Medium&quot;);[.$C10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0];[$Algorithm_Problems_log.$B$2:.$B$10270];&quot;Hard&quot;);[.$D1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4" calcext:value-type="date">
            <text:p>01/14/2025</text:p>
          </table:table-cell>
          <table:table-cell table:style-name="ce65" table:formula="of:=IFERROR(AVERAGEIFS([$Algorithm_Problems_log.$O$2:.$O$10270];[$Algorithm_Problems_log.$D$2:.$D$10270];[.$A101];[$Algorithm_Problems_log.$B$2:.$B$10270];&quot;Easy&quot;);[.$B1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1];[$Algorithm_Problems_log.$B$2:.$B$10270];&quot;Medium&quot;);[.$C10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1];[$Algorithm_Problems_log.$B$2:.$B$10270];&quot;Hard&quot;);[.$D1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3" calcext:value-type="date">
            <text:p>01/13/2025</text:p>
          </table:table-cell>
          <table:table-cell table:style-name="ce65" table:formula="of:=IFERROR(AVERAGEIFS([$Algorithm_Problems_log.$O$2:.$O$10270];[$Algorithm_Problems_log.$D$2:.$D$10270];[.$A102];[$Algorithm_Problems_log.$B$2:.$B$10270];&quot;Easy&quot;);[.$B1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2];[$Algorithm_Problems_log.$B$2:.$B$10270];&quot;Medium&quot;);[.$C10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2];[$Algorithm_Problems_log.$B$2:.$B$10270];&quot;Hard&quot;);[.$D1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2" calcext:value-type="date">
            <text:p>01/12/2025</text:p>
          </table:table-cell>
          <table:table-cell table:style-name="ce65" table:formula="of:=IFERROR(AVERAGEIFS([$Algorithm_Problems_log.$O$2:.$O$10270];[$Algorithm_Problems_log.$D$2:.$D$10270];[.$A103];[$Algorithm_Problems_log.$B$2:.$B$10270];&quot;Easy&quot;);[.$B10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3];[$Algorithm_Problems_log.$B$2:.$B$10270];&quot;Medium&quot;);[.$C10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3];[$Algorithm_Problems_log.$B$2:.$B$10270];&quot;Hard&quot;);[.$D1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1" calcext:value-type="date">
            <text:p>01/11/2025</text:p>
          </table:table-cell>
          <table:table-cell table:style-name="ce65" table:formula="of:=IFERROR(AVERAGEIFS([$Algorithm_Problems_log.$O$2:.$O$10270];[$Algorithm_Problems_log.$D$2:.$D$10270];[.$A104];[$Algorithm_Problems_log.$B$2:.$B$10270];&quot;Easy&quot;);[.$B10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4];[$Algorithm_Problems_log.$B$2:.$B$10270];&quot;Medium&quot;);[.$C10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4];[$Algorithm_Problems_log.$B$2:.$B$10270];&quot;Hard&quot;);[.$D1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10" calcext:value-type="date">
            <text:p>01/10/2025</text:p>
          </table:table-cell>
          <table:table-cell table:style-name="ce65" table:formula="of:=IFERROR(AVERAGEIFS([$Algorithm_Problems_log.$O$2:.$O$10270];[$Algorithm_Problems_log.$D$2:.$D$10270];[.$A105];[$Algorithm_Problems_log.$B$2:.$B$10270];&quot;Easy&quot;);[.$B10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5];[$Algorithm_Problems_log.$B$2:.$B$10270];&quot;Medium&quot;);[.$C10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5];[$Algorithm_Problems_log.$B$2:.$B$10270];&quot;Hard&quot;);[.$D1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9" calcext:value-type="date">
            <text:p>01/09/2025</text:p>
          </table:table-cell>
          <table:table-cell table:style-name="ce65" table:formula="of:=IFERROR(AVERAGEIFS([$Algorithm_Problems_log.$O$2:.$O$10270];[$Algorithm_Problems_log.$D$2:.$D$10270];[.$A106];[$Algorithm_Problems_log.$B$2:.$B$10270];&quot;Easy&quot;);[.$B10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6];[$Algorithm_Problems_log.$B$2:.$B$10270];&quot;Medium&quot;);[.$C10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6];[$Algorithm_Problems_log.$B$2:.$B$10270];&quot;Hard&quot;);[.$D1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8" calcext:value-type="date">
            <text:p>01/08/2025</text:p>
          </table:table-cell>
          <table:table-cell table:style-name="ce65" table:formula="of:=IFERROR(AVERAGEIFS([$Algorithm_Problems_log.$O$2:.$O$10270];[$Algorithm_Problems_log.$D$2:.$D$10270];[.$A107];[$Algorithm_Problems_log.$B$2:.$B$10270];&quot;Easy&quot;);[.$B10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7];[$Algorithm_Problems_log.$B$2:.$B$10270];&quot;Medium&quot;);[.$C10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7];[$Algorithm_Problems_log.$B$2:.$B$10270];&quot;Hard&quot;);[.$D1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7" calcext:value-type="date">
            <text:p>01/07/2025</text:p>
          </table:table-cell>
          <table:table-cell table:style-name="ce65" table:formula="of:=IFERROR(AVERAGEIFS([$Algorithm_Problems_log.$O$2:.$O$10270];[$Algorithm_Problems_log.$D$2:.$D$10270];[.$A108];[$Algorithm_Problems_log.$B$2:.$B$10270];&quot;Easy&quot;);[.$B10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8];[$Algorithm_Problems_log.$B$2:.$B$10270];&quot;Medium&quot;);[.$C10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8];[$Algorithm_Problems_log.$B$2:.$B$10270];&quot;Hard&quot;);[.$D1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6" calcext:value-type="date">
            <text:p>01/06/2025</text:p>
          </table:table-cell>
          <table:table-cell table:style-name="ce65" table:formula="of:=IFERROR(AVERAGEIFS([$Algorithm_Problems_log.$O$2:.$O$10270];[$Algorithm_Problems_log.$D$2:.$D$10270];[.$A109];[$Algorithm_Problems_log.$B$2:.$B$10270];&quot;Easy&quot;);[.$B11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09];[$Algorithm_Problems_log.$B$2:.$B$10270];&quot;Medium&quot;);[.$C11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09];[$Algorithm_Problems_log.$B$2:.$B$10270];&quot;Hard&quot;);[.$D1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5" calcext:value-type="date">
            <text:p>01/05/2025</text:p>
          </table:table-cell>
          <table:table-cell table:style-name="ce65" table:formula="of:=IFERROR(AVERAGEIFS([$Algorithm_Problems_log.$O$2:.$O$10270];[$Algorithm_Problems_log.$D$2:.$D$10270];[.$A110];[$Algorithm_Problems_log.$B$2:.$B$10270];&quot;Easy&quot;);[.$B11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0];[$Algorithm_Problems_log.$B$2:.$B$10270];&quot;Medium&quot;);[.$C11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0];[$Algorithm_Problems_log.$B$2:.$B$10270];&quot;Hard&quot;);[.$D11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4" calcext:value-type="date">
            <text:p>01/04/2025</text:p>
          </table:table-cell>
          <table:table-cell table:style-name="ce65" table:formula="of:=IFERROR(AVERAGEIFS([$Algorithm_Problems_log.$O$2:.$O$10270];[$Algorithm_Problems_log.$D$2:.$D$10270];[.$A111];[$Algorithm_Problems_log.$B$2:.$B$10270];&quot;Easy&quot;);[.$B11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1];[$Algorithm_Problems_log.$B$2:.$B$10270];&quot;Medium&quot;);[.$C11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1];[$Algorithm_Problems_log.$B$2:.$B$10270];&quot;Hard&quot;);[.$D11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3" calcext:value-type="date">
            <text:p>01/03/2025</text:p>
          </table:table-cell>
          <table:table-cell table:style-name="ce65" table:formula="of:=IFERROR(AVERAGEIFS([$Algorithm_Problems_log.$O$2:.$O$10270];[$Algorithm_Problems_log.$D$2:.$D$10270];[.$A112];[$Algorithm_Problems_log.$B$2:.$B$10270];&quot;Easy&quot;);[.$B11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2];[$Algorithm_Problems_log.$B$2:.$B$10270];&quot;Medium&quot;);[.$C11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2];[$Algorithm_Problems_log.$B$2:.$B$10270];&quot;Hard&quot;);[.$D11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2" calcext:value-type="date">
            <text:p>01/02/2025</text:p>
          </table:table-cell>
          <table:table-cell table:style-name="ce65" table:formula="of:=IFERROR(AVERAGEIFS([$Algorithm_Problems_log.$O$2:.$O$10270];[$Algorithm_Problems_log.$D$2:.$D$10270];[.$A113];[$Algorithm_Problems_log.$B$2:.$B$10270];&quot;Easy&quot;);[.$B11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3];[$Algorithm_Problems_log.$B$2:.$B$10270];&quot;Medium&quot;);[.$C11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3];[$Algorithm_Problems_log.$B$2:.$B$10270];&quot;Hard&quot;);[.$D11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5-01-01" calcext:value-type="date">
            <text:p>01/01/2025</text:p>
          </table:table-cell>
          <table:table-cell table:style-name="ce65" table:formula="of:=IFERROR(AVERAGEIFS([$Algorithm_Problems_log.$O$2:.$O$10270];[$Algorithm_Problems_log.$D$2:.$D$10270];[.$A114];[$Algorithm_Problems_log.$B$2:.$B$10270];&quot;Easy&quot;);[.$B11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4];[$Algorithm_Problems_log.$B$2:.$B$10270];&quot;Medium&quot;);[.$C11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4];[$Algorithm_Problems_log.$B$2:.$B$10270];&quot;Hard&quot;);[.$D11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1" calcext:value-type="date">
            <text:p>12/31/2024</text:p>
          </table:table-cell>
          <table:table-cell table:style-name="ce65" table:formula="of:=IFERROR(AVERAGEIFS([$Algorithm_Problems_log.$O$2:.$O$10270];[$Algorithm_Problems_log.$D$2:.$D$10270];[.$A115];[$Algorithm_Problems_log.$B$2:.$B$10270];&quot;Easy&quot;);[.$B11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5];[$Algorithm_Problems_log.$B$2:.$B$10270];&quot;Medium&quot;);[.$C11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5];[$Algorithm_Problems_log.$B$2:.$B$10270];&quot;Hard&quot;);[.$D11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30" calcext:value-type="date">
            <text:p>12/30/2024</text:p>
          </table:table-cell>
          <table:table-cell table:style-name="ce65" table:formula="of:=IFERROR(AVERAGEIFS([$Algorithm_Problems_log.$O$2:.$O$10270];[$Algorithm_Problems_log.$D$2:.$D$10270];[.$A116];[$Algorithm_Problems_log.$B$2:.$B$10270];&quot;Easy&quot;);[.$B11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6];[$Algorithm_Problems_log.$B$2:.$B$10270];&quot;Medium&quot;);[.$C11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6];[$Algorithm_Problems_log.$B$2:.$B$10270];&quot;Hard&quot;);[.$D11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9" calcext:value-type="date">
            <text:p>12/29/2024</text:p>
          </table:table-cell>
          <table:table-cell table:style-name="ce65" table:formula="of:=IFERROR(AVERAGEIFS([$Algorithm_Problems_log.$O$2:.$O$10270];[$Algorithm_Problems_log.$D$2:.$D$10270];[.$A117];[$Algorithm_Problems_log.$B$2:.$B$10270];&quot;Easy&quot;);[.$B11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7];[$Algorithm_Problems_log.$B$2:.$B$10270];&quot;Medium&quot;);[.$C11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7];[$Algorithm_Problems_log.$B$2:.$B$10270];&quot;Hard&quot;);[.$D11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8" calcext:value-type="date">
            <text:p>12/28/2024</text:p>
          </table:table-cell>
          <table:table-cell table:style-name="ce65" table:formula="of:=IFERROR(AVERAGEIFS([$Algorithm_Problems_log.$O$2:.$O$10270];[$Algorithm_Problems_log.$D$2:.$D$10270];[.$A118];[$Algorithm_Problems_log.$B$2:.$B$10270];&quot;Easy&quot;);[.$B11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8];[$Algorithm_Problems_log.$B$2:.$B$10270];&quot;Medium&quot;);[.$C11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8];[$Algorithm_Problems_log.$B$2:.$B$10270];&quot;Hard&quot;);[.$D11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7" calcext:value-type="date">
            <text:p>12/27/2024</text:p>
          </table:table-cell>
          <table:table-cell table:style-name="ce65" table:formula="of:=IFERROR(AVERAGEIFS([$Algorithm_Problems_log.$O$2:.$O$10270];[$Algorithm_Problems_log.$D$2:.$D$10270];[.$A119];[$Algorithm_Problems_log.$B$2:.$B$10270];&quot;Easy&quot;);[.$B12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19];[$Algorithm_Problems_log.$B$2:.$B$10270];&quot;Medium&quot;);[.$C12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19];[$Algorithm_Problems_log.$B$2:.$B$10270];&quot;Hard&quot;);[.$D12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6" calcext:value-type="date">
            <text:p>12/26/2024</text:p>
          </table:table-cell>
          <table:table-cell table:style-name="ce65" table:formula="of:=IFERROR(AVERAGEIFS([$Algorithm_Problems_log.$O$2:.$O$10270];[$Algorithm_Problems_log.$D$2:.$D$10270];[.$A120];[$Algorithm_Problems_log.$B$2:.$B$10270];&quot;Easy&quot;);[.$B12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0];[$Algorithm_Problems_log.$B$2:.$B$10270];&quot;Medium&quot;);[.$C12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0];[$Algorithm_Problems_log.$B$2:.$B$10270];&quot;Hard&quot;);[.$D12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5" calcext:value-type="date">
            <text:p>12/25/2024</text:p>
          </table:table-cell>
          <table:table-cell table:style-name="ce65" table:formula="of:=IFERROR(AVERAGEIFS([$Algorithm_Problems_log.$O$2:.$O$10270];[$Algorithm_Problems_log.$D$2:.$D$10270];[.$A121];[$Algorithm_Problems_log.$B$2:.$B$10270];&quot;Easy&quot;);[.$B12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1];[$Algorithm_Problems_log.$B$2:.$B$10270];&quot;Medium&quot;);[.$C12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1];[$Algorithm_Problems_log.$B$2:.$B$10270];&quot;Hard&quot;);[.$D12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4" calcext:value-type="date">
            <text:p>12/24/2024</text:p>
          </table:table-cell>
          <table:table-cell table:style-name="ce65" table:formula="of:=IFERROR(AVERAGEIFS([$Algorithm_Problems_log.$O$2:.$O$10270];[$Algorithm_Problems_log.$D$2:.$D$10270];[.$A122];[$Algorithm_Problems_log.$B$2:.$B$10270];&quot;Easy&quot;);[.$B12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2];[$Algorithm_Problems_log.$B$2:.$B$10270];&quot;Medium&quot;);[.$C12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2];[$Algorithm_Problems_log.$B$2:.$B$10270];&quot;Hard&quot;);[.$D12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3" calcext:value-type="date">
            <text:p>12/23/2024</text:p>
          </table:table-cell>
          <table:table-cell table:style-name="ce65" table:formula="of:=IFERROR(AVERAGEIFS([$Algorithm_Problems_log.$O$2:.$O$10270];[$Algorithm_Problems_log.$D$2:.$D$10270];[.$A123];[$Algorithm_Problems_log.$B$2:.$B$10270];&quot;Easy&quot;);[.$B12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3];[$Algorithm_Problems_log.$B$2:.$B$10270];&quot;Medium&quot;);[.$C12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3];[$Algorithm_Problems_log.$B$2:.$B$10270];&quot;Hard&quot;);[.$D12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2" calcext:value-type="date">
            <text:p>12/22/2024</text:p>
          </table:table-cell>
          <table:table-cell table:style-name="ce65" table:formula="of:=IFERROR(AVERAGEIFS([$Algorithm_Problems_log.$O$2:.$O$10270];[$Algorithm_Problems_log.$D$2:.$D$10270];[.$A124];[$Algorithm_Problems_log.$B$2:.$B$10270];&quot;Easy&quot;);[.$B12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4];[$Algorithm_Problems_log.$B$2:.$B$10270];&quot;Medium&quot;);[.$C1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4];[$Algorithm_Problems_log.$B$2:.$B$10270];&quot;Hard&quot;);[.$D12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1" calcext:value-type="date">
            <text:p>12/21/2024</text:p>
          </table:table-cell>
          <table:table-cell table:style-name="ce65" table:formula="of:=IFERROR(AVERAGEIFS([$Algorithm_Problems_log.$O$2:.$O$10270];[$Algorithm_Problems_log.$D$2:.$D$10270];[.$A125];[$Algorithm_Problems_log.$B$2:.$B$10270];&quot;Easy&quot;);[.$B12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5];[$Algorithm_Problems_log.$B$2:.$B$10270];&quot;Medium&quot;);[.$C12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5];[$Algorithm_Problems_log.$B$2:.$B$10270];&quot;Hard&quot;);[.$D12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20" calcext:value-type="date">
            <text:p>12/20/2024</text:p>
          </table:table-cell>
          <table:table-cell table:style-name="ce65" table:formula="of:=IFERROR(AVERAGEIFS([$Algorithm_Problems_log.$O$2:.$O$10270];[$Algorithm_Problems_log.$D$2:.$D$10270];[.$A126];[$Algorithm_Problems_log.$B$2:.$B$10270];&quot;Easy&quot;);[.$B1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6];[$Algorithm_Problems_log.$B$2:.$B$10270];&quot;Medium&quot;);[.$C12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6];[$Algorithm_Problems_log.$B$2:.$B$10270];&quot;Hard&quot;);[.$D12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9" calcext:value-type="date">
            <text:p>12/19/2024</text:p>
          </table:table-cell>
          <table:table-cell table:style-name="ce65" table:formula="of:=IFERROR(AVERAGEIFS([$Algorithm_Problems_log.$O$2:.$O$10270];[$Algorithm_Problems_log.$D$2:.$D$10270];[.$A127];[$Algorithm_Problems_log.$B$2:.$B$10270];&quot;Easy&quot;);[.$B12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7];[$Algorithm_Problems_log.$B$2:.$B$10270];&quot;Medium&quot;);[.$C12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7];[$Algorithm_Problems_log.$B$2:.$B$10270];&quot;Hard&quot;);[.$D12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8" calcext:value-type="date">
            <text:p>12/18/2024</text:p>
          </table:table-cell>
          <table:table-cell table:style-name="ce65" table:formula="of:=IFERROR(AVERAGEIFS([$Algorithm_Problems_log.$O$2:.$O$10270];[$Algorithm_Problems_log.$D$2:.$D$10270];[.$A128];[$Algorithm_Problems_log.$B$2:.$B$10270];&quot;Easy&quot;);[.$B12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8];[$Algorithm_Problems_log.$B$2:.$B$10270];&quot;Medium&quot;);[.$C12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8];[$Algorithm_Problems_log.$B$2:.$B$10270];&quot;Hard&quot;);[.$D12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7" calcext:value-type="date">
            <text:p>12/17/2024</text:p>
          </table:table-cell>
          <table:table-cell table:style-name="ce65" table:formula="of:=IFERROR(AVERAGEIFS([$Algorithm_Problems_log.$O$2:.$O$10270];[$Algorithm_Problems_log.$D$2:.$D$10270];[.$A129];[$Algorithm_Problems_log.$B$2:.$B$10270];&quot;Easy&quot;);[.$B13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29];[$Algorithm_Problems_log.$B$2:.$B$10270];&quot;Medium&quot;);[.$C13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29];[$Algorithm_Problems_log.$B$2:.$B$10270];&quot;Hard&quot;);[.$D13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6" calcext:value-type="date">
            <text:p>12/16/2024</text:p>
          </table:table-cell>
          <table:table-cell table:style-name="ce65" table:formula="of:=IFERROR(AVERAGEIFS([$Algorithm_Problems_log.$O$2:.$O$10270];[$Algorithm_Problems_log.$D$2:.$D$10270];[.$A130];[$Algorithm_Problems_log.$B$2:.$B$10270];&quot;Easy&quot;);[.$B13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0];[$Algorithm_Problems_log.$B$2:.$B$10270];&quot;Medium&quot;);[.$C13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0];[$Algorithm_Problems_log.$B$2:.$B$10270];&quot;Hard&quot;);[.$D13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5" calcext:value-type="date">
            <text:p>12/15/2024</text:p>
          </table:table-cell>
          <table:table-cell table:style-name="ce65" table:formula="of:=IFERROR(AVERAGEIFS([$Algorithm_Problems_log.$O$2:.$O$10270];[$Algorithm_Problems_log.$D$2:.$D$10270];[.$A131];[$Algorithm_Problems_log.$B$2:.$B$10270];&quot;Easy&quot;);[.$B13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1];[$Algorithm_Problems_log.$B$2:.$B$10270];&quot;Medium&quot;);[.$C13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1];[$Algorithm_Problems_log.$B$2:.$B$10270];&quot;Hard&quot;);[.$D13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4" calcext:value-type="date">
            <text:p>12/14/2024</text:p>
          </table:table-cell>
          <table:table-cell table:style-name="ce65" table:formula="of:=IFERROR(AVERAGEIFS([$Algorithm_Problems_log.$O$2:.$O$10270];[$Algorithm_Problems_log.$D$2:.$D$10270];[.$A132];[$Algorithm_Problems_log.$B$2:.$B$10270];&quot;Easy&quot;);[.$B13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2];[$Algorithm_Problems_log.$B$2:.$B$10270];&quot;Medium&quot;);[.$C13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2];[$Algorithm_Problems_log.$B$2:.$B$10270];&quot;Hard&quot;);[.$D13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3" calcext:value-type="date">
            <text:p>12/13/2024</text:p>
          </table:table-cell>
          <table:table-cell table:style-name="ce65" table:formula="of:=IFERROR(AVERAGEIFS([$Algorithm_Problems_log.$O$2:.$O$10270];[$Algorithm_Problems_log.$D$2:.$D$10270];[.$A133];[$Algorithm_Problems_log.$B$2:.$B$10270];&quot;Easy&quot;);[.$B13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3];[$Algorithm_Problems_log.$B$2:.$B$10270];&quot;Medium&quot;);[.$C13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3];[$Algorithm_Problems_log.$B$2:.$B$10270];&quot;Hard&quot;);[.$D13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2" calcext:value-type="date">
            <text:p>12/12/2024</text:p>
          </table:table-cell>
          <table:table-cell table:style-name="ce65" table:formula="of:=IFERROR(AVERAGEIFS([$Algorithm_Problems_log.$O$2:.$O$10270];[$Algorithm_Problems_log.$D$2:.$D$10270];[.$A134];[$Algorithm_Problems_log.$B$2:.$B$10270];&quot;Easy&quot;);[.$B13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4];[$Algorithm_Problems_log.$B$2:.$B$10270];&quot;Medium&quot;);[.$C13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4];[$Algorithm_Problems_log.$B$2:.$B$10270];&quot;Hard&quot;);[.$D13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1" calcext:value-type="date">
            <text:p>12/11/2024</text:p>
          </table:table-cell>
          <table:table-cell table:style-name="ce65" table:formula="of:=IFERROR(AVERAGEIFS([$Algorithm_Problems_log.$O$2:.$O$10270];[$Algorithm_Problems_log.$D$2:.$D$10270];[.$A135];[$Algorithm_Problems_log.$B$2:.$B$10270];&quot;Easy&quot;);[.$B13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5];[$Algorithm_Problems_log.$B$2:.$B$10270];&quot;Medium&quot;);[.$C13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5];[$Algorithm_Problems_log.$B$2:.$B$10270];&quot;Hard&quot;);[.$D13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10" calcext:value-type="date">
            <text:p>12/10/2024</text:p>
          </table:table-cell>
          <table:table-cell table:style-name="ce65" table:formula="of:=IFERROR(AVERAGEIFS([$Algorithm_Problems_log.$O$2:.$O$10270];[$Algorithm_Problems_log.$D$2:.$D$10270];[.$A136];[$Algorithm_Problems_log.$B$2:.$B$10270];&quot;Easy&quot;);[.$B13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6];[$Algorithm_Problems_log.$B$2:.$B$10270];&quot;Medium&quot;);[.$C13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6];[$Algorithm_Problems_log.$B$2:.$B$10270];&quot;Hard&quot;);[.$D13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9" calcext:value-type="date">
            <text:p>12/09/2024</text:p>
          </table:table-cell>
          <table:table-cell table:style-name="ce65" table:formula="of:=IFERROR(AVERAGEIFS([$Algorithm_Problems_log.$O$2:.$O$10270];[$Algorithm_Problems_log.$D$2:.$D$10270];[.$A137];[$Algorithm_Problems_log.$B$2:.$B$10270];&quot;Easy&quot;);[.$B13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7];[$Algorithm_Problems_log.$B$2:.$B$10270];&quot;Medium&quot;);[.$C13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7];[$Algorithm_Problems_log.$B$2:.$B$10270];&quot;Hard&quot;);[.$D13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8" calcext:value-type="date">
            <text:p>12/08/2024</text:p>
          </table:table-cell>
          <table:table-cell table:style-name="ce65" table:formula="of:=IFERROR(AVERAGEIFS([$Algorithm_Problems_log.$O$2:.$O$10270];[$Algorithm_Problems_log.$D$2:.$D$10270];[.$A138];[$Algorithm_Problems_log.$B$2:.$B$10270];&quot;Easy&quot;);[.$B13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8];[$Algorithm_Problems_log.$B$2:.$B$10270];&quot;Medium&quot;);[.$C13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8];[$Algorithm_Problems_log.$B$2:.$B$10270];&quot;Hard&quot;);[.$D13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7" calcext:value-type="date">
            <text:p>12/07/2024</text:p>
          </table:table-cell>
          <table:table-cell table:style-name="ce65" table:formula="of:=IFERROR(AVERAGEIFS([$Algorithm_Problems_log.$O$2:.$O$10270];[$Algorithm_Problems_log.$D$2:.$D$10270];[.$A139];[$Algorithm_Problems_log.$B$2:.$B$10270];&quot;Easy&quot;);[.$B14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39];[$Algorithm_Problems_log.$B$2:.$B$10270];&quot;Medium&quot;);[.$C14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39];[$Algorithm_Problems_log.$B$2:.$B$10270];&quot;Hard&quot;);[.$D14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6" calcext:value-type="date">
            <text:p>12/06/2024</text:p>
          </table:table-cell>
          <table:table-cell table:style-name="ce65" table:formula="of:=IFERROR(AVERAGEIFS([$Algorithm_Problems_log.$O$2:.$O$10270];[$Algorithm_Problems_log.$D$2:.$D$10270];[.$A140];[$Algorithm_Problems_log.$B$2:.$B$10270];&quot;Easy&quot;);[.$B14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0];[$Algorithm_Problems_log.$B$2:.$B$10270];&quot;Medium&quot;);[.$C14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0];[$Algorithm_Problems_log.$B$2:.$B$10270];&quot;Hard&quot;);[.$D14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5" calcext:value-type="date">
            <text:p>12/05/2024</text:p>
          </table:table-cell>
          <table:table-cell table:style-name="ce65" table:formula="of:=IFERROR(AVERAGEIFS([$Algorithm_Problems_log.$O$2:.$O$10270];[$Algorithm_Problems_log.$D$2:.$D$10270];[.$A141];[$Algorithm_Problems_log.$B$2:.$B$10270];&quot;Easy&quot;);[.$B14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1];[$Algorithm_Problems_log.$B$2:.$B$10270];&quot;Medium&quot;);[.$C14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1];[$Algorithm_Problems_log.$B$2:.$B$10270];&quot;Hard&quot;);[.$D14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4" calcext:value-type="date">
            <text:p>12/04/2024</text:p>
          </table:table-cell>
          <table:table-cell table:style-name="ce65" table:formula="of:=IFERROR(AVERAGEIFS([$Algorithm_Problems_log.$O$2:.$O$10270];[$Algorithm_Problems_log.$D$2:.$D$10270];[.$A142];[$Algorithm_Problems_log.$B$2:.$B$10270];&quot;Easy&quot;);[.$B14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2];[$Algorithm_Problems_log.$B$2:.$B$10270];&quot;Medium&quot;);[.$C14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2];[$Algorithm_Problems_log.$B$2:.$B$10270];&quot;Hard&quot;);[.$D14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3" calcext:value-type="date">
            <text:p>12/03/2024</text:p>
          </table:table-cell>
          <table:table-cell table:style-name="ce65" table:formula="of:=IFERROR(AVERAGEIFS([$Algorithm_Problems_log.$O$2:.$O$10270];[$Algorithm_Problems_log.$D$2:.$D$10270];[.$A143];[$Algorithm_Problems_log.$B$2:.$B$10270];&quot;Easy&quot;);[.$B14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3];[$Algorithm_Problems_log.$B$2:.$B$10270];&quot;Medium&quot;);[.$C14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3];[$Algorithm_Problems_log.$B$2:.$B$10270];&quot;Hard&quot;);[.$D14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2" calcext:value-type="date">
            <text:p>12/02/2024</text:p>
          </table:table-cell>
          <table:table-cell table:style-name="ce65" table:formula="of:=IFERROR(AVERAGEIFS([$Algorithm_Problems_log.$O$2:.$O$10270];[$Algorithm_Problems_log.$D$2:.$D$10270];[.$A144];[$Algorithm_Problems_log.$B$2:.$B$10270];&quot;Easy&quot;);[.$B14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4];[$Algorithm_Problems_log.$B$2:.$B$10270];&quot;Medium&quot;);[.$C14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4];[$Algorithm_Problems_log.$B$2:.$B$10270];&quot;Hard&quot;);[.$D14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2-01" calcext:value-type="date">
            <text:p>12/01/2024</text:p>
          </table:table-cell>
          <table:table-cell table:style-name="ce65" table:formula="of:=IFERROR(AVERAGEIFS([$Algorithm_Problems_log.$O$2:.$O$10270];[$Algorithm_Problems_log.$D$2:.$D$10270];[.$A145];[$Algorithm_Problems_log.$B$2:.$B$10270];&quot;Easy&quot;);[.$B14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5];[$Algorithm_Problems_log.$B$2:.$B$10270];&quot;Medium&quot;);[.$C14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5];[$Algorithm_Problems_log.$B$2:.$B$10270];&quot;Hard&quot;);[.$D14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30" calcext:value-type="date">
            <text:p>11/30/2024</text:p>
          </table:table-cell>
          <table:table-cell table:style-name="ce65" table:formula="of:=IFERROR(AVERAGEIFS([$Algorithm_Problems_log.$O$2:.$O$10270];[$Algorithm_Problems_log.$D$2:.$D$10270];[.$A146];[$Algorithm_Problems_log.$B$2:.$B$10270];&quot;Easy&quot;);[.$B14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6];[$Algorithm_Problems_log.$B$2:.$B$10270];&quot;Medium&quot;);[.$C14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6];[$Algorithm_Problems_log.$B$2:.$B$10270];&quot;Hard&quot;);[.$D14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9" calcext:value-type="date">
            <text:p>11/29/2024</text:p>
          </table:table-cell>
          <table:table-cell table:style-name="ce65" table:formula="of:=IFERROR(AVERAGEIFS([$Algorithm_Problems_log.$O$2:.$O$10270];[$Algorithm_Problems_log.$D$2:.$D$10270];[.$A147];[$Algorithm_Problems_log.$B$2:.$B$10270];&quot;Easy&quot;);[.$B14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7];[$Algorithm_Problems_log.$B$2:.$B$10270];&quot;Medium&quot;);[.$C14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7];[$Algorithm_Problems_log.$B$2:.$B$10270];&quot;Hard&quot;);[.$D14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8" calcext:value-type="date">
            <text:p>11/28/2024</text:p>
          </table:table-cell>
          <table:table-cell table:style-name="ce65" table:formula="of:=IFERROR(AVERAGEIFS([$Algorithm_Problems_log.$O$2:.$O$10270];[$Algorithm_Problems_log.$D$2:.$D$10270];[.$A148];[$Algorithm_Problems_log.$B$2:.$B$10270];&quot;Easy&quot;);[.$B14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8];[$Algorithm_Problems_log.$B$2:.$B$10270];&quot;Medium&quot;);[.$C14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8];[$Algorithm_Problems_log.$B$2:.$B$10270];&quot;Hard&quot;);[.$D14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7" calcext:value-type="date">
            <text:p>11/27/2024</text:p>
          </table:table-cell>
          <table:table-cell table:style-name="ce65" table:formula="of:=IFERROR(AVERAGEIFS([$Algorithm_Problems_log.$O$2:.$O$10270];[$Algorithm_Problems_log.$D$2:.$D$10270];[.$A149];[$Algorithm_Problems_log.$B$2:.$B$10270];&quot;Easy&quot;);[.$B15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49];[$Algorithm_Problems_log.$B$2:.$B$10270];&quot;Medium&quot;);[.$C15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49];[$Algorithm_Problems_log.$B$2:.$B$10270];&quot;Hard&quot;);[.$D15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6" calcext:value-type="date">
            <text:p>11/26/2024</text:p>
          </table:table-cell>
          <table:table-cell table:style-name="ce65" table:formula="of:=IFERROR(AVERAGEIFS([$Algorithm_Problems_log.$O$2:.$O$10270];[$Algorithm_Problems_log.$D$2:.$D$10270];[.$A150];[$Algorithm_Problems_log.$B$2:.$B$10270];&quot;Easy&quot;);[.$B15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0];[$Algorithm_Problems_log.$B$2:.$B$10270];&quot;Medium&quot;);[.$C15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0];[$Algorithm_Problems_log.$B$2:.$B$10270];&quot;Hard&quot;);[.$D15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5" calcext:value-type="date">
            <text:p>11/25/2024</text:p>
          </table:table-cell>
          <table:table-cell table:style-name="ce65" table:formula="of:=IFERROR(AVERAGEIFS([$Algorithm_Problems_log.$O$2:.$O$10270];[$Algorithm_Problems_log.$D$2:.$D$10270];[.$A151];[$Algorithm_Problems_log.$B$2:.$B$10270];&quot;Easy&quot;);[.$B15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1];[$Algorithm_Problems_log.$B$2:.$B$10270];&quot;Medium&quot;);[.$C15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1];[$Algorithm_Problems_log.$B$2:.$B$10270];&quot;Hard&quot;);[.$D15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4" calcext:value-type="date">
            <text:p>11/24/2024</text:p>
          </table:table-cell>
          <table:table-cell table:style-name="ce65" table:formula="of:=IFERROR(AVERAGEIFS([$Algorithm_Problems_log.$O$2:.$O$10270];[$Algorithm_Problems_log.$D$2:.$D$10270];[.$A152];[$Algorithm_Problems_log.$B$2:.$B$10270];&quot;Easy&quot;);[.$B15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2];[$Algorithm_Problems_log.$B$2:.$B$10270];&quot;Medium&quot;);[.$C15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2];[$Algorithm_Problems_log.$B$2:.$B$10270];&quot;Hard&quot;);[.$D15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3" calcext:value-type="date">
            <text:p>11/23/2024</text:p>
          </table:table-cell>
          <table:table-cell table:style-name="ce65" table:formula="of:=IFERROR(AVERAGEIFS([$Algorithm_Problems_log.$O$2:.$O$10270];[$Algorithm_Problems_log.$D$2:.$D$10270];[.$A153];[$Algorithm_Problems_log.$B$2:.$B$10270];&quot;Easy&quot;);[.$B15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3];[$Algorithm_Problems_log.$B$2:.$B$10270];&quot;Medium&quot;);[.$C15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3];[$Algorithm_Problems_log.$B$2:.$B$10270];&quot;Hard&quot;);[.$D15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2" calcext:value-type="date">
            <text:p>11/22/2024</text:p>
          </table:table-cell>
          <table:table-cell table:style-name="ce65" table:formula="of:=IFERROR(AVERAGEIFS([$Algorithm_Problems_log.$O$2:.$O$10270];[$Algorithm_Problems_log.$D$2:.$D$10270];[.$A154];[$Algorithm_Problems_log.$B$2:.$B$10270];&quot;Easy&quot;);[.$B15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4];[$Algorithm_Problems_log.$B$2:.$B$10270];&quot;Medium&quot;);[.$C15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4];[$Algorithm_Problems_log.$B$2:.$B$10270];&quot;Hard&quot;);[.$D15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1" calcext:value-type="date">
            <text:p>11/21/2024</text:p>
          </table:table-cell>
          <table:table-cell table:style-name="ce65" table:formula="of:=IFERROR(AVERAGEIFS([$Algorithm_Problems_log.$O$2:.$O$10270];[$Algorithm_Problems_log.$D$2:.$D$10270];[.$A155];[$Algorithm_Problems_log.$B$2:.$B$10270];&quot;Easy&quot;);[.$B15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5];[$Algorithm_Problems_log.$B$2:.$B$10270];&quot;Medium&quot;);[.$C15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5];[$Algorithm_Problems_log.$B$2:.$B$10270];&quot;Hard&quot;);[.$D15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20" calcext:value-type="date">
            <text:p>11/20/2024</text:p>
          </table:table-cell>
          <table:table-cell table:style-name="ce65" table:formula="of:=IFERROR(AVERAGEIFS([$Algorithm_Problems_log.$O$2:.$O$10270];[$Algorithm_Problems_log.$D$2:.$D$10270];[.$A156];[$Algorithm_Problems_log.$B$2:.$B$10270];&quot;Easy&quot;);[.$B15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6];[$Algorithm_Problems_log.$B$2:.$B$10270];&quot;Medium&quot;);[.$C15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6];[$Algorithm_Problems_log.$B$2:.$B$10270];&quot;Hard&quot;);[.$D15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9" calcext:value-type="date">
            <text:p>11/19/2024</text:p>
          </table:table-cell>
          <table:table-cell table:style-name="ce65" table:formula="of:=IFERROR(AVERAGEIFS([$Algorithm_Problems_log.$O$2:.$O$10270];[$Algorithm_Problems_log.$D$2:.$D$10270];[.$A157];[$Algorithm_Problems_log.$B$2:.$B$10270];&quot;Easy&quot;);[.$B15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7];[$Algorithm_Problems_log.$B$2:.$B$10270];&quot;Medium&quot;);[.$C15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7];[$Algorithm_Problems_log.$B$2:.$B$10270];&quot;Hard&quot;);[.$D15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8" calcext:value-type="date">
            <text:p>11/18/2024</text:p>
          </table:table-cell>
          <table:table-cell table:style-name="ce65" table:formula="of:=IFERROR(AVERAGEIFS([$Algorithm_Problems_log.$O$2:.$O$10270];[$Algorithm_Problems_log.$D$2:.$D$10270];[.$A158];[$Algorithm_Problems_log.$B$2:.$B$10270];&quot;Easy&quot;);[.$B15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8];[$Algorithm_Problems_log.$B$2:.$B$10270];&quot;Medium&quot;);[.$C15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8];[$Algorithm_Problems_log.$B$2:.$B$10270];&quot;Hard&quot;);[.$D15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7" calcext:value-type="date">
            <text:p>11/17/2024</text:p>
          </table:table-cell>
          <table:table-cell table:style-name="ce65" table:formula="of:=IFERROR(AVERAGEIFS([$Algorithm_Problems_log.$O$2:.$O$10270];[$Algorithm_Problems_log.$D$2:.$D$10270];[.$A159];[$Algorithm_Problems_log.$B$2:.$B$10270];&quot;Easy&quot;);[.$B16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59];[$Algorithm_Problems_log.$B$2:.$B$10270];&quot;Medium&quot;);[.$C16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59];[$Algorithm_Problems_log.$B$2:.$B$10270];&quot;Hard&quot;);[.$D16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5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6" calcext:value-type="date">
            <text:p>11/16/2024</text:p>
          </table:table-cell>
          <table:table-cell table:style-name="ce65" table:formula="of:=IFERROR(AVERAGEIFS([$Algorithm_Problems_log.$O$2:.$O$10270];[$Algorithm_Problems_log.$D$2:.$D$10270];[.$A160];[$Algorithm_Problems_log.$B$2:.$B$10270];&quot;Easy&quot;);[.$B16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0];[$Algorithm_Problems_log.$B$2:.$B$10270];&quot;Medium&quot;);[.$C16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0];[$Algorithm_Problems_log.$B$2:.$B$10270];&quot;Hard&quot;);[.$D16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5" calcext:value-type="date">
            <text:p>11/15/2024</text:p>
          </table:table-cell>
          <table:table-cell table:style-name="ce65" table:formula="of:=IFERROR(AVERAGEIFS([$Algorithm_Problems_log.$O$2:.$O$10270];[$Algorithm_Problems_log.$D$2:.$D$10270];[.$A161];[$Algorithm_Problems_log.$B$2:.$B$10270];&quot;Easy&quot;);[.$B16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1];[$Algorithm_Problems_log.$B$2:.$B$10270];&quot;Medium&quot;);[.$C16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1];[$Algorithm_Problems_log.$B$2:.$B$10270];&quot;Hard&quot;);[.$D16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4" calcext:value-type="date">
            <text:p>11/14/2024</text:p>
          </table:table-cell>
          <table:table-cell table:style-name="ce65" table:formula="of:=IFERROR(AVERAGEIFS([$Algorithm_Problems_log.$O$2:.$O$10270];[$Algorithm_Problems_log.$D$2:.$D$10270];[.$A162];[$Algorithm_Problems_log.$B$2:.$B$10270];&quot;Easy&quot;);[.$B16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2];[$Algorithm_Problems_log.$B$2:.$B$10270];&quot;Medium&quot;);[.$C16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2];[$Algorithm_Problems_log.$B$2:.$B$10270];&quot;Hard&quot;);[.$D16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3" calcext:value-type="date">
            <text:p>11/13/2024</text:p>
          </table:table-cell>
          <table:table-cell table:style-name="ce65" table:formula="of:=IFERROR(AVERAGEIFS([$Algorithm_Problems_log.$O$2:.$O$10270];[$Algorithm_Problems_log.$D$2:.$D$10270];[.$A163];[$Algorithm_Problems_log.$B$2:.$B$10270];&quot;Easy&quot;);[.$B16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3];[$Algorithm_Problems_log.$B$2:.$B$10270];&quot;Medium&quot;);[.$C16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3];[$Algorithm_Problems_log.$B$2:.$B$10270];&quot;Hard&quot;);[.$D16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2" calcext:value-type="date">
            <text:p>11/12/2024</text:p>
          </table:table-cell>
          <table:table-cell table:style-name="ce65" table:formula="of:=IFERROR(AVERAGEIFS([$Algorithm_Problems_log.$O$2:.$O$10270];[$Algorithm_Problems_log.$D$2:.$D$10270];[.$A164];[$Algorithm_Problems_log.$B$2:.$B$10270];&quot;Easy&quot;);[.$B16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4];[$Algorithm_Problems_log.$B$2:.$B$10270];&quot;Medium&quot;);[.$C16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4];[$Algorithm_Problems_log.$B$2:.$B$10270];&quot;Hard&quot;);[.$D16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1" calcext:value-type="date">
            <text:p>11/11/2024</text:p>
          </table:table-cell>
          <table:table-cell table:style-name="ce65" table:formula="of:=IFERROR(AVERAGEIFS([$Algorithm_Problems_log.$O$2:.$O$10270];[$Algorithm_Problems_log.$D$2:.$D$10270];[.$A165];[$Algorithm_Problems_log.$B$2:.$B$10270];&quot;Easy&quot;);[.$B16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5];[$Algorithm_Problems_log.$B$2:.$B$10270];&quot;Medium&quot;);[.$C16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5];[$Algorithm_Problems_log.$B$2:.$B$10270];&quot;Hard&quot;);[.$D16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10" calcext:value-type="date">
            <text:p>11/10/2024</text:p>
          </table:table-cell>
          <table:table-cell table:style-name="ce65" table:formula="of:=IFERROR(AVERAGEIFS([$Algorithm_Problems_log.$O$2:.$O$10270];[$Algorithm_Problems_log.$D$2:.$D$10270];[.$A166];[$Algorithm_Problems_log.$B$2:.$B$10270];&quot;Easy&quot;);[.$B16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6];[$Algorithm_Problems_log.$B$2:.$B$10270];&quot;Medium&quot;);[.$C16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6];[$Algorithm_Problems_log.$B$2:.$B$10270];&quot;Hard&quot;);[.$D16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9" calcext:value-type="date">
            <text:p>11/09/2024</text:p>
          </table:table-cell>
          <table:table-cell table:style-name="ce65" table:formula="of:=IFERROR(AVERAGEIFS([$Algorithm_Problems_log.$O$2:.$O$10270];[$Algorithm_Problems_log.$D$2:.$D$10270];[.$A167];[$Algorithm_Problems_log.$B$2:.$B$10270];&quot;Easy&quot;);[.$B16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7];[$Algorithm_Problems_log.$B$2:.$B$10270];&quot;Medium&quot;);[.$C16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7];[$Algorithm_Problems_log.$B$2:.$B$10270];&quot;Hard&quot;);[.$D16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8" calcext:value-type="date">
            <text:p>11/08/2024</text:p>
          </table:table-cell>
          <table:table-cell table:style-name="ce65" table:formula="of:=IFERROR(AVERAGEIFS([$Algorithm_Problems_log.$O$2:.$O$10270];[$Algorithm_Problems_log.$D$2:.$D$10270];[.$A168];[$Algorithm_Problems_log.$B$2:.$B$10270];&quot;Easy&quot;);[.$B16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8];[$Algorithm_Problems_log.$B$2:.$B$10270];&quot;Medium&quot;);[.$C16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8];[$Algorithm_Problems_log.$B$2:.$B$10270];&quot;Hard&quot;);[.$D16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7" calcext:value-type="date">
            <text:p>11/07/2024</text:p>
          </table:table-cell>
          <table:table-cell table:style-name="ce65" table:formula="of:=IFERROR(AVERAGEIFS([$Algorithm_Problems_log.$O$2:.$O$10270];[$Algorithm_Problems_log.$D$2:.$D$10270];[.$A169];[$Algorithm_Problems_log.$B$2:.$B$10270];&quot;Easy&quot;);[.$B17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69];[$Algorithm_Problems_log.$B$2:.$B$10270];&quot;Medium&quot;);[.$C17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69];[$Algorithm_Problems_log.$B$2:.$B$10270];&quot;Hard&quot;);[.$D17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6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6" calcext:value-type="date">
            <text:p>11/06/2024</text:p>
          </table:table-cell>
          <table:table-cell table:style-name="ce65" table:formula="of:=IFERROR(AVERAGEIFS([$Algorithm_Problems_log.$O$2:.$O$10270];[$Algorithm_Problems_log.$D$2:.$D$10270];[.$A170];[$Algorithm_Problems_log.$B$2:.$B$10270];&quot;Easy&quot;);[.$B17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0];[$Algorithm_Problems_log.$B$2:.$B$10270];&quot;Medium&quot;);[.$C17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0];[$Algorithm_Problems_log.$B$2:.$B$10270];&quot;Hard&quot;);[.$D17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5" calcext:value-type="date">
            <text:p>11/05/2024</text:p>
          </table:table-cell>
          <table:table-cell table:style-name="ce65" table:formula="of:=IFERROR(AVERAGEIFS([$Algorithm_Problems_log.$O$2:.$O$10270];[$Algorithm_Problems_log.$D$2:.$D$10270];[.$A171];[$Algorithm_Problems_log.$B$2:.$B$10270];&quot;Easy&quot;);[.$B17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1];[$Algorithm_Problems_log.$B$2:.$B$10270];&quot;Medium&quot;);[.$C17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1];[$Algorithm_Problems_log.$B$2:.$B$10270];&quot;Hard&quot;);[.$D17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4" calcext:value-type="date">
            <text:p>11/04/2024</text:p>
          </table:table-cell>
          <table:table-cell table:style-name="ce65" table:formula="of:=IFERROR(AVERAGEIFS([$Algorithm_Problems_log.$O$2:.$O$10270];[$Algorithm_Problems_log.$D$2:.$D$10270];[.$A172];[$Algorithm_Problems_log.$B$2:.$B$10270];&quot;Easy&quot;);[.$B17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2];[$Algorithm_Problems_log.$B$2:.$B$10270];&quot;Medium&quot;);[.$C17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2];[$Algorithm_Problems_log.$B$2:.$B$10270];&quot;Hard&quot;);[.$D17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3" calcext:value-type="date">
            <text:p>11/03/2024</text:p>
          </table:table-cell>
          <table:table-cell table:style-name="ce65" table:formula="of:=IFERROR(AVERAGEIFS([$Algorithm_Problems_log.$O$2:.$O$10270];[$Algorithm_Problems_log.$D$2:.$D$10270];[.$A173];[$Algorithm_Problems_log.$B$2:.$B$10270];&quot;Easy&quot;);[.$B17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3];[$Algorithm_Problems_log.$B$2:.$B$10270];&quot;Medium&quot;);[.$C17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3];[$Algorithm_Problems_log.$B$2:.$B$10270];&quot;Hard&quot;);[.$D17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2" calcext:value-type="date">
            <text:p>11/02/2024</text:p>
          </table:table-cell>
          <table:table-cell table:style-name="ce65" table:formula="of:=IFERROR(AVERAGEIFS([$Algorithm_Problems_log.$O$2:.$O$10270];[$Algorithm_Problems_log.$D$2:.$D$10270];[.$A174];[$Algorithm_Problems_log.$B$2:.$B$10270];&quot;Easy&quot;);[.$B17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4];[$Algorithm_Problems_log.$B$2:.$B$10270];&quot;Medium&quot;);[.$C17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4];[$Algorithm_Problems_log.$B$2:.$B$10270];&quot;Hard&quot;);[.$D17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style-name="ce93" table:number-columns-repeated="5"/>
        </table:table-row>
        <table:table-row table:style-name="ro1" table:visibility="filter">
          <table:table-cell table:style-name="ce7" office:value-type="date" office:date-value="2024-11-01" calcext:value-type="date">
            <text:p>11/01/2024</text:p>
          </table:table-cell>
          <table:table-cell table:style-name="ce65" table:formula="of:=IFERROR(AVERAGEIFS([$Algorithm_Problems_log.$O$2:.$O$10270];[$Algorithm_Problems_log.$D$2:.$D$10270];[.$A175];[$Algorithm_Problems_log.$B$2:.$B$10270];&quot;Easy&quot;);[.$B17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5];[$Algorithm_Problems_log.$B$2:.$B$10270];&quot;Medium&quot;);[.$C17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5];[$Algorithm_Problems_log.$B$2:.$B$10270];&quot;Hard&quot;);[.$D17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1" calcext:value-type="date">
            <text:p>10/31/2024</text:p>
          </table:table-cell>
          <table:table-cell table:style-name="ce65" table:formula="of:=IFERROR(AVERAGEIFS([$Algorithm_Problems_log.$O$2:.$O$10270];[$Algorithm_Problems_log.$D$2:.$D$10270];[.$A176];[$Algorithm_Problems_log.$B$2:.$B$10270];&quot;Easy&quot;);[.$B17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6];[$Algorithm_Problems_log.$B$2:.$B$10270];&quot;Medium&quot;);[.$C17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6];[$Algorithm_Problems_log.$B$2:.$B$10270];&quot;Hard&quot;);[.$D17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6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30" calcext:value-type="date">
            <text:p>10/30/2024</text:p>
          </table:table-cell>
          <table:table-cell table:style-name="ce65" table:formula="of:=IFERROR(AVERAGEIFS([$Algorithm_Problems_log.$O$2:.$O$10270];[$Algorithm_Problems_log.$D$2:.$D$10270];[.$A177];[$Algorithm_Problems_log.$B$2:.$B$10270];&quot;Easy&quot;);[.$B17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7];[$Algorithm_Problems_log.$B$2:.$B$10270];&quot;Medium&quot;);[.$C17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7];[$Algorithm_Problems_log.$B$2:.$B$10270];&quot;Hard&quot;);[.$D17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9" calcext:value-type="date">
            <text:p>10/29/2024</text:p>
          </table:table-cell>
          <table:table-cell table:style-name="ce65" table:formula="of:=IFERROR(AVERAGEIFS([$Algorithm_Problems_log.$O$2:.$O$10270];[$Algorithm_Problems_log.$D$2:.$D$10270];[.$A178];[$Algorithm_Problems_log.$B$2:.$B$10270];&quot;Easy&quot;);[.$B17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8];[$Algorithm_Problems_log.$B$2:.$B$10270];&quot;Medium&quot;);[.$C17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8];[$Algorithm_Problems_log.$B$2:.$B$10270];&quot;Hard&quot;);[.$D17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8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8" calcext:value-type="date">
            <text:p>10/28/2024</text:p>
          </table:table-cell>
          <table:table-cell table:style-name="ce65" table:formula="of:=IFERROR(AVERAGEIFS([$Algorithm_Problems_log.$O$2:.$O$10270];[$Algorithm_Problems_log.$D$2:.$D$10270];[.$A179];[$Algorithm_Problems_log.$B$2:.$B$10270];&quot;Easy&quot;);[.$B18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79];[$Algorithm_Problems_log.$B$2:.$B$10270];&quot;Medium&quot;);[.$C18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79];[$Algorithm_Problems_log.$B$2:.$B$10270];&quot;Hard&quot;);[.$D18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7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7" calcext:value-type="date">
            <text:p>10/27/2024</text:p>
          </table:table-cell>
          <table:table-cell table:style-name="ce65" table:formula="of:=IFERROR(AVERAGEIFS([$Algorithm_Problems_log.$O$2:.$O$10270];[$Algorithm_Problems_log.$D$2:.$D$10270];[.$A180];[$Algorithm_Problems_log.$B$2:.$B$10270];&quot;Easy&quot;);[.$B18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0];[$Algorithm_Problems_log.$B$2:.$B$10270];&quot;Medium&quot;);[.$C18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0];[$Algorithm_Problems_log.$B$2:.$B$10270];&quot;Hard&quot;);[.$D18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0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6" calcext:value-type="date">
            <text:p>10/26/2024</text:p>
          </table:table-cell>
          <table:table-cell table:style-name="ce65" table:formula="of:=IFERROR(AVERAGEIFS([$Algorithm_Problems_log.$O$2:.$O$10270];[$Algorithm_Problems_log.$D$2:.$D$10270];[.$A181];[$Algorithm_Problems_log.$B$2:.$B$10270];&quot;Easy&quot;);[.$B18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1];[$Algorithm_Problems_log.$B$2:.$B$10270];&quot;Medium&quot;);[.$C18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1];[$Algorithm_Problems_log.$B$2:.$B$10270];&quot;Hard&quot;);[.$D18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5" calcext:value-type="date">
            <text:p>10/25/2024</text:p>
          </table:table-cell>
          <table:table-cell table:style-name="ce65" table:formula="of:=IFERROR(AVERAGEIFS([$Algorithm_Problems_log.$O$2:.$O$10270];[$Algorithm_Problems_log.$D$2:.$D$10270];[.$A182];[$Algorithm_Problems_log.$B$2:.$B$10270];&quot;Easy&quot;);[.$B18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2];[$Algorithm_Problems_log.$B$2:.$B$10270];&quot;Medium&quot;);[.$C18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2];[$Algorithm_Problems_log.$B$2:.$B$10270];&quot;Hard&quot;);[.$D18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2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4" calcext:value-type="date">
            <text:p>10/24/2024</text:p>
          </table:table-cell>
          <table:table-cell table:style-name="ce65" table:formula="of:=IFERROR(AVERAGEIFS([$Algorithm_Problems_log.$O$2:.$O$10270];[$Algorithm_Problems_log.$D$2:.$D$10270];[.$A183];[$Algorithm_Problems_log.$B$2:.$B$10270];&quot;Easy&quot;);[.$B18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3];[$Algorithm_Problems_log.$B$2:.$B$10270];&quot;Medium&quot;);[.$C18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3];[$Algorithm_Problems_log.$B$2:.$B$10270];&quot;Hard&quot;);[.$D18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3" calcext:value-type="date">
            <text:p>10/23/2024</text:p>
          </table:table-cell>
          <table:table-cell table:style-name="ce65" table:formula="of:=IFERROR(AVERAGEIFS([$Algorithm_Problems_log.$O$2:.$O$10270];[$Algorithm_Problems_log.$D$2:.$D$10270];[.$A184];[$Algorithm_Problems_log.$B$2:.$B$10270];&quot;Easy&quot;);[.$B18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4];[$Algorithm_Problems_log.$B$2:.$B$10270];&quot;Medium&quot;);[.$C18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4];[$Algorithm_Problems_log.$B$2:.$B$10270];&quot;Hard&quot;);[.$D18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4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2" calcext:value-type="date">
            <text:p>10/22/2024</text:p>
          </table:table-cell>
          <table:table-cell table:style-name="ce65" table:formula="of:=IFERROR(AVERAGEIFS([$Algorithm_Problems_log.$O$2:.$O$10270];[$Algorithm_Problems_log.$D$2:.$D$10270];[.$A185];[$Algorithm_Problems_log.$B$2:.$B$10270];&quot;Easy&quot;);[.$B18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5];[$Algorithm_Problems_log.$B$2:.$B$10270];&quot;Medium&quot;);[.$C18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5];[$Algorithm_Problems_log.$B$2:.$B$10270];&quot;Hard&quot;);[.$D18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21" calcext:value-type="date">
            <text:p>10/21/2024</text:p>
          </table:table-cell>
          <table:table-cell table:style-name="ce65" table:formula="of:=IFERROR(AVERAGEIFS([$Algorithm_Problems_log.$O$2:.$O$10270];[$Algorithm_Problems_log.$D$2:.$D$10270];[.$A186];[$Algorithm_Problems_log.$B$2:.$B$10270];&quot;Easy&quot;);[.$B18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6];[$Algorithm_Problems_log.$B$2:.$B$10270];&quot;Medium&quot;);[.$C18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6];[$Algorithm_Problems_log.$B$2:.$B$10270];&quot;Hard&quot;);[.$D18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20" calcext:value-type="date">
            <text:p>10/20/2024</text:p>
          </table:table-cell>
          <table:table-cell table:style-name="ce65" table:formula="of:=IFERROR(AVERAGEIFS([$Algorithm_Problems_log.$O$2:.$O$10270];[$Algorithm_Problems_log.$D$2:.$D$10270];[.$A187];[$Algorithm_Problems_log.$B$2:.$B$10270];&quot;Easy&quot;);[.$B18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7];[$Algorithm_Problems_log.$B$2:.$B$10270];&quot;Medium&quot;);[.$C18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7];[$Algorithm_Problems_log.$B$2:.$B$10270];&quot;Hard&quot;);[.$D18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9" calcext:value-type="date">
            <text:p>10/19/2024</text:p>
          </table:table-cell>
          <table:table-cell table:style-name="ce65" table:formula="of:=IFERROR(AVERAGEIFS([$Algorithm_Problems_log.$O$2:.$O$10270];[$Algorithm_Problems_log.$D$2:.$D$10270];[.$A188];[$Algorithm_Problems_log.$B$2:.$B$10270];&quot;Easy&quot;);[.$B18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8];[$Algorithm_Problems_log.$B$2:.$B$10270];&quot;Medium&quot;);[.$C18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8];[$Algorithm_Problems_log.$B$2:.$B$10270];&quot;Hard&quot;);[.$D18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8" calcext:value-type="date">
            <text:p>10/18/2024</text:p>
          </table:table-cell>
          <table:table-cell table:style-name="ce65" table:formula="of:=IFERROR(AVERAGEIFS([$Algorithm_Problems_log.$O$2:.$O$10270];[$Algorithm_Problems_log.$D$2:.$D$10270];[.$A189];[$Algorithm_Problems_log.$B$2:.$B$10270];&quot;Easy&quot;);[.$B19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89];[$Algorithm_Problems_log.$B$2:.$B$10270];&quot;Medium&quot;);[.$C19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89];[$Algorithm_Problems_log.$B$2:.$B$10270];&quot;Hard&quot;);[.$D19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8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7" calcext:value-type="date">
            <text:p>10/17/2024</text:p>
          </table:table-cell>
          <table:table-cell table:style-name="ce65" table:formula="of:=IFERROR(AVERAGEIFS([$Algorithm_Problems_log.$O$2:.$O$10270];[$Algorithm_Problems_log.$D$2:.$D$10270];[.$A190];[$Algorithm_Problems_log.$B$2:.$B$10270];&quot;Easy&quot;);[.$B19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0];[$Algorithm_Problems_log.$B$2:.$B$10270];&quot;Medium&quot;);[.$C19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0];[$Algorithm_Problems_log.$B$2:.$B$10270];&quot;Hard&quot;);[.$D19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6" calcext:value-type="date">
            <text:p>10/16/2024</text:p>
          </table:table-cell>
          <table:table-cell table:style-name="ce65" table:formula="of:=IFERROR(AVERAGEIFS([$Algorithm_Problems_log.$O$2:.$O$10270];[$Algorithm_Problems_log.$D$2:.$D$10270];[.$A191];[$Algorithm_Problems_log.$B$2:.$B$10270];&quot;Easy&quot;);[.$B19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1];[$Algorithm_Problems_log.$B$2:.$B$10270];&quot;Medium&quot;);[.$C19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1];[$Algorithm_Problems_log.$B$2:.$B$10270];&quot;Hard&quot;);[.$D19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5" calcext:value-type="date">
            <text:p>10/15/2024</text:p>
          </table:table-cell>
          <table:table-cell table:style-name="ce65" table:formula="of:=IFERROR(AVERAGEIFS([$Algorithm_Problems_log.$O$2:.$O$10270];[$Algorithm_Problems_log.$D$2:.$D$10270];[.$A192];[$Algorithm_Problems_log.$B$2:.$B$10270];&quot;Easy&quot;);[.$B19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2];[$Algorithm_Problems_log.$B$2:.$B$10270];&quot;Medium&quot;);[.$C19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2];[$Algorithm_Problems_log.$B$2:.$B$10270];&quot;Hard&quot;);[.$D19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4" calcext:value-type="date">
            <text:p>10/14/2024</text:p>
          </table:table-cell>
          <table:table-cell table:style-name="ce65" table:formula="of:=IFERROR(AVERAGEIFS([$Algorithm_Problems_log.$O$2:.$O$10270];[$Algorithm_Problems_log.$D$2:.$D$10270];[.$A193];[$Algorithm_Problems_log.$B$2:.$B$10270];&quot;Easy&quot;);[.$B194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3];[$Algorithm_Problems_log.$B$2:.$B$10270];&quot;Medium&quot;);[.$C194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3];[$Algorithm_Problems_log.$B$2:.$B$10270];&quot;Hard&quot;);[.$D19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3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3" calcext:value-type="date">
            <text:p>10/13/2024</text:p>
          </table:table-cell>
          <table:table-cell table:style-name="ce65" table:formula="of:=IFERROR(AVERAGEIFS([$Algorithm_Problems_log.$O$2:.$O$10270];[$Algorithm_Problems_log.$D$2:.$D$10270];[.$A194];[$Algorithm_Problems_log.$B$2:.$B$10270];&quot;Easy&quot;);[.$B195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4];[$Algorithm_Problems_log.$B$2:.$B$10270];&quot;Medium&quot;);[.$C19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4];[$Algorithm_Problems_log.$B$2:.$B$10270];&quot;Hard&quot;);[.$D19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2" calcext:value-type="date">
            <text:p>10/12/2024</text:p>
          </table:table-cell>
          <table:table-cell table:style-name="ce65" table:formula="of:=IFERROR(AVERAGEIFS([$Algorithm_Problems_log.$O$2:.$O$10270];[$Algorithm_Problems_log.$D$2:.$D$10270];[.$A195];[$Algorithm_Problems_log.$B$2:.$B$10270];&quot;Easy&quot;);[.$B196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5];[$Algorithm_Problems_log.$B$2:.$B$10270];&quot;Medium&quot;);[.$C196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5];[$Algorithm_Problems_log.$B$2:.$B$10270];&quot;Hard&quot;);[.$D19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5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11" calcext:value-type="date">
            <text:p>10/11/2024</text:p>
          </table:table-cell>
          <table:table-cell table:style-name="ce65" table:formula="of:=IFERROR(AVERAGEIFS([$Algorithm_Problems_log.$O$2:.$O$10270];[$Algorithm_Problems_log.$D$2:.$D$10270];[.$A196];[$Algorithm_Problems_log.$B$2:.$B$10270];&quot;Easy&quot;);[.$B19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6];[$Algorithm_Problems_log.$B$2:.$B$10270];&quot;Medium&quot;);[.$C197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6];[$Algorithm_Problems_log.$B$2:.$B$10270];&quot;Hard&quot;);[.$D19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10" calcext:value-type="date">
            <text:p>10/10/2024</text:p>
          </table:table-cell>
          <table:table-cell table:style-name="ce65" table:formula="of:=IFERROR(AVERAGEIFS([$Algorithm_Problems_log.$O$2:.$O$10270];[$Algorithm_Problems_log.$D$2:.$D$10270];[.$A197];[$Algorithm_Problems_log.$B$2:.$B$10270];&quot;Easy&quot;);[.$B198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7];[$Algorithm_Problems_log.$B$2:.$B$10270];&quot;Medium&quot;);[.$C198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7];[$Algorithm_Problems_log.$B$2:.$B$10270];&quot;Hard&quot;);[.$D19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7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9" calcext:value-type="date">
            <text:p>10/09/2024</text:p>
          </table:table-cell>
          <table:table-cell table:style-name="ce65" table:formula="of:=IFERROR(AVERAGEIFS([$Algorithm_Problems_log.$O$2:.$O$10270];[$Algorithm_Problems_log.$D$2:.$D$10270];[.$A198];[$Algorithm_Problems_log.$B$2:.$B$10270];&quot;Easy&quot;);[.$B199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8];[$Algorithm_Problems_log.$B$2:.$B$10270];&quot;Medium&quot;);[.$C199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8];[$Algorithm_Problems_log.$B$2:.$B$10270];&quot;Hard&quot;);[.$D19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8" calcext:value-type="date">
            <text:p>10/08/2024</text:p>
          </table:table-cell>
          <table:table-cell table:style-name="ce65" table:formula="of:=IFERROR(AVERAGEIFS([$Algorithm_Problems_log.$O$2:.$O$10270];[$Algorithm_Problems_log.$D$2:.$D$10270];[.$A199];[$Algorithm_Problems_log.$B$2:.$B$10270];&quot;Easy&quot;);[.$B200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199];[$Algorithm_Problems_log.$B$2:.$B$10270];&quot;Medium&quot;);[.$C200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199];[$Algorithm_Problems_log.$B$2:.$B$10270];&quot;Hard&quot;);[.$D20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199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 table:style-name="ce7" office:value-type="date" office:date-value="2024-10-07" calcext:value-type="date">
            <text:p>10/07/2024</text:p>
          </table:table-cell>
          <table:table-cell table:style-name="ce65" table:formula="of:=IFERROR(AVERAGEIFS([$Algorithm_Problems_log.$O$2:.$O$10270];[$Algorithm_Problems_log.$D$2:.$D$10270];[.$A200];[$Algorithm_Problems_log.$B$2:.$B$10270];&quot;Easy&quot;);[.$B201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0];[$Algorithm_Problems_log.$B$2:.$B$10270];&quot;Medium&quot;);[.$C201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00];[$Algorithm_Problems_log.$B$2:.$B$10270];&quot;Hard&quot;);[.$D201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4-10-06" calcext:value-type="date">
            <text:p>10/06/2024</text:p>
          </table:table-cell>
          <table:table-cell table:style-name="ce65" table:formula="of:=IFERROR(AVERAGEIFS([$Algorithm_Problems_log.$O$2:.$O$10270];[$Algorithm_Problems_log.$D$2:.$D$10270];[.$A201];[$Algorithm_Problems_log.$B$2:.$B$10270];&quot;Easy&quot;);[.$B202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1];[$Algorithm_Problems_log.$B$2:.$B$10270];&quot;Medium&quot;);[.$C202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01];[$Algorithm_Problems_log.$B$2:.$B$10270];&quot;Hard&quot;);[.$D202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1] &lt;= TODAY();&quot;Display&quot;;&quot;Hide&quot;)" office:value-type="string" office:string-value="Hide" calcext:value-type="string">
            <text:p>Hide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5" calcext:value-type="date">
            <text:p>10/05/2024</text:p>
          </table:table-cell>
          <table:table-cell table:style-name="ce65" table:formula="of:=IFERROR(AVERAGEIFS([$Algorithm_Problems_log.$O$2:.$O$10270];[$Algorithm_Problems_log.$D$2:.$D$10270];[.$A202];[$Algorithm_Problems_log.$B$2:.$B$10270];&quot;Easy&quot;);[.$B203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02];[$Algorithm_Problems_log.$B$2:.$B$10270];&quot;Medium&quot;);[.$C203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02];[$Algorithm_Problems_log.$B$2:.$B$10270];&quot;Hard&quot;);[.$D203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4" calcext:value-type="date">
            <text:p>10/04/2024</text:p>
          </table:table-cell>
          <table:table-cell table:style-name="ce65" table:formula="of:=IFERROR(AVERAGEIFS([$Algorithm_Problems_log.$O$2:.$O$10270];[$Algorithm_Problems_log.$D$2:.$D$10270];[.$A203];[$Algorithm_Problems_log.$B$2:.$B$10270];&quot;Easy&quot;);[.$B20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3];[$Algorithm_Problems_log.$B$2:.$B$10270];&quot;Medium&quot;);[.$C204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3];[$Algorithm_Problems_log.$B$2:.$B$10270];&quot;Hard&quot;);[.$D204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3" calcext:value-type="date">
            <text:p>10/03/2024</text:p>
          </table:table-cell>
          <table:table-cell table:style-name="ce65" table:formula="of:=IFERROR(AVERAGEIFS([$Algorithm_Problems_log.$O$2:.$O$10270];[$Algorithm_Problems_log.$D$2:.$D$10270];[.$A204];[$Algorithm_Problems_log.$B$2:.$B$10270];&quot;Easy&quot;);[.$B20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4];[$Algorithm_Problems_log.$B$2:.$B$10270];&quot;Medium&quot;);[.$C205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4];[$Algorithm_Problems_log.$B$2:.$B$10270];&quot;Hard&quot;);[.$D205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10-02" calcext:value-type="date">
            <text:p>10/02/2024</text:p>
          </table:table-cell>
          <table:table-cell table:style-name="ce65" table:formula="of:=IFERROR(AVERAGEIFS([$Algorithm_Problems_log.$O$2:.$O$10270];[$Algorithm_Problems_log.$D$2:.$D$10270];[.$A205];[$Algorithm_Problems_log.$B$2:.$B$10270];&quot;Easy&quot;);[.$B20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5];[$Algorithm_Problems_log.$B$2:.$B$10270];&quot;Medium&quot;);[.$C206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5];[$Algorithm_Problems_log.$B$2:.$B$10270];&quot;Hard&quot;);[.$D206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10-01" calcext:value-type="date">
            <text:p>10/01/2024</text:p>
          </table:table-cell>
          <table:table-cell table:style-name="ce65" table:formula="of:=IFERROR(AVERAGEIFS([$Algorithm_Problems_log.$O$2:.$O$10270];[$Algorithm_Problems_log.$D$2:.$D$10270];[.$A206];[$Algorithm_Problems_log.$B$2:.$B$10270];&quot;Easy&quot;);[.$B20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6];[$Algorithm_Problems_log.$B$2:.$B$10270];&quot;Medium&quot;);[.$C207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6];[$Algorithm_Problems_log.$B$2:.$B$10270];&quot;Hard&quot;);[.$D207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30" calcext:value-type="date">
            <text:p>09/30/2024</text:p>
          </table:table-cell>
          <table:table-cell table:style-name="ce65" table:formula="of:=IFERROR(AVERAGEIFS([$Algorithm_Problems_log.$O$2:.$O$10270];[$Algorithm_Problems_log.$D$2:.$D$10270];[.$A207];[$Algorithm_Problems_log.$B$2:.$B$10270];&quot;Easy&quot;);[.$B20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7];[$Algorithm_Problems_log.$B$2:.$B$10270];&quot;Medium&quot;);[.$C208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7];[$Algorithm_Problems_log.$B$2:.$B$10270];&quot;Hard&quot;);[.$D208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9" calcext:value-type="date">
            <text:p>09/29/2024</text:p>
          </table:table-cell>
          <table:table-cell table:style-name="ce65" table:formula="of:=IFERROR(AVERAGEIFS([$Algorithm_Problems_log.$O$2:.$O$10270];[$Algorithm_Problems_log.$D$2:.$D$10270];[.$A208];[$Algorithm_Problems_log.$B$2:.$B$10270];&quot;Easy&quot;);[.$B20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8];[$Algorithm_Problems_log.$B$2:.$B$10270];&quot;Medium&quot;);[.$C20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8];[$Algorithm_Problems_log.$B$2:.$B$10270];&quot;Hard&quot;);[.$D209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8" calcext:value-type="date">
            <text:p>09/28/2024</text:p>
          </table:table-cell>
          <table:table-cell table:style-name="ce65" table:formula="of:=IFERROR(AVERAGEIFS([$Algorithm_Problems_log.$O$2:.$O$10270];[$Algorithm_Problems_log.$D$2:.$D$10270];[.$A209];[$Algorithm_Problems_log.$B$2:.$B$10270];&quot;Easy&quot;);[.$B21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09];[$Algorithm_Problems_log.$B$2:.$B$10270];&quot;Medium&quot;);[.$C210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09];[$Algorithm_Problems_log.$B$2:.$B$10270];&quot;Hard&quot;);[.$D210])" office:value-type="float" office:value="1" calcext:value-type="float">
            <text:p>1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0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7" calcext:value-type="date">
            <text:p>09/27/2024</text:p>
          </table:table-cell>
          <table:table-cell table:style-name="ce65" table:formula="of:=IFERROR(AVERAGEIFS([$Algorithm_Problems_log.$O$2:.$O$10270];[$Algorithm_Problems_log.$D$2:.$D$10270];[.$A210];[$Algorithm_Problems_log.$B$2:.$B$10270];&quot;Easy&quot;);[.$B21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0];[$Algorithm_Problems_log.$B$2:.$B$10270];&quot;Medium&quot;);[.$C21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10];[$Algorithm_Problems_log.$B$2:.$B$10270];&quot;Hard&quot;);[.$D21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6" calcext:value-type="date">
            <text:p>09/26/2024</text:p>
          </table:table-cell>
          <table:table-cell table:style-name="ce65" table:formula="of:=IFERROR(AVERAGEIFS([$Algorithm_Problems_log.$O$2:.$O$10270];[$Algorithm_Problems_log.$D$2:.$D$10270];[.$A211];[$Algorithm_Problems_log.$B$2:.$B$10270];&quot;Easy&quot;);[.$B21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1];[$Algorithm_Problems_log.$B$2:.$B$10270];&quot;Medium&quot;);[.$C21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1];[$Algorithm_Problems_log.$B$2:.$B$10270];&quot;Hard&quot;);[.$D21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5" calcext:value-type="date">
            <text:p>09/25/2024</text:p>
          </table:table-cell>
          <table:table-cell table:style-name="ce65" table:formula="of:=IFERROR(AVERAGEIFS([$Algorithm_Problems_log.$O$2:.$O$10270];[$Algorithm_Problems_log.$D$2:.$D$10270];[.$A212];[$Algorithm_Problems_log.$B$2:.$B$10270];&quot;Easy&quot;);[.$B21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2];[$Algorithm_Problems_log.$B$2:.$B$10270];&quot;Medium&quot;);[.$C213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2];[$Algorithm_Problems_log.$B$2:.$B$10270];&quot;Hard&quot;);[.$D21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4" calcext:value-type="date">
            <text:p>09/24/2024</text:p>
          </table:table-cell>
          <table:table-cell table:style-name="ce65" table:formula="of:=IFERROR(AVERAGEIFS([$Algorithm_Problems_log.$O$2:.$O$10270];[$Algorithm_Problems_log.$D$2:.$D$10270];[.$A213];[$Algorithm_Problems_log.$B$2:.$B$10270];&quot;Easy&quot;);[.$B21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3];[$Algorithm_Problems_log.$B$2:.$B$10270];&quot;Medium&quot;);[.$C214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13];[$Algorithm_Problems_log.$B$2:.$B$10270];&quot;Hard&quot;);[.$D21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3" calcext:value-type="date">
            <text:p>09/23/2024</text:p>
          </table:table-cell>
          <table:table-cell table:style-name="ce65" table:formula="of:=IFERROR(AVERAGEIFS([$Algorithm_Problems_log.$O$2:.$O$10270];[$Algorithm_Problems_log.$D$2:.$D$10270];[.$A214];[$Algorithm_Problems_log.$B$2:.$B$10270];&quot;Easy&quot;);[.$B21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4];[$Algorithm_Problems_log.$B$2:.$B$10270];&quot;Medium&quot;);[.$C215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4];[$Algorithm_Problems_log.$B$2:.$B$10270];&quot;Hard&quot;);[.$D21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2" calcext:value-type="date">
            <text:p>09/22/2024</text:p>
          </table:table-cell>
          <table:table-cell table:style-name="ce65" table:formula="of:=IFERROR(AVERAGEIFS([$Algorithm_Problems_log.$O$2:.$O$10270];[$Algorithm_Problems_log.$D$2:.$D$10270];[.$A215];[$Algorithm_Problems_log.$B$2:.$B$10270];&quot;Easy&quot;);[.$B21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5];[$Algorithm_Problems_log.$B$2:.$B$10270];&quot;Medium&quot;);[.$C216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5];[$Algorithm_Problems_log.$B$2:.$B$10270];&quot;Hard&quot;);[.$D21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21" calcext:value-type="date">
            <text:p>09/21/2024</text:p>
          </table:table-cell>
          <table:table-cell table:style-name="ce65" table:formula="of:=IFERROR(AVERAGEIFS([$Algorithm_Problems_log.$O$2:.$O$10270];[$Algorithm_Problems_log.$D$2:.$D$10270];[.$A216];[$Algorithm_Problems_log.$B$2:.$B$10270];&quot;Easy&quot;);[.$B217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6];[$Algorithm_Problems_log.$B$2:.$B$10270];&quot;Medium&quot;);[.$C217])" office:value-type="float" office:value="14.125" calcext:value-type="float">
            <text:p>14.13</text:p>
          </table:table-cell>
          <table:table-cell table:style-name="ce65" table:formula="of:=IFERROR(AVERAGEIFS([$Algorithm_Problems_log.$O$2:.$O$10270];[$Algorithm_Problems_log.$D$2:.$D$10270];[.$A216];[$Algorithm_Problems_log.$B$2:.$B$10270];&quot;Hard&quot;);[.$D21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20" calcext:value-type="date">
            <text:p>09/20/2024</text:p>
          </table:table-cell>
          <table:table-cell table:style-name="ce65" table:formula="of:=IFERROR(AVERAGEIFS([$Algorithm_Problems_log.$O$2:.$O$10270];[$Algorithm_Problems_log.$D$2:.$D$10270];[.$A217];[$Algorithm_Problems_log.$B$2:.$B$10270];&quot;Easy&quot;);[.$B21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7];[$Algorithm_Problems_log.$B$2:.$B$10270];&quot;Medium&quot;);[.$C21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7];[$Algorithm_Problems_log.$B$2:.$B$10270];&quot;Hard&quot;);[.$D21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9" calcext:value-type="date">
            <text:p>09/19/2024</text:p>
          </table:table-cell>
          <table:table-cell table:style-name="ce65" table:formula="of:=IFERROR(AVERAGEIFS([$Algorithm_Problems_log.$O$2:.$O$10270];[$Algorithm_Problems_log.$D$2:.$D$10270];[.$A218];[$Algorithm_Problems_log.$B$2:.$B$10270];&quot;Easy&quot;);[.$B21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8];[$Algorithm_Problems_log.$B$2:.$B$10270];&quot;Medium&quot;);[.$C21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18];[$Algorithm_Problems_log.$B$2:.$B$10270];&quot;Hard&quot;);[.$D21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8" calcext:value-type="date">
            <text:p>09/18/2024</text:p>
          </table:table-cell>
          <table:table-cell table:style-name="ce65" table:formula="of:=IFERROR(AVERAGEIFS([$Algorithm_Problems_log.$O$2:.$O$10270];[$Algorithm_Problems_log.$D$2:.$D$10270];[.$A219];[$Algorithm_Problems_log.$B$2:.$B$10270];&quot;Easy&quot;);[.$B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Medium&quot;);[.$C22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19];[$Algorithm_Problems_log.$B$2:.$B$10270];&quot;Hard&quot;);[.$D22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1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7" calcext:value-type="date">
            <text:p>09/17/2024</text:p>
          </table:table-cell>
          <table:table-cell table:style-name="ce65" table:formula="of:=IFERROR(AVERAGEIFS([$Algorithm_Problems_log.$O$2:.$O$10270];[$Algorithm_Problems_log.$D$2:.$D$10270];[.$A220];[$Algorithm_Problems_log.$B$2:.$B$10270];&quot;Easy&quot;);[.$B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Medium&quot;);[.$C22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0];[$Algorithm_Problems_log.$B$2:.$B$10270];&quot;Hard&quot;);[.$D22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6" calcext:value-type="date">
            <text:p>09/16/2024</text:p>
          </table:table-cell>
          <table:table-cell table:style-name="ce65" table:formula="of:=IFERROR(AVERAGEIFS([$Algorithm_Problems_log.$O$2:.$O$10270];[$Algorithm_Problems_log.$D$2:.$D$10270];[.$A221];[$Algorithm_Problems_log.$B$2:.$B$10270];&quot;Easy&quot;);[.$B22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1];[$Algorithm_Problems_log.$B$2:.$B$10270];&quot;Medium&quot;);[.$C222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21];[$Algorithm_Problems_log.$B$2:.$B$10270];&quot;Hard&quot;);[.$D22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5" calcext:value-type="date">
            <text:p>09/15/2024</text:p>
          </table:table-cell>
          <table:table-cell table:style-name="ce65" table:formula="of:=IFERROR(AVERAGEIFS([$Algorithm_Problems_log.$O$2:.$O$10270];[$Algorithm_Problems_log.$D$2:.$D$10270];[.$A222];[$Algorithm_Problems_log.$B$2:.$B$10270];&quot;Easy&quot;);[.$B22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2];[$Algorithm_Problems_log.$B$2:.$B$10270];&quot;Medium&quot;);[.$C22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2];[$Algorithm_Problems_log.$B$2:.$B$10270];&quot;Hard&quot;);[.$D22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4" calcext:value-type="date">
            <text:p>09/14/2024</text:p>
          </table:table-cell>
          <table:table-cell table:style-name="ce65" table:formula="of:=IFERROR(AVERAGEIFS([$Algorithm_Problems_log.$O$2:.$O$10270];[$Algorithm_Problems_log.$D$2:.$D$10270];[.$A223];[$Algorithm_Problems_log.$B$2:.$B$10270];&quot;Easy&quot;);[.$B224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3];[$Algorithm_Problems_log.$B$2:.$B$10270];&quot;Medium&quot;);[.$C22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3];[$Algorithm_Problems_log.$B$2:.$B$10270];&quot;Hard&quot;);[.$D22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3" calcext:value-type="date">
            <text:p>09/13/2024</text:p>
          </table:table-cell>
          <table:table-cell table:style-name="ce65" table:formula="of:=IFERROR(AVERAGEIFS([$Algorithm_Problems_log.$O$2:.$O$10270];[$Algorithm_Problems_log.$D$2:.$D$10270];[.$A224];[$Algorithm_Problems_log.$B$2:.$B$10270];&quot;Easy&quot;);[.$B225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4];[$Algorithm_Problems_log.$B$2:.$B$10270];&quot;Medium&quot;);[.$C225])" office:value-type="float" office:value="8.25" calcext:value-type="float">
            <text:p>8.25</text:p>
          </table:table-cell>
          <table:table-cell table:style-name="ce65" table:formula="of:=IFERROR(AVERAGEIFS([$Algorithm_Problems_log.$O$2:.$O$10270];[$Algorithm_Problems_log.$D$2:.$D$10270];[.$A224];[$Algorithm_Problems_log.$B$2:.$B$10270];&quot;Hard&quot;);[.$D22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2" calcext:value-type="date">
            <text:p>09/12/2024</text:p>
          </table:table-cell>
          <table:table-cell table:style-name="ce65" table:formula="of:=IFERROR(AVERAGEIFS([$Algorithm_Problems_log.$O$2:.$O$10270];[$Algorithm_Problems_log.$D$2:.$D$10270];[.$A225];[$Algorithm_Problems_log.$B$2:.$B$10270];&quot;Easy&quot;);[.$B226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5];[$Algorithm_Problems_log.$B$2:.$B$10270];&quot;Medium&quot;);[.$C22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5];[$Algorithm_Problems_log.$B$2:.$B$10270];&quot;Hard&quot;);[.$D22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11" calcext:value-type="date">
            <text:p>09/11/2024</text:p>
          </table:table-cell>
          <table:table-cell table:style-name="ce65" table:formula="of:=IFERROR(AVERAGEIFS([$Algorithm_Problems_log.$O$2:.$O$10270];[$Algorithm_Problems_log.$D$2:.$D$10270];[.$A226];[$Algorithm_Problems_log.$B$2:.$B$10270];&quot;Easy&quot;);[.$B227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26];[$Algorithm_Problems_log.$B$2:.$B$10270];&quot;Medium&quot;);[.$C227])" office:value-type="float" office:value="15" calcext:value-type="float">
            <text:p>15.00</text:p>
          </table:table-cell>
          <table:table-cell table:style-name="ce65" table:formula="of:=IFERROR(AVERAGEIFS([$Algorithm_Problems_log.$O$2:.$O$10270];[$Algorithm_Problems_log.$D$2:.$D$10270];[.$A226];[$Algorithm_Problems_log.$B$2:.$B$10270];&quot;Hard&quot;);[.$D22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10" calcext:value-type="date">
            <text:p>09/10/2024</text:p>
          </table:table-cell>
          <table:table-cell table:style-name="ce65" table:formula="of:=IFERROR(AVERAGEIFS([$Algorithm_Problems_log.$O$2:.$O$10270];[$Algorithm_Problems_log.$D$2:.$D$10270];[.$A227];[$Algorithm_Problems_log.$B$2:.$B$10270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7];[$Algorithm_Problems_log.$B$2:.$B$10270];&quot;Medium&quot;);[.$C22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27];[$Algorithm_Problems_log.$B$2:.$B$10270];&quot;Hard&quot;);[.$D22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9" calcext:value-type="date">
            <text:p>09/09/2024</text:p>
          </table:table-cell>
          <table:table-cell table:style-name="ce65" table:formula="of:=IFERROR(AVERAGEIFS([$Algorithm_Problems_log.$O$2:.$O$10270];[$Algorithm_Problems_log.$D$2:.$D$10270];[.$A228];[$Algorithm_Problems_log.$B$2:.$B$10270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8];[$Algorithm_Problems_log.$B$2:.$B$10270];&quot;Medium&quot;);[.$C229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28];[$Algorithm_Problems_log.$B$2:.$B$10270];&quot;Hard&quot;);[.$D22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8" calcext:value-type="date">
            <text:p>09/08/2024</text:p>
          </table:table-cell>
          <table:table-cell table:style-name="ce65" table:formula="of:=IFERROR(AVERAGEIFS([$Algorithm_Problems_log.$O$2:.$O$10270];[$Algorithm_Problems_log.$D$2:.$D$10270];[.$A229];[$Algorithm_Problems_log.$B$2:.$B$10270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29];[$Algorithm_Problems_log.$B$2:.$B$10270];&quot;Medium&quot;);[.$C230])" office:value-type="float" office:value="2.33333333333333" calcext:value-type="float">
            <text:p>2.33</text:p>
          </table:table-cell>
          <table:table-cell table:style-name="ce65" table:formula="of:=IFERROR(AVERAGEIFS([$Algorithm_Problems_log.$O$2:.$O$10270];[$Algorithm_Problems_log.$D$2:.$D$10270];[.$A229];[$Algorithm_Problems_log.$B$2:.$B$10270];&quot;Hard&quot;);[.$D23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2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7" calcext:value-type="date">
            <text:p>09/07/2024</text:p>
          </table:table-cell>
          <table:table-cell table:style-name="ce65" table:formula="of:=IFERROR(AVERAGEIFS([$Algorithm_Problems_log.$O$2:.$O$10270];[$Algorithm_Problems_log.$D$2:.$D$10270];[.$A230];[$Algorithm_Problems_log.$B$2:.$B$10270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0];[$Algorithm_Problems_log.$B$2:.$B$10270];&quot;Medium&quot;);[.$C231])" office:value-type="float" office:value="9.5" calcext:value-type="float">
            <text:p>9.50</text:p>
          </table:table-cell>
          <table:table-cell table:style-name="ce65" table:formula="of:=IFERROR(AVERAGEIFS([$Algorithm_Problems_log.$O$2:.$O$10270];[$Algorithm_Problems_log.$D$2:.$D$10270];[.$A230];[$Algorithm_Problems_log.$B$2:.$B$10270];&quot;Hard&quot;);[.$D23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6" calcext:value-type="date">
            <text:p>09/06/2024</text:p>
          </table:table-cell>
          <table:table-cell table:style-name="ce65" table:formula="of:=IFERROR(AVERAGEIFS([$Algorithm_Problems_log.$O$2:.$O$10270];[$Algorithm_Problems_log.$D$2:.$D$10270];[.$A231];[$Algorithm_Problems_log.$B$2:.$B$10270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1];[$Algorithm_Problems_log.$B$2:.$B$10270];&quot;Medium&quot;);[.$C232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31];[$Algorithm_Problems_log.$B$2:.$B$10270];&quot;Hard&quot;);[.$D23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5" calcext:value-type="date">
            <text:p>09/05/2024</text:p>
          </table:table-cell>
          <table:table-cell table:style-name="ce65" table:formula="of:=IFERROR(AVERAGEIFS([$Algorithm_Problems_log.$O$2:.$O$10270];[$Algorithm_Problems_log.$D$2:.$D$10270];[.$A232];[$Algorithm_Problems_log.$B$2:.$B$10270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2];[$Algorithm_Problems_log.$B$2:.$B$10270];&quot;Medium&quot;);[.$C233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32];[$Algorithm_Problems_log.$B$2:.$B$10270];&quot;Hard&quot;);[.$D23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4" calcext:value-type="date">
            <text:p>09/04/2024</text:p>
          </table:table-cell>
          <table:table-cell table:style-name="ce65" table:formula="of:=IFERROR(AVERAGEIFS([$Algorithm_Problems_log.$O$2:.$O$10270];[$Algorithm_Problems_log.$D$2:.$D$10270];[.$A233];[$Algorithm_Problems_log.$B$2:.$B$10270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3];[$Algorithm_Problems_log.$B$2:.$B$10270];&quot;Medium&quot;);[.$C234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3];[$Algorithm_Problems_log.$B$2:.$B$10270];&quot;Hard&quot;);[.$D23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3" calcext:value-type="date">
            <text:p>09/03/2024</text:p>
          </table:table-cell>
          <table:table-cell table:style-name="ce65" table:formula="of:=IFERROR(AVERAGEIFS([$Algorithm_Problems_log.$O$2:.$O$10270];[$Algorithm_Problems_log.$D$2:.$D$10270];[.$A234];[$Algorithm_Problems_log.$B$2:.$B$10270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4];[$Algorithm_Problems_log.$B$2:.$B$10270];&quot;Medium&quot;);[.$C235])" office:value-type="float" office:value="14.5" calcext:value-type="float">
            <text:p>14.50</text:p>
          </table:table-cell>
          <table:table-cell table:style-name="ce65" table:formula="of:=IFERROR(AVERAGEIFS([$Algorithm_Problems_log.$O$2:.$O$10270];[$Algorithm_Problems_log.$D$2:.$D$10270];[.$A234];[$Algorithm_Problems_log.$B$2:.$B$10270];&quot;Hard&quot;);[.$D23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9-02" calcext:value-type="date">
            <text:p>09/02/2024</text:p>
          </table:table-cell>
          <table:table-cell table:style-name="ce65" table:formula="of:=IFERROR(AVERAGEIFS([$Algorithm_Problems_log.$O$2:.$O$10270];[$Algorithm_Problems_log.$D$2:.$D$10270];[.$A235];[$Algorithm_Problems_log.$B$2:.$B$10270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5];[$Algorithm_Problems_log.$B$2:.$B$10270];&quot;Medium&quot;);[.$C23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5];[$Algorithm_Problems_log.$B$2:.$B$10270];&quot;Hard&quot;);[.$D23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9-01" calcext:value-type="date">
            <text:p>09/01/2024</text:p>
          </table:table-cell>
          <table:table-cell table:style-name="ce65" table:formula="of:=IFERROR(AVERAGEIFS([$Algorithm_Problems_log.$O$2:.$O$10270];[$Algorithm_Problems_log.$D$2:.$D$10270];[.$A236];[$Algorithm_Problems_log.$B$2:.$B$10270];&quot;Easy&quot;);[.$B237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6];[$Algorithm_Problems_log.$B$2:.$B$10270];&quot;Medium&quot;);[.$C237])" office:value-type="float" office:value="15.75" calcext:value-type="float">
            <text:p>15.75</text:p>
          </table:table-cell>
          <table:table-cell table:style-name="ce65" table:formula="of:=IFERROR(AVERAGEIFS([$Algorithm_Problems_log.$O$2:.$O$10270];[$Algorithm_Problems_log.$D$2:.$D$10270];[.$A236];[$Algorithm_Problems_log.$B$2:.$B$10270];&quot;Hard&quot;);[.$D23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31" calcext:value-type="date">
            <text:p>08/31/2024</text:p>
          </table:table-cell>
          <table:table-cell table:style-name="ce65" table:formula="of:=IFERROR(AVERAGEIFS([$Algorithm_Problems_log.$O$2:.$O$10270];[$Algorithm_Problems_log.$D$2:.$D$10270];[.$A237];[$Algorithm_Problems_log.$B$2:.$B$10270];&quot;Easy&quot;);[.$B238])" office:value-type="float" office:value="16" calcext:value-type="float">
            <text:p>16.00</text:p>
          </table:table-cell>
          <table:table-cell table:style-name="ce65" table:formula="of:=IFERROR(AVERAGEIFS([$Algorithm_Problems_log.$O$2:.$O$10270];[$Algorithm_Problems_log.$D$2:.$D$10270];[.$A237];[$Algorithm_Problems_log.$B$2:.$B$10270];&quot;Medium&quot;);[.$C238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7];[$Algorithm_Problems_log.$B$2:.$B$10270];&quot;Hard&quot;);[.$D23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30" calcext:value-type="date">
            <text:p>08/30/2024</text:p>
          </table:table-cell>
          <table:table-cell table:style-name="ce65" table:formula="of:=IFERROR(AVERAGEIFS([$Algorithm_Problems_log.$O$2:.$O$10270];[$Algorithm_Problems_log.$D$2:.$D$10270];[.$A238];[$Algorithm_Problems_log.$B$2:.$B$10270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8];[$Algorithm_Problems_log.$B$2:.$B$10270];&quot;Medium&quot;);[.$C239])" office:value-type="float" office:value="10" calcext:value-type="float">
            <text:p>10.00</text:p>
          </table:table-cell>
          <table:table-cell table:style-name="ce65" table:formula="of:=IFERROR(AVERAGEIFS([$Algorithm_Problems_log.$O$2:.$O$10270];[$Algorithm_Problems_log.$D$2:.$D$10270];[.$A238];[$Algorithm_Problems_log.$B$2:.$B$10270];&quot;Hard&quot;);[.$D23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9" calcext:value-type="date">
            <text:p>08/29/2024</text:p>
          </table:table-cell>
          <table:table-cell table:style-name="ce65" table:formula="of:=IFERROR(AVERAGEIFS([$Algorithm_Problems_log.$O$2:.$O$10270];[$Algorithm_Problems_log.$D$2:.$D$10270];[.$A239];[$Algorithm_Problems_log.$B$2:.$B$10270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39];[$Algorithm_Problems_log.$B$2:.$B$10270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39];[$Algorithm_Problems_log.$B$2:.$B$10270];&quot;Hard&quot;);[.$D24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3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8" calcext:value-type="date">
            <text:p>08/28/2024</text:p>
          </table:table-cell>
          <table:table-cell table:style-name="ce65" table:formula="of:=IFERROR(AVERAGEIFS([$Algorithm_Problems_log.$O$2:.$O$10270];[$Algorithm_Problems_log.$D$2:.$D$10270];[.$A240];[$Algorithm_Problems_log.$B$2:.$B$10270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0];[$Algorithm_Problems_log.$B$2:.$B$10270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0];[$Algorithm_Problems_log.$B$2:.$B$10270];&quot;Hard&quot;);[.$D24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7" calcext:value-type="date">
            <text:p>08/27/2024</text:p>
          </table:table-cell>
          <table:table-cell table:style-name="ce65" table:formula="of:=IFERROR(AVERAGEIFS([$Algorithm_Problems_log.$O$2:.$O$10270];[$Algorithm_Problems_log.$D$2:.$D$10270];[.$A241];[$Algorithm_Problems_log.$B$2:.$B$10270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1];[$Algorithm_Problems_log.$B$2:.$B$10270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1];[$Algorithm_Problems_log.$B$2:.$B$10270];&quot;Hard&quot;);[.$D24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6" calcext:value-type="date">
            <text:p>08/26/2024</text:p>
          </table:table-cell>
          <table:table-cell table:style-name="ce65" table:formula="of:=IFERROR(AVERAGEIFS([$Algorithm_Problems_log.$O$2:.$O$10270];[$Algorithm_Problems_log.$D$2:.$D$10270];[.$A242];[$Algorithm_Problems_log.$B$2:.$B$10270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2];[$Algorithm_Problems_log.$B$2:.$B$10270];&quot;Medium&quot;);[.$C243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2];[$Algorithm_Problems_log.$B$2:.$B$10270];&quot;Hard&quot;);[.$D24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5" calcext:value-type="date">
            <text:p>08/25/2024</text:p>
          </table:table-cell>
          <table:table-cell table:style-name="ce65" table:formula="of:=IFERROR(AVERAGEIFS([$Algorithm_Problems_log.$O$2:.$O$10270];[$Algorithm_Problems_log.$D$2:.$D$10270];[.$A243];[$Algorithm_Problems_log.$B$2:.$B$10270];&quot;Easy&quot;);[.$B244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3];[$Algorithm_Problems_log.$B$2:.$B$10270];&quot;Medium&quot;);[.$C244])" office:value-type="float" office:value="14.25" calcext:value-type="float">
            <text:p>14.25</text:p>
          </table:table-cell>
          <table:table-cell table:style-name="ce65" table:formula="of:=IFERROR(AVERAGEIFS([$Algorithm_Problems_log.$O$2:.$O$10270];[$Algorithm_Problems_log.$D$2:.$D$10270];[.$A243];[$Algorithm_Problems_log.$B$2:.$B$10270];&quot;Hard&quot;);[.$D24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4" calcext:value-type="date">
            <text:p>08/24/2024</text:p>
          </table:table-cell>
          <table:table-cell table:style-name="ce65" table:formula="of:=IFERROR(AVERAGEIFS([$Algorithm_Problems_log.$O$2:.$O$10270];[$Algorithm_Problems_log.$D$2:.$D$10270];[.$A244];[$Algorithm_Problems_log.$B$2:.$B$10270];&quot;Easy&quot;);[.$B245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4];[$Algorithm_Problems_log.$B$2:.$B$10270];&quot;Medium&quot;);[.$C245])" office:value-type="float" office:value="6.66666666666667" calcext:value-type="float">
            <text:p>6.67</text:p>
          </table:table-cell>
          <table:table-cell table:style-name="ce65" table:formula="of:=IFERROR(AVERAGEIFS([$Algorithm_Problems_log.$O$2:.$O$10270];[$Algorithm_Problems_log.$D$2:.$D$10270];[.$A244];[$Algorithm_Problems_log.$B$2:.$B$10270];&quot;Hard&quot;);[.$D24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3" calcext:value-type="date">
            <text:p>08/23/2024</text:p>
          </table:table-cell>
          <table:table-cell table:style-name="ce65" table:formula="of:=IFERROR(AVERAGEIFS([$Algorithm_Problems_log.$O$2:.$O$10270];[$Algorithm_Problems_log.$D$2:.$D$10270];[.$A245];[$Algorithm_Problems_log.$B$2:.$B$10270];&quot;Easy&quot;);[.$B246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5];[$Algorithm_Problems_log.$B$2:.$B$10270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45];[$Algorithm_Problems_log.$B$2:.$B$10270];&quot;Hard&quot;);[.$D24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2" calcext:value-type="date">
            <text:p>08/22/2024</text:p>
          </table:table-cell>
          <table:table-cell table:style-name="ce65" table:formula="of:=IFERROR(AVERAGEIFS([$Algorithm_Problems_log.$O$2:.$O$10270];[$Algorithm_Problems_log.$D$2:.$D$10270];[.$A246];[$Algorithm_Problems_log.$B$2:.$B$10270];&quot;Easy&quot;);[.$B247])" office:value-type="float" office:value="18.3" calcext:value-type="float">
            <text:p>18.30</text:p>
          </table:table-cell>
          <table:table-cell table:style-name="ce65" table:formula="of:=IFERROR(AVERAGEIFS([$Algorithm_Problems_log.$O$2:.$O$10270];[$Algorithm_Problems_log.$D$2:.$D$10270];[.$A246];[$Algorithm_Problems_log.$B$2:.$B$10270];&quot;Medium&quot;);[.$C247])" office:value-type="float" office:value="15.25" calcext:value-type="float">
            <text:p>15.25</text:p>
          </table:table-cell>
          <table:table-cell table:style-name="ce65" table:formula="of:=IFERROR(AVERAGEIFS([$Algorithm_Problems_log.$O$2:.$O$10270];[$Algorithm_Problems_log.$D$2:.$D$10270];[.$A246];[$Algorithm_Problems_log.$B$2:.$B$10270];&quot;Hard&quot;);[.$D24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21" calcext:value-type="date">
            <text:p>08/21/2024</text:p>
          </table:table-cell>
          <table:table-cell table:style-name="ce65" table:formula="of:=IFERROR(AVERAGEIFS([$Algorithm_Problems_log.$O$2:.$O$10270];[$Algorithm_Problems_log.$D$2:.$D$10270];[.$A247];[$Algorithm_Problems_log.$B$2:.$B$10270];&quot;Easy&quot;);[.$B248])" office:value-type="float" office:value="11.5" calcext:value-type="float">
            <text:p>11.50</text:p>
          </table:table-cell>
          <table:table-cell table:style-name="ce65" table:formula="of:=IFERROR(AVERAGEIFS([$Algorithm_Problems_log.$O$2:.$O$10270];[$Algorithm_Problems_log.$D$2:.$D$10270];[.$A247];[$Algorithm_Problems_log.$B$2:.$B$10270];&quot;Medium&quot;);[.$C248])" office:value-type="float" office:value="5.75" calcext:value-type="float">
            <text:p>5.75</text:p>
          </table:table-cell>
          <table:table-cell table:style-name="ce65" table:formula="of:=IFERROR(AVERAGEIFS([$Algorithm_Problems_log.$O$2:.$O$10270];[$Algorithm_Problems_log.$D$2:.$D$10270];[.$A247];[$Algorithm_Problems_log.$B$2:.$B$10270];&quot;Hard&quot;);[.$D24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20" calcext:value-type="date">
            <text:p>08/20/2024</text:p>
          </table:table-cell>
          <table:table-cell table:style-name="ce65" table:formula="of:=IFERROR(AVERAGEIFS([$Algorithm_Problems_log.$O$2:.$O$10270];[$Algorithm_Problems_log.$D$2:.$D$10270];[.$A248];[$Algorithm_Problems_log.$B$2:.$B$10270];&quot;Easy&quot;);[.$B249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8];[$Algorithm_Problems_log.$B$2:.$B$10270];&quot;Medium&quot;);[.$C249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8];[$Algorithm_Problems_log.$B$2:.$B$10270];&quot;Hard&quot;);[.$D24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9" calcext:value-type="date">
            <text:p>08/19/2024</text:p>
          </table:table-cell>
          <table:table-cell table:style-name="ce65" table:formula="of:=IFERROR(AVERAGEIFS([$Algorithm_Problems_log.$O$2:.$O$10270];[$Algorithm_Problems_log.$D$2:.$D$10270];[.$A249];[$Algorithm_Problems_log.$B$2:.$B$10270];&quot;Easy&quot;);[.$B250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49];[$Algorithm_Problems_log.$B$2:.$B$10270];&quot;Medium&quot;);[.$C250])" office:value-type="float" office:value="6" calcext:value-type="float">
            <text:p>6.00</text:p>
          </table:table-cell>
          <table:table-cell table:style-name="ce65" table:formula="of:=IFERROR(AVERAGEIFS([$Algorithm_Problems_log.$O$2:.$O$10270];[$Algorithm_Problems_log.$D$2:.$D$10270];[.$A249];[$Algorithm_Problems_log.$B$2:.$B$10270];&quot;Hard&quot;);[.$D25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4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8" calcext:value-type="date">
            <text:p>08/18/2024</text:p>
          </table:table-cell>
          <table:table-cell table:style-name="ce65" table:formula="of:=IFERROR(AVERAGEIFS([$Algorithm_Problems_log.$O$2:.$O$10270];[$Algorithm_Problems_log.$D$2:.$D$10270];[.$A250];[$Algorithm_Problems_log.$B$2:.$B$10270];&quot;Easy&quot;);[.$B251])" office:value-type="float" office:value="17.5" calcext:value-type="float">
            <text:p>17.50</text:p>
          </table:table-cell>
          <table:table-cell table:style-name="ce65" table:formula="of:=IFERROR(AVERAGEIFS([$Algorithm_Problems_log.$O$2:.$O$10270];[$Algorithm_Problems_log.$D$2:.$D$10270];[.$A250];[$Algorithm_Problems_log.$B$2:.$B$10270];&quot;Medium&quot;);[.$C251])" office:value-type="float" office:value="16.5" calcext:value-type="float">
            <text:p>16.50</text:p>
          </table:table-cell>
          <table:table-cell table:style-name="ce65" table:formula="of:=IFERROR(AVERAGEIFS([$Algorithm_Problems_log.$O$2:.$O$10270];[$Algorithm_Problems_log.$D$2:.$D$10270];[.$A250];[$Algorithm_Problems_log.$B$2:.$B$10270];&quot;Hard&quot;);[.$D25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7" calcext:value-type="date">
            <text:p>08/17/2024</text:p>
          </table:table-cell>
          <table:table-cell table:style-name="ce65" table:formula="of:=IFERROR(AVERAGEIFS([$Algorithm_Problems_log.$O$2:.$O$10270];[$Algorithm_Problems_log.$D$2:.$D$10270];[.$A251];[$Algorithm_Problems_log.$B$2:.$B$10270];&quot;Easy&quot;);[.$B252])" office:value-type="float" office:value="18.5" calcext:value-type="float">
            <text:p>18.50</text:p>
          </table:table-cell>
          <table:table-cell table:style-name="ce65" table:formula="of:=IFERROR(AVERAGEIFS([$Algorithm_Problems_log.$O$2:.$O$10270];[$Algorithm_Problems_log.$D$2:.$D$10270];[.$A251];[$Algorithm_Problems_log.$B$2:.$B$10270];&quot;Medium&quot;);[.$C252])" office:value-type="float" office:value="2" calcext:value-type="float">
            <text:p>2.00</text:p>
          </table:table-cell>
          <table:table-cell table:style-name="ce65" table:formula="of:=IFERROR(AVERAGEIFS([$Algorithm_Problems_log.$O$2:.$O$10270];[$Algorithm_Problems_log.$D$2:.$D$10270];[.$A251];[$Algorithm_Problems_log.$B$2:.$B$10270];&quot;Hard&quot;);[.$D25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6" calcext:value-type="date">
            <text:p>08/16/2024</text:p>
          </table:table-cell>
          <table:table-cell table:style-name="ce65" table:formula="of:=IFERROR(AVERAGEIFS([$Algorithm_Problems_log.$O$2:.$O$10270];[$Algorithm_Problems_log.$D$2:.$D$10270];[.$A252];[$Algorithm_Problems_log.$B$2:.$B$10270];&quot;Easy&quot;);[.$B253])" office:value-type="float" office:value="19.125" calcext:value-type="float">
            <text:p>19.13</text:p>
          </table:table-cell>
          <table:table-cell table:style-name="ce65" table:formula="of:=IFERROR(AVERAGEIFS([$Algorithm_Problems_log.$O$2:.$O$10270];[$Algorithm_Problems_log.$D$2:.$D$10270];[.$A252];[$Algorithm_Problems_log.$B$2:.$B$10270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2];[$Algorithm_Problems_log.$B$2:.$B$10270];&quot;Hard&quot;);[.$D253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5" calcext:value-type="date">
            <text:p>08/15/2024</text:p>
          </table:table-cell>
          <table:table-cell table:style-name="ce65" table:formula="of:=IFERROR(AVERAGEIFS([$Algorithm_Problems_log.$O$2:.$O$10270];[$Algorithm_Problems_log.$D$2:.$D$10270];[.$A253];[$Algorithm_Problems_log.$B$2:.$B$10270];&quot;Easy&quot;);[.$B254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3];[$Algorithm_Problems_log.$B$2:.$B$10270];&quot;Medium&quot;);[.$C254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3];[$Algorithm_Problems_log.$B$2:.$B$10270];&quot;Hard&quot;);[.$D254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3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4" calcext:value-type="date">
            <text:p>08/14/2024</text:p>
          </table:table-cell>
          <table:table-cell table:style-name="ce65" table:formula="of:=IFERROR(AVERAGEIFS([$Algorithm_Problems_log.$O$2:.$O$10270];[$Algorithm_Problems_log.$D$2:.$D$10270];[.$A254];[$Algorithm_Problems_log.$B$2:.$B$10270];&quot;Easy&quot;);[.$B255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4];[$Algorithm_Problems_log.$B$2:.$B$10270];&quot;Medium&quot;);[.$C255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4];[$Algorithm_Problems_log.$B$2:.$B$10270];&quot;Hard&quot;);[.$D255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3" calcext:value-type="date">
            <text:p>08/13/2024</text:p>
          </table:table-cell>
          <table:table-cell table:style-name="ce65" table:formula="of:=IFERROR(AVERAGEIFS([$Algorithm_Problems_log.$O$2:.$O$10270];[$Algorithm_Problems_log.$D$2:.$D$10270];[.$A255];[$Algorithm_Problems_log.$B$2:.$B$10270];&quot;Easy&quot;);[.$B256])" office:value-type="float" office:value="20" calcext:value-type="float">
            <text:p>20.00</text:p>
          </table:table-cell>
          <table:table-cell table:style-name="ce65" table:formula="of:=IFERROR(AVERAGEIFS([$Algorithm_Problems_log.$O$2:.$O$10270];[$Algorithm_Problems_log.$D$2:.$D$10270];[.$A255];[$Algorithm_Problems_log.$B$2:.$B$10270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5];[$Algorithm_Problems_log.$B$2:.$B$10270];&quot;Hard&quot;);[.$D256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5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2" calcext:value-type="date">
            <text:p>08/12/2024</text:p>
          </table:table-cell>
          <table:table-cell table:style-name="ce65" table:formula="of:=IFERROR(AVERAGEIFS([$Algorithm_Problems_log.$O$2:.$O$10270];[$Algorithm_Problems_log.$D$2:.$D$10270];[.$A256];[$Algorithm_Problems_log.$B$2:.$B$10270];&quot;Easy&quot;);[.$B257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6];[$Algorithm_Problems_log.$B$2:.$B$10270];&quot;Medium&quot;);[.$C257])" office:value-type="float" office:value="13.25" calcext:value-type="float">
            <text:p>13.25</text:p>
          </table:table-cell>
          <table:table-cell table:style-name="ce65" table:formula="of:=IFERROR(AVERAGEIFS([$Algorithm_Problems_log.$O$2:.$O$10270];[$Algorithm_Problems_log.$D$2:.$D$10270];[.$A256];[$Algorithm_Problems_log.$B$2:.$B$10270];&quot;Hard&quot;);[.$D257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11" calcext:value-type="date">
            <text:p>08/11/2024</text:p>
          </table:table-cell>
          <table:table-cell table:style-name="ce65" table:formula="of:=IFERROR(AVERAGEIFS([$Algorithm_Problems_log.$O$2:.$O$10270];[$Algorithm_Problems_log.$D$2:.$D$10270];[.$A257];[$Algorithm_Problems_log.$B$2:.$B$10270];&quot;Easy&quot;);[.$B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7];[$Algorithm_Problems_log.$B$2:.$B$10270];&quot;Hard&quot;);[.$D258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7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10" calcext:value-type="date">
            <text:p>08/10/2024</text:p>
          </table:table-cell>
          <table:table-cell table:style-name="ce65" table:formula="of:=IFERROR(AVERAGEIFS([$Algorithm_Problems_log.$O$2:.$O$10270];[$Algorithm_Problems_log.$D$2:.$D$10270];[.$A258];[$Algorithm_Problems_log.$B$2:.$B$10270];&quot;Easy&quot;);[.$B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8];[$Algorithm_Problems_log.$B$2:.$B$10270];&quot;Hard&quot;);[.$D259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9" calcext:value-type="date">
            <text:p>08/09/2024</text:p>
          </table:table-cell>
          <table:table-cell table:style-name="ce65" table:formula="of:=IFERROR(AVERAGEIFS([$Algorithm_Problems_log.$O$2:.$O$10270];[$Algorithm_Problems_log.$D$2:.$D$10270];[.$A259];[$Algorithm_Problems_log.$B$2:.$B$10270];&quot;Easy&quot;);[.$B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Medium&quot;);[.$C260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59];[$Algorithm_Problems_log.$B$2:.$B$10270];&quot;Hard&quot;);[.$D260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59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>
          <table:table-cell table:style-name="ce7" office:value-type="date" office:date-value="2024-08-08" calcext:value-type="date">
            <text:p>08/08/2024</text:p>
          </table:table-cell>
          <table:table-cell table:style-name="ce65" table:formula="of:=IFERROR(AVERAGEIFS([$Algorithm_Problems_log.$O$2:.$O$10270];[$Algorithm_Problems_log.$D$2:.$D$10270];[.$A260];[$Algorithm_Problems_log.$B$2:.$B$10270];&quot;Easy&quot;);[.$B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Medium&quot;);[.$C261])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0];[$Algorithm_Problems_log.$B$2:.$B$10270];&quot;Hard&quot;);[.$D261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4-08-07" calcext:value-type="date">
            <text:p>08/07/2024</text:p>
          </table:table-cell>
          <table:table-cell table:style-name="ce65" table:formula="of:=IFERROR(AVERAGEIFS([$Algorithm_Problems_log.$O$2:.$O$10270];[$Algorithm_Problems_log.$D$2:.$D$10270];[.$A261];[$Algorithm_Problems_log.$B$2:.$B$10270];&quot;Easy&quot;);[.$B262])" office:value-type="float" office:value="0" calcext:value-type="float">
            <text:p>0.00</text:p>
          </table:table-cell>
          <table:table-cell table:style-name="ce65" office:value-type="float" office:value="0" calcext:value-type="float">
            <text:p>0.00</text:p>
          </table:table-cell>
          <table:table-cell table:style-name="ce65" table:formula="of:=IFERROR(AVERAGEIFS([$Algorithm_Problems_log.$O$2:.$O$10270];[$Algorithm_Problems_log.$D$2:.$D$10270];[.$A261];[$Algorithm_Problems_log.$B$2:.$B$10270];&quot;Hard&quot;);[.$D262])" office:value-type="float" office:value="0" calcext:value-type="float">
            <text:p>0.00</text:p>
          </table:table-cell>
          <table:table-cell table:style-name="ce84" office:value-type="float" office:value="20" calcext:value-type="float">
            <text:p>20</text:p>
          </table:table-cell>
          <table:table-cell table:style-name="ce84" table:formula="of:=IF([.$A261] &lt;= TODAY();&quot;Display&quot;;&quot;Hide&quot;)" office:value-type="string" office:string-value="Display" calcext:value-type="string">
            <text:p>Display</text:p>
          </table:table-cell>
          <table:table-cell table:style-name="ce84" table:number-columns-repeated="1000"/>
          <table:table-cell table:number-columns-repeated="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string" calcext:value-type="string">
            <text:p>Hide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1" table:visibility="filter" table:number-rows-repeated="1047614">
          <table:table-cell table:number-columns-repeated="1011"/>
        </table:table-row>
        <table:table-row table:style-name="ro1" table:visibility="filter">
          <table:table-cell table:number-columns-repeated="1011"/>
        </table:table-row>
      </table:table>
      <table:table table:name="System_Design_Problems_log" table:style-name="ta1">
        <table:table-column table:style-name="co14" table:default-cell-style-name="ce38"/>
        <table:table-column table:style-name="co23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number-columns-repeated="2" table:default-cell-style-name="ce38"/>
        <table:table-column table:style-name="co26" table:default-cell-style-name="ce63"/>
        <table:table-column table:style-name="co27" table:default-cell-style-name="ce69"/>
        <table:table-column table:style-name="co18" table:default-cell-style-name="ce78"/>
        <table:table-column table:style-name="co14" table:number-columns-repeated="1013" table:default-cell-style-name="ce85"/>
        <table:table-row table:style-name="ro1">
          <table:table-cell table:style-name="ce95" office:value-type="string" calcext:value-type="string">
            <text:p>Problem</text:p>
          </table:table-cell>
          <table:table-cell table:style-name="ce95" office:value-type="string" calcext:value-type="string">
            <text:p>Exp. Difficulty</text:p>
          </table:table-cell>
          <table:table-cell table:style-name="ce95" office:value-type="string" calcext:value-type="string">
            <text:p>Attempt</text:p>
          </table:table-cell>
          <table:table-cell table:style-name="ce95" office:value-type="string" calcext:value-type="string">
            <text:p>Date</text:p>
          </table:table-cell>
          <table:table-cell table:style-name="ce97" office:value-type="string" calcext:value-type="string">
            <text:p>Time</text:p>
          </table:table-cell>
          <table:table-cell table:style-name="ce97" office:value-type="string" calcext:value-type="string">
            <text:p>Subjects</text:p>
          </table:table-cell>
          <table:table-cell table:style-name="ce97"/>
          <table:table-cell table:style-name="ce97" office:value-type="string" calcext:value-type="string">
            <text:p>Next</text:p>
          </table:table-cell>
          <table:table-cell table:style-name="ce98" office:value-type="string" calcext:value-type="string">
            <text:p>Stuggles</text:p>
          </table:table-cell>
          <table:table-cell table:style-name="ce10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95" table:number-columns-repeated="4"/>
          <table:table-cell table:style-name="ce97" table:number-columns-repeated="4"/>
          <table:table-cell table:style-name="ce98"/>
          <table:table-cell table:style-name="ce100"/>
          <table:table-cell table:number-columns-repeated="1014"/>
        </table:table-row>
        <table:table-row table:style-name="ro1">
          <table:table-cell table:style-name="ce41" table:number-columns-repeated="3"/>
          <table:table-cell table:style-name="ce47"/>
          <table:table-cell table:style-name="ce41" table:number-columns-repeated="4"/>
          <table:table-cell table:style-name="ce64"/>
          <table:table-cell table:style-name="ce71"/>
          <table:table-cell table:style-name="ce79"/>
          <table:table-cell table:style-name="ce91" table:number-columns-repeated="1013"/>
        </table:table-row>
        <table:table-row table:style-name="ro3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09/28/2020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99" office:value-type="string" calcext:value-type="string">
            <text:p>Design WhatsApp:</text:p>
          </table:table-cell>
          <table:table-cell table:style-name="ce18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61"/>
          <table:table-cell table:style-name="ce32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84" table:number-columns-repeated="1006"/>
          <table:table-cell table:style-name="ce93" table:number-columns-repeated="6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anies" table:style-name="ta1">
        <table:table-column table:style-name="co21" table:default-cell-style-name="ce38"/>
        <table:table-column table:style-name="co28" table:default-cell-style-name="ce38"/>
        <table:table-column table:style-name="co13" table:default-cell-style-name="ce38"/>
        <table:table-column table:style-name="co24" table:default-cell-style-name="ce38"/>
        <table:table-column table:style-name="co25" table:default-cell-style-name="ce38"/>
        <table:table-column table:style-name="co20" table:default-cell-style-name="ce38"/>
        <table:table-column table:style-name="co14" table:default-cell-style-name="ce51"/>
        <table:table-column table:style-name="co14" table:default-cell-style-name="ce38"/>
        <table:table-column table:style-name="co29" table:default-cell-style-name="ce63"/>
        <table:table-column table:style-name="co14" table:default-cell-style-name="ce69"/>
        <table:table-column table:style-name="co30" table:default-cell-style-name="ce78"/>
        <table:table-column table:style-name="co14" table:number-columns-repeated="1006" table:default-cell-style-name="ce85"/>
        <table:table-row table:style-name="ro1">
          <table:table-cell table:number-columns-repeated="3"/>
          <table:table-cell table:style-name="ce45"/>
          <table:table-cell table:number-columns-repeated="2"/>
          <table:table-cell table:style-name="ce38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8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12" calcext:value-type="date">
            <text:p>07/12/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5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7" calcext:value-type="date">
            <text:p>07/07/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5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5" calcext:value-type="date">
            <text:p>07/05/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5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19-06-04" calcext:value-type="date">
            <text:p>06/04/201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5"/>
          <table:table-cell table:number-columns-repeated="1013"/>
        </table:table-row>
        <table:table-row table:style-name="ro4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5" office:value-type="date" office:date-value="2020-07-01" calcext:value-type="date">
            <text:p>07/01/2020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5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opDownLists" table:style-name="ta1">
        <table:table-column table:style-name="co14" table:default-cell-style-name="ce59"/>
        <table:table-column table:style-name="co31" table:default-cell-style-name="ce59"/>
        <table:table-column table:style-name="co6" table:default-cell-style-name="ce59"/>
        <table:table-column table:style-name="co14" table:number-columns-repeated="16381" table:default-cell-style-name="ce59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Subject</text:p>
          </table:table-cell>
          <table:table-cell table:style-name="ce2" office:value-type="string" calcext:value-type="string">
            <text:p>Pattern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Array/String</text:p>
          </table:table-cell>
          <table:table-cell table:style-name="ce2" office:value-type="string" calcext:value-type="string">
            <text:p>Backtracking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Bit</text:p>
          </table:table-cell>
          <table:table-cell table:style-name="ce2" office:value-type="string" calcext:value-type="string">
            <text:p>BFS/DFS</text:p>
          </table:table-cell>
          <table:table-cell table:number-columns-repeated="16381"/>
        </table:table-row>
        <table:table-row table:style-name="ro1"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DP</text:p>
          </table:table-cell>
          <table:table-cell table:style-name="ce2" office:value-type="string" calcext:value-type="string">
            <text:p>Binary-Lifting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Graph</text:p>
          </table:table-cell>
          <table:table-cell table:style-name="ce2" office:value-type="string" calcext:value-type="string">
            <text:p>Binary-Search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ash/Set</text:p>
          </table:table-cell>
          <table:table-cell table:style-name="ce2" office:value-type="string" calcext:value-type="string">
            <text:p>Bitwise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Heap</text:p>
          </table:table-cell>
          <table:table-cell table:style-name="ce2" office:value-type="string" calcext:value-type="string">
            <text:p>BS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Linked-List</text:p>
          </table:table-cell>
          <table:table-cell table:style-name="ce2" office:value-type="string" calcext:value-type="string">
            <text:p>Cyclic-Sort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N/A</text:p>
          </table:table-cell>
          <table:table-cell table:style-name="ce38" office:value-type="string" calcext:value-type="string">
            <text:p>DFS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Queue/Stack</text:p>
          </table:table-cell>
          <table:table-cell table:style-name="ce2" office:value-type="string" calcext:value-type="string">
            <text:p>Divide-Conquer</text:p>
          </table:table-cell>
          <table:table-cell table:number-columns-repeated="16381"/>
        </table:table-row>
        <table:table-row table:style-name="ro1">
          <table:table-cell/>
          <table:table-cell table:style-name="ce38" office:value-type="string" calcext:value-type="string">
            <text:p>Tree</text:p>
          </table:table-cell>
          <table:table-cell table:style-name="ce2" office:value-type="string" calcext:value-type="string">
            <text:p>DP-1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Trie</text:p>
          </table:table-cell>
          <table:table-cell table:style-name="ce2" office:value-type="string" calcext:value-type="string">
            <text:p>DP-2D</text:p>
          </table:table-cell>
          <table:table-cell table:number-columns-repeated="16381"/>
        </table:table-row>
        <table:table-row table:style-name="ro1">
          <table:table-cell/>
          <table:table-cell table:style-name="ce2" office:value-type="string" calcext:value-type="string">
            <text:p>Union-Find</text:p>
          </table:table-cell>
          <table:table-cell table:style-name="ce2" office:value-type="string" calcext:value-type="string">
            <text:p>DP-Decision-Mak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Distinct-Way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ing-Interval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Min-Max-Path-to-Reach-Target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DP-Strings 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Fast-Slow-Pointer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Greedy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ash-Intersec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Heap-Quick-Selec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K-large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Linked-Lis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jority-Vot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atrix-Spiral-Traversa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Merge-Intervall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N/A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Prefix-Su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andom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Recurs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entinel-Node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imulation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Shortest-Path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liding-Window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orting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Subset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38" office:value-type="string" calcext:value-type="string">
            <text:p>Topo-sort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Heaps</text:p>
          </table:table-cell>
          <table:table-cell table:number-columns-repeated="16381"/>
        </table:table-row>
        <table:table-row table:style-name="ro1">
          <table:table-cell table:number-columns-repeated="2"/>
          <table:table-cell table:style-name="ce2" office:value-type="string" calcext:value-type="string">
            <text:p>Two-Pointers</text:p>
          </table:table-cell>
          <table:table-cell table:number-columns-repeated="16381"/>
        </table:table-row>
        <table:table-row table:style-name="ro8" table:number-rows-repeated="1048534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  <table:database-ranges>
        <table:database-range table:name="__Anonymous_Sheet_DB__0" table:target-range-address="Algorithm_Problems_log.A1:Algorithm_Problems_log.T1048576" table:display-filter-buttons="true" table:orientation="column"/>
        <table:database-range table:name="__Anonymous_Sheet_DB__1" table:target-range-address="Algorithm_Problems_log_Chart.A1:Algorithm_Problems_log_Chart.F1048576" table:display-filter-buttons="true" table:orientation="column">
          <table:filter>
            <table:filter-and>
              <table:filter-condition table:value=" " table:operator="=" table:field-number="5">
                <table:filter-set-item table:value=" "/>
                <table:filter-set-item table:value="Display"/>
              </table:filter-condition>
            </table:filter-and>
          </table:filter>
        </table:database-range>
        <table:database-range table:name="__Anonymous_Sheet_DB__2" table:target-range-address="System_Design_Problems_log.A4:System_Design_Problems_log.J4" table:contains-header="false" table:orientation="column"/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9" number:language="en" number:country="CA">
      <number:day number:style="long"/>
      <number:text>-</number:text>
      <number:month number:textual="true"/>
    </number:date-style>
    <number:date-style style:name="N10120" number:language="en" number:country="CA">
      <number:month number:textual="true"/>
      <number:text>-</number:text>
      <number:year/>
    </number:date-style>
    <number:time-style style:name="N10121" number:language="en" number:country="CA">
      <number:hours/>
      <number:text>:</number:text>
      <number:minutes number:style="long"/>
      <number:text> </number:text>
      <number:am-pm/>
    </number:time-style>
    <number:time-style style:name="N1012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CA">
      <number:hours/>
      <number:text>:</number:text>
      <number:minutes number:style="long"/>
    </number:time-style>
    <number:time-style style:name="N1012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n" number:country="CA">
      <number:number number:decimal-places="0" number:min-decimal-places="0" number:min-integer-digits="1" number:grouping="true"/>
    </number:number-style>
    <number:number-style style:name="N10126" number:language="en" number:country="CA">
      <number:text>-</number:text>
      <number:number number:decimal-places="0" number:min-decimal-places="0" number:min-integer-digits="1" number:grouping="true"/>
      <style:map style:condition="value()&gt;=0" style:apply-style-name="N10126P0"/>
    </number:number-style>
    <number:number-style style:name="N10127P0" style:volatile="true" number:language="en" number:country="CA">
      <number:number number:decimal-places="0" number:min-decimal-places="0" number:min-integer-digits="1" number:grouping="true"/>
    </number:number-style>
    <number:number-style style:name="N10127" number:language="en" number:country="C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7P0"/>
    </number:number-style>
    <number:number-style style:name="N10128P0" style:volatile="true" number:language="en" number:country="CA">
      <number:number number:decimal-places="2" number:min-decimal-places="2" number:min-integer-digits="1" number:grouping="true"/>
    </number:number-style>
    <number:number-style style:name="N10128" number:language="en" number:country="CA">
      <number:text>-</number:text>
      <number:number number:decimal-places="2" number:min-decimal-places="2" number:min-integer-digits="1" number:grouping="true"/>
      <style:map style:condition="value()&gt;=0" style:apply-style-name="N10128P0"/>
    </number:number-style>
    <number:number-style style:name="N10129P0" style:volatile="true" number:language="en" number:country="CA">
      <number:number number:decimal-places="2" number:min-decimal-places="2" number:min-integer-digits="1" number:grouping="true"/>
    </number:number-style>
    <number:number-style style:name="N10129" number:language="en" number:country="C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9P0"/>
    </number:number-style>
    <number:number-style style:name="N10133P0" style:volatile="true" number:language="en" number:country="C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en" number:country="CA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2" style:volatile="true" number:language="en" number:country="CA">
      <number:text> </number:text>
      <number:fill-character> </number:fill-character>
      <number:text>-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2" style:volatile="true" number:language="en" number:country="CA">
      <number:currency-symbol/>
      <number:fill-character> </number:fill-character>
      <number:text>-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C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CA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2" style:volatile="true" number:language="en" number:country="C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CA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1" style:volatile="true" number:language="en" number:country="CA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5P2" style:volatile="true" number:language="en" number:country="CA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5" number:language="en" number:country="CA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 style:data-style-name="N2" text:time-value="11:20:45.14680059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4T11:36:39.457774531</meta:creation-date>
    <dc:date>2024-10-05T15:09:25.324366792</dc:date>
    <meta:editing-duration>P40DT20H35M57S</meta:editing-duration>
    <meta:editing-cycles>2316</meta:editing-cycles>
    <meta:generator>LibreOffice/24.2.5.2$Linux_X86_64 LibreOffice_project/420$Build-2</meta:generator>
    <meta:document-statistic meta:table-count="5" meta:cell-count="457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2">
      <number:number number:decimal-places="2" number:min-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5511" chart:maximum="45578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 chart:data-label-series="false" chart:label-position="top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8.736cm" svg:height="18.416cm" xlink:href=".." xlink:type="simple" chart:class="chart:scatter" chart:column-mapping="0 3 1 2" chart:style-name="ch1">
        <chart:legend chart:legend-position="end" svg:x="1.65cm" svg:y="13.956cm" style:legend-expansion="custom" svg:width="4.304cm" svg:height="3.167cm" style:legend-expansion-aspect-ratio="1.3590148405431" chart:style-name="ch2"/>
        <chart:plot-area chart:style-name="ch3" table:cell-range-address="Algorithm_Problems_log_Chart.A1:Algorithm_Problems_log_Chart.E1097" chart:data-source-has-labels="both" svg:x="-0.087cm" svg:y="0.302cm" svg:width="36.049cm" svg:height="17.69cm">
          <chart:coordinate-region svg:x="1.011cm" svg:y="0.501cm" svg:width="34.951cm" svg:height="16.844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759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741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759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75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5570">
                <text:p>45570</text:p>
                <draw:g>
                  <svg:desc>Algorithm_Problems_log_Chart.A2:Algorithm_Problems_log_Chart.A1097</svg:desc>
                </draw:g>
              </table:table-cell>
              <table:table-cell office:value-type="float" office:value="15">
                <text:p>15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8.25">
                <text:p>8.25</text:p>
                <draw:g>
                  <svg:desc>Algorithm_Problems_log_Chart.C2:Algorithm_Problems_log_Chart.C1097</svg:desc>
                </draw:g>
              </table:table-cell>
              <table:table-cell office:value-type="float" office:value="1">
                <text:p>1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5569">
                <text:p>4556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8">
                <text:p>4556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7">
                <text:p>4556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6">
                <text:p>4556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5">
                <text:p>4556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4">
                <text:p>4556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3">
                <text:p>4556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45562">
                <text:p>4556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1">
                <text:p>4556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60">
                <text:p>4556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9">
                <text:p>4555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8">
                <text:p>4555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7">
                <text:p>4555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6">
                <text:p>4555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125">
                <text:p>14.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5">
                <text:p>4555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4">
                <text:p>4555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3">
                <text:p>4555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2">
                <text:p>4555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1">
                <text:p>4555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50">
                <text:p>45550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9">
                <text:p>45549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8">
                <text:p>45548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7">
                <text:p>45547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6">
                <text:p>45546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5">
                <text:p>4554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4">
                <text:p>4554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3">
                <text:p>4554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2">
                <text:p>4554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1">
                <text:p>4554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40">
                <text:p>4554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.5">
                <text:p>17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9">
                <text:p>4553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8">
                <text:p>4553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7">
                <text:p>4553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6">
                <text:p>45536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5.75">
                <text:p>1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5">
                <text:p>4553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4">
                <text:p>4553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3">
                <text:p>4553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2">
                <text:p>4553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1">
                <text:p>4553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30">
                <text:p>4553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9">
                <text:p>45529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4.25">
                <text:p>14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8">
                <text:p>45528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7">
                <text:p>45527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6">
                <text:p>45526</text:p>
              </table:table-cell>
              <table:table-cell office:value-type="float" office:value="18.3">
                <text:p>18.3</text:p>
              </table:table-cell>
              <table:table-cell office:value-type="float" office:value="20">
                <text:p>20</text:p>
              </table:table-cell>
              <table:table-cell office:value-type="float" office:value="15.25">
                <text:p>15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5">
                <text:p>45525</text:p>
              </table:table-cell>
              <table:table-cell office:value-type="float" office:value="11.5">
                <text:p>11.5</text:p>
              </table:table-cell>
              <table:table-cell office:value-type="float" office:value="20">
                <text:p>20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4">
                <text:p>4552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3">
                <text:p>455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2">
                <text:p>45522</text:p>
              </table:table-cell>
              <table:table-cell office:value-type="float" office:value="17.5">
                <text:p>17.5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1">
                <text:p>45521</text:p>
              </table:table-cell>
              <table:table-cell office:value-type="float" office:value="18.5">
                <text:p>18.5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20">
                <text:p>45520</text:p>
              </table:table-cell>
              <table:table-cell office:value-type="float" office:value="19.125">
                <text:p>19.12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9">
                <text:p>4551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8">
                <text:p>45518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7">
                <text:p>455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6">
                <text:p>4551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3.25">
                <text:p>13.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5">
                <text:p>4551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4">
                <text:p>4551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3">
                <text:p>4551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2">
                <text:p>455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5511">
                <text:p>4551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gradient draw:name="Gradient_20_3" draw:display-name="Gradient 3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